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text-properties fo:font-size="16pt" officeooo:rsid="0011c3cf" officeooo:paragraph-rsid="0011c3cf" style:font-size-asian="16pt" style:font-size-complex="16pt"/>
    </style:style>
    <style:style style:name="P23"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4" style:family="paragraph" style:parent-style-name="Standard">
      <style:text-properties fo:font-weight="bold" officeooo:rsid="00b92104" officeooo:paragraph-rsid="00b92104" style:font-weight-asian="bold" style:font-weight-complex="bold"/>
    </style:style>
    <style:style style:name="P25" style:family="paragraph" style:parent-style-name="Standard">
      <style:text-properties fo:font-weight="bold" officeooo:rsid="00cf7d7d" officeooo:paragraph-rsid="00cf7d7d" style:font-weight-asian="bold" style:font-weight-complex="bold"/>
    </style:style>
    <style:style style:name="P26" style:family="paragraph" style:parent-style-name="Standard">
      <style:text-properties fo:font-weight="bold" officeooo:rsid="00cf7f4c" officeooo:paragraph-rsid="00cf7f4c" style:font-weight-asian="bold" style:font-weight-complex="bold"/>
    </style:style>
    <style:style style:name="P27" style:family="paragraph" style:parent-style-name="Standard">
      <style:text-properties fo:font-weight="bold" officeooo:rsid="00b588d7" officeooo:paragraph-rsid="00b588d7" style:font-weight-asian="bold" style:font-weight-complex="bold"/>
    </style:style>
    <style:style style:name="P28" style:family="paragraph" style:parent-style-name="Standard">
      <style:text-properties fo:font-weight="bold" officeooo:rsid="00d33700" officeooo:paragraph-rsid="00d33700" style:font-weight-asian="bold" style:font-weight-complex="bold"/>
    </style:style>
    <style:style style:name="P29" style:family="paragraph" style:parent-style-name="Standard">
      <style:text-properties fo:font-weight="bold" officeooo:rsid="00db1262" officeooo:paragraph-rsid="00db1262" style:font-weight-asian="bold" style:font-weight-complex="bold"/>
    </style:style>
    <style:style style:name="P30" style:family="paragraph" style:parent-style-name="Standard">
      <style:text-properties fo:font-weight="bold" officeooo:rsid="00ede024" officeooo:paragraph-rsid="00ede024" style:font-weight-asian="bold" style:font-weight-complex="bold"/>
    </style:style>
    <style:style style:name="P31" style:family="paragraph" style:parent-style-name="Standard">
      <style:text-properties fo:font-weight="bold" officeooo:rsid="00d641ff" officeooo:paragraph-rsid="00d641ff" style:font-weight-asian="bold" style:font-weight-complex="bold"/>
    </style:style>
    <style:style style:name="P32" style:family="paragraph" style:parent-style-name="Standard">
      <style:text-properties fo:font-weight="bold" officeooo:rsid="00f14f69" officeooo:paragraph-rsid="00f14f69" style:font-weight-asian="bold" style:font-weight-complex="bold"/>
    </style:style>
    <style:style style:name="P33" style:family="paragraph" style:parent-style-name="Standard">
      <style:text-properties fo:font-weight="bold" officeooo:rsid="0101f9a8" officeooo:paragraph-rsid="0101f9a8" style:font-weight-asian="bold" style:font-weight-complex="bold"/>
    </style:style>
    <style:style style:name="P34" style:family="paragraph" style:parent-style-name="Standard">
      <style:text-properties fo:font-weight="bold" officeooo:rsid="00ff1748" officeooo:paragraph-rsid="00ff1748" style:font-weight-asian="bold" style:font-weight-complex="bold"/>
    </style:style>
    <style:style style:name="P35" style:family="paragraph" style:parent-style-name="Standard">
      <style:text-properties fo:font-weight="bold" officeooo:rsid="0106bc0d" officeooo:paragraph-rsid="0106bc0d" style:font-weight-asian="bold" style:font-weight-complex="bold"/>
    </style:style>
    <style:style style:name="P36" style:family="paragraph" style:parent-style-name="Standard">
      <style:text-properties fo:font-weight="bold" officeooo:rsid="01076f7d" officeooo:paragraph-rsid="01076f7d" style:font-weight-asian="bold" style:font-weight-complex="bold"/>
    </style:style>
    <style:style style:name="P37" style:family="paragraph" style:parent-style-name="Standard">
      <style:text-properties fo:font-weight="bold" officeooo:rsid="010a8f78" officeooo:paragraph-rsid="010a8f78" style:font-weight-asian="bold" style:font-weight-complex="bold"/>
    </style:style>
    <style:style style:name="P38" style:family="paragraph" style:parent-style-name="Standard">
      <style:text-properties fo:font-weight="bold" officeooo:rsid="0111622c" officeooo:paragraph-rsid="0111622c" style:font-weight-asian="bold" style:font-weight-complex="bold"/>
    </style:style>
    <style:style style:name="P39" style:family="paragraph" style:parent-style-name="Standard">
      <style:text-properties fo:font-weight="bold" officeooo:rsid="01122920" officeooo:paragraph-rsid="01122920" style:font-weight-asian="bold" style:font-weight-complex="bold"/>
    </style:style>
    <style:style style:name="P40" style:family="paragraph" style:parent-style-name="Standard">
      <style:text-properties fo:font-weight="bold" officeooo:rsid="0113c904" officeooo:paragraph-rsid="011f5467" style:font-weight-asian="bold" style:font-weight-complex="bold"/>
    </style:style>
    <style:style style:name="P41" style:family="paragraph" style:parent-style-name="Standard">
      <style:text-properties fo:font-weight="bold" officeooo:rsid="0113eee0" officeooo:paragraph-rsid="0113eee0" style:font-weight-asian="bold" style:font-weight-complex="bold"/>
    </style:style>
    <style:style style:name="P42" style:family="paragraph" style:parent-style-name="Standard">
      <style:text-properties fo:font-weight="bold" officeooo:rsid="0114eba9" officeooo:paragraph-rsid="0114eba9" style:font-weight-asian="bold" style:font-weight-complex="bold"/>
    </style:style>
    <style:style style:name="P43" style:family="paragraph" style:parent-style-name="Standard">
      <style:text-properties fo:font-weight="bold" officeooo:rsid="0128732d" officeooo:paragraph-rsid="0128732d" style:font-weight-asian="bold" style:font-weight-complex="bold"/>
    </style:style>
    <style:style style:name="P44" style:family="paragraph" style:parent-style-name="Standard">
      <style:text-properties fo:font-weight="bold" officeooo:rsid="012b92b3" officeooo:paragraph-rsid="012b92b3" style:font-weight-asian="bold" style:font-weight-complex="bold"/>
    </style:style>
    <style:style style:name="P45" style:family="paragraph" style:parent-style-name="Standard">
      <style:text-properties fo:font-weight="bold" officeooo:rsid="0134afdc" officeooo:paragraph-rsid="0134afdc" style:font-weight-asian="bold" style:font-weight-complex="bold"/>
    </style:style>
    <style:style style:name="P46" style:family="paragraph" style:parent-style-name="Standard">
      <style:text-properties fo:font-weight="bold" officeooo:rsid="012f914d" officeooo:paragraph-rsid="0130d237" style:font-weight-asian="bold" style:font-weight-complex="bold"/>
    </style:style>
    <style:style style:name="P47" style:family="paragraph" style:parent-style-name="Standard">
      <style:text-properties fo:font-weight="bold" officeooo:rsid="01159ddd" officeooo:paragraph-rsid="01418515" style:font-weight-asian="bold" style:font-weight-complex="bold"/>
    </style:style>
    <style:style style:name="P48" style:family="paragraph" style:parent-style-name="Standard">
      <style:text-properties fo:font-weight="bold" officeooo:rsid="01418515" officeooo:paragraph-rsid="01418515" style:font-weight-asian="bold" style:font-weight-complex="bold"/>
    </style:style>
    <style:style style:name="P49"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0"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1"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2"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3" style:family="paragraph" style:parent-style-name="Standard">
      <style:text-properties fo:font-weight="bold" officeooo:rsid="013849b2" officeooo:paragraph-rsid="013849b2" style:font-weight-asian="bold" style:font-weight-complex="bold"/>
    </style:style>
    <style:style style:name="P54" style:family="paragraph" style:parent-style-name="Standard">
      <style:text-properties fo:font-weight="bold" officeooo:rsid="013849b2" officeooo:paragraph-rsid="014bc814" style:font-weight-asian="bold" style:font-weight-complex="bold"/>
    </style:style>
    <style:style style:name="P55" style:family="paragraph" style:parent-style-name="Standard">
      <style:text-properties fo:font-weight="bold" officeooo:rsid="013849b2" officeooo:paragraph-rsid="014ed55e" style:font-weight-asian="bold" style:font-weight-complex="bold"/>
    </style:style>
    <style:style style:name="P56" style:family="paragraph" style:parent-style-name="Standard">
      <style:text-properties fo:font-weight="bold" officeooo:rsid="0115bb43" officeooo:paragraph-rsid="0115bb43" style:font-weight-asian="bold" style:font-weight-complex="bold"/>
    </style:style>
    <style:style style:name="P57" style:family="paragraph" style:parent-style-name="Standard">
      <style:text-properties fo:font-weight="bold" officeooo:rsid="0115bb43" officeooo:paragraph-rsid="0238e820" style:font-weight-asian="bold" style:font-weight-complex="bold"/>
    </style:style>
    <style:style style:name="P58" style:family="paragraph" style:parent-style-name="Standard">
      <style:text-properties fo:font-weight="bold" officeooo:rsid="0151ce7c" officeooo:paragraph-rsid="0151ce7c" style:font-weight-asian="bold" style:font-weight-complex="bold"/>
    </style:style>
    <style:style style:name="P59" style:family="paragraph" style:parent-style-name="Standard">
      <style:text-properties fo:font-weight="bold" officeooo:rsid="015e9831" officeooo:paragraph-rsid="015e9831" style:font-weight-asian="bold" style:font-weight-complex="bold"/>
    </style:style>
    <style:style style:name="P60" style:family="paragraph" style:parent-style-name="Standard">
      <style:text-properties fo:font-weight="bold" officeooo:rsid="0161cc3d" officeooo:paragraph-rsid="0161cc3d" style:font-weight-asian="bold" style:font-weight-complex="bold"/>
    </style:style>
    <style:style style:name="P61" style:family="paragraph" style:parent-style-name="Standard">
      <style:text-properties fo:font-weight="bold" officeooo:rsid="0163c03e" officeooo:paragraph-rsid="0163c03e" style:font-weight-asian="bold" style:font-weight-complex="bold"/>
    </style:style>
    <style:style style:name="P62" style:family="paragraph" style:parent-style-name="Standard">
      <style:text-properties fo:font-weight="bold" officeooo:rsid="01887491" officeooo:paragraph-rsid="01887491" style:font-weight-asian="bold" style:font-weight-complex="bold"/>
    </style:style>
    <style:style style:name="P63" style:family="paragraph" style:parent-style-name="Standard">
      <style:text-properties fo:font-weight="bold" officeooo:rsid="01924157" officeooo:paragraph-rsid="01924157" style:font-weight-asian="bold" style:font-weight-complex="bold"/>
    </style:style>
    <style:style style:name="P64" style:family="paragraph" style:parent-style-name="Standard">
      <style:text-properties fo:font-weight="bold" officeooo:rsid="0195e51a" officeooo:paragraph-rsid="0195e51a" style:font-weight-asian="bold" style:font-weight-complex="bold"/>
    </style:style>
    <style:style style:name="P65" style:family="paragraph" style:parent-style-name="Standard">
      <style:text-properties fo:font-weight="bold" officeooo:rsid="01938b0c" officeooo:paragraph-rsid="01924157" style:font-weight-asian="bold" style:font-weight-complex="bold"/>
    </style:style>
    <style:style style:name="P66" style:family="paragraph" style:parent-style-name="Standard">
      <style:text-properties fo:font-weight="bold" officeooo:rsid="01a2d2af" officeooo:paragraph-rsid="01a2d2af" style:font-weight-asian="bold" style:font-weight-complex="bold"/>
    </style:style>
    <style:style style:name="P67" style:family="paragraph" style:parent-style-name="Standard">
      <style:text-properties fo:font-weight="bold" officeooo:rsid="01a6f630" officeooo:paragraph-rsid="01a6f630" style:font-weight-asian="bold" style:font-weight-complex="bold"/>
    </style:style>
    <style:style style:name="P68" style:family="paragraph" style:parent-style-name="Standard">
      <style:text-properties fo:font-weight="bold" officeooo:rsid="01c69240" officeooo:paragraph-rsid="01c69240" style:font-weight-asian="bold" style:font-weight-complex="bold"/>
    </style:style>
    <style:style style:name="P69" style:family="paragraph" style:parent-style-name="Standard">
      <style:text-properties fo:font-weight="bold" officeooo:rsid="01c69be2" officeooo:paragraph-rsid="01c69be2" style:font-weight-asian="bold" style:font-weight-complex="bold"/>
    </style:style>
    <style:style style:name="P70" style:family="paragraph" style:parent-style-name="Standard">
      <style:text-properties fo:font-weight="bold" officeooo:rsid="01cc01d5" officeooo:paragraph-rsid="01cc01d5" style:font-weight-asian="bold" style:font-weight-complex="bold"/>
    </style:style>
    <style:style style:name="P71" style:family="paragraph" style:parent-style-name="Standard">
      <style:text-properties fo:font-weight="bold" officeooo:rsid="01d6fd29" officeooo:paragraph-rsid="01d6fd29" style:font-weight-asian="bold" style:font-weight-complex="bold"/>
    </style:style>
    <style:style style:name="P72" style:family="paragraph" style:parent-style-name="Standard">
      <style:text-properties fo:font-weight="bold" officeooo:rsid="01dc1a9c" officeooo:paragraph-rsid="01dc1a9c" style:font-weight-asian="bold" style:font-weight-complex="bold"/>
    </style:style>
    <style:style style:name="P73" style:family="paragraph" style:parent-style-name="Standard">
      <style:text-properties fo:font-weight="bold" officeooo:rsid="01e06663" officeooo:paragraph-rsid="01e06663" style:font-weight-asian="bold" style:font-weight-complex="bold"/>
    </style:style>
    <style:style style:name="P74" style:family="paragraph" style:parent-style-name="Standard">
      <style:text-properties fo:font-weight="bold" officeooo:rsid="01e69a54" officeooo:paragraph-rsid="01e69a54" style:font-weight-asian="bold" style:font-weight-complex="bold"/>
    </style:style>
    <style:style style:name="P75" style:family="paragraph" style:parent-style-name="Standard">
      <style:text-properties fo:font-weight="bold" officeooo:rsid="01e72246" officeooo:paragraph-rsid="01e72246" style:font-weight-asian="bold" style:font-weight-complex="bold"/>
    </style:style>
    <style:style style:name="P76" style:family="paragraph" style:parent-style-name="Standard">
      <style:text-properties fo:font-weight="bold" officeooo:rsid="01fe654a" officeooo:paragraph-rsid="01fe654a" style:font-weight-asian="bold" style:font-weight-complex="bold"/>
    </style:style>
    <style:style style:name="P77" style:family="paragraph" style:parent-style-name="Standard">
      <style:text-properties fo:font-weight="bold" officeooo:rsid="0202f8fa" officeooo:paragraph-rsid="0202f8fa" style:font-weight-asian="bold" style:font-weight-complex="bold"/>
    </style:style>
    <style:style style:name="P78" style:family="paragraph" style:parent-style-name="Standard">
      <style:text-properties fo:font-weight="bold" officeooo:rsid="020ec2e1" officeooo:paragraph-rsid="020ec2e1" style:font-weight-asian="bold" style:font-weight-complex="bold"/>
    </style:style>
    <style:style style:name="P79" style:family="paragraph" style:parent-style-name="Standard">
      <style:text-properties fo:font-weight="bold" officeooo:rsid="02104632" officeooo:paragraph-rsid="02104632" style:font-weight-asian="bold" style:font-weight-complex="bold"/>
    </style:style>
    <style:style style:name="P80" style:family="paragraph" style:parent-style-name="Standard">
      <style:text-properties fo:font-weight="bold" officeooo:rsid="0211c2dc" officeooo:paragraph-rsid="0211c2dc" style:font-weight-asian="bold" style:font-weight-complex="bold"/>
    </style:style>
    <style:style style:name="P81" style:family="paragraph" style:parent-style-name="Standard">
      <style:text-properties fo:font-weight="bold" officeooo:rsid="021be89a" officeooo:paragraph-rsid="021be89a" style:font-weight-asian="bold" style:font-weight-complex="bold"/>
    </style:style>
    <style:style style:name="P82" style:family="paragraph" style:parent-style-name="Standard">
      <style:text-properties fo:font-weight="bold" officeooo:rsid="021d7182" officeooo:paragraph-rsid="021d7182" style:font-weight-asian="bold" style:font-weight-complex="bold"/>
    </style:style>
    <style:style style:name="P83" style:family="paragraph" style:parent-style-name="Standard">
      <style:text-properties fo:font-weight="bold" officeooo:rsid="021e9e63" officeooo:paragraph-rsid="021e9e63" style:font-weight-asian="bold" style:font-weight-complex="bold"/>
    </style:style>
    <style:style style:name="P84" style:family="paragraph" style:parent-style-name="Standard">
      <style:text-properties fo:font-weight="bold" officeooo:rsid="0223bdce" officeooo:paragraph-rsid="0223bdce" style:font-weight-asian="bold" style:font-weight-complex="bold"/>
    </style:style>
    <style:style style:name="P85" style:family="paragraph" style:parent-style-name="Standard">
      <style:text-properties fo:font-weight="bold" officeooo:rsid="0225ac21" officeooo:paragraph-rsid="0225ac21" style:font-weight-asian="bold" style:font-weight-complex="bold"/>
    </style:style>
    <style:style style:name="P86" style:family="paragraph" style:parent-style-name="Standard">
      <style:text-properties fo:font-weight="bold" officeooo:rsid="0227abac" officeooo:paragraph-rsid="0227abac" style:font-weight-asian="bold" style:font-weight-complex="bold"/>
    </style:style>
    <style:style style:name="P87" style:family="paragraph" style:parent-style-name="Standard">
      <style:text-properties fo:font-weight="bold" officeooo:rsid="02297817" officeooo:paragraph-rsid="02297817" style:font-weight-asian="bold" style:font-weight-complex="bold"/>
    </style:style>
    <style:style style:name="P88" style:family="paragraph" style:parent-style-name="Standard">
      <style:text-properties fo:font-weight="bold" officeooo:rsid="022c4c00" officeooo:paragraph-rsid="022c4c00" style:font-weight-asian="bold" style:font-weight-complex="bold"/>
    </style:style>
    <style:style style:name="P89" style:family="paragraph" style:parent-style-name="Standard">
      <style:text-properties fo:font-weight="bold" officeooo:rsid="022f3f98" officeooo:paragraph-rsid="022f3f98" style:font-weight-asian="bold" style:font-weight-complex="bold"/>
    </style:style>
    <style:style style:name="P90" style:family="paragraph" style:parent-style-name="Standard">
      <style:text-properties fo:font-weight="bold" officeooo:rsid="023340cb" officeooo:paragraph-rsid="023340cb" style:font-weight-asian="bold" style:font-weight-complex="bold"/>
    </style:style>
    <style:style style:name="P91" style:family="paragraph" style:parent-style-name="Standard">
      <style:text-properties fo:font-weight="bold" officeooo:rsid="0234a74b" officeooo:paragraph-rsid="0234a74b" style:font-weight-asian="bold" style:font-weight-complex="bold"/>
    </style:style>
    <style:style style:name="P92" style:family="paragraph" style:parent-style-name="Standard">
      <style:text-properties fo:font-weight="bold" officeooo:rsid="02368ca0" officeooo:paragraph-rsid="02368ca0" style:font-weight-asian="bold" style:font-weight-complex="bold"/>
    </style:style>
    <style:style style:name="P93" style:family="paragraph" style:parent-style-name="Standard">
      <style:text-properties fo:font-weight="bold" officeooo:rsid="023b9275" officeooo:paragraph-rsid="023b9275" style:font-weight-asian="bold" style:font-weight-complex="bold"/>
    </style:style>
    <style:style style:name="P94" style:family="paragraph" style:parent-style-name="Standard">
      <style:text-properties fo:font-weight="bold" officeooo:rsid="023afead" officeooo:paragraph-rsid="023afead" style:font-weight-asian="bold" style:font-weight-complex="bold"/>
    </style:style>
    <style:style style:name="P95" style:family="paragraph" style:parent-style-name="Standard">
      <style:text-properties fo:font-weight="bold" officeooo:rsid="023f3378" officeooo:paragraph-rsid="023f3378" style:font-weight-asian="bold" style:font-weight-complex="bold"/>
    </style:style>
    <style:style style:name="P96" style:family="paragraph" style:parent-style-name="Standard">
      <style:text-properties fo:font-weight="bold" officeooo:rsid="024b47eb" officeooo:paragraph-rsid="024b47eb" style:font-weight-asian="bold" style:font-weight-complex="bold"/>
    </style:style>
    <style:style style:name="P97" style:family="paragraph" style:parent-style-name="Standard">
      <style:text-properties fo:font-weight="bold" officeooo:rsid="024bacfa" officeooo:paragraph-rsid="024bacfa" style:font-weight-asian="bold" style:font-weight-complex="bold"/>
    </style:style>
    <style:style style:name="P98" style:family="paragraph" style:parent-style-name="Standard">
      <style:text-properties fo:font-weight="bold" officeooo:rsid="024d9e07" officeooo:paragraph-rsid="024d9e07" style:font-weight-asian="bold" style:font-weight-complex="bold"/>
    </style:style>
    <style:style style:name="P99" style:family="paragraph" style:parent-style-name="Standard">
      <style:text-properties fo:font-weight="bold" officeooo:rsid="024dac3b" officeooo:paragraph-rsid="024dac3b" style:font-weight-asian="bold" style:font-weight-complex="bold"/>
    </style:style>
    <style:style style:name="P100" style:family="paragraph" style:parent-style-name="Standard">
      <style:text-properties fo:font-weight="bold" officeooo:rsid="033432bd" officeooo:paragraph-rsid="02f618dc" style:font-weight-asian="bold" style:font-weight-complex="bold"/>
    </style:style>
    <style:style style:name="P101" style:family="paragraph" style:parent-style-name="Standard">
      <style:text-properties fo:font-weight="bold" officeooo:rsid="03413be9" officeooo:paragraph-rsid="02f618dc" style:font-weight-asian="bold" style:font-weight-complex="bold"/>
    </style:style>
    <style:style style:name="P102" style:family="paragraph" style:parent-style-name="Standard">
      <style:text-properties fo:font-weight="bold" officeooo:rsid="0336b5a7" officeooo:paragraph-rsid="02f618dc" style:font-weight-asian="bold" style:font-weight-complex="bold"/>
    </style:style>
    <style:style style:name="P103" style:family="paragraph" style:parent-style-name="Standard">
      <style:text-properties fo:font-weight="bold" officeooo:rsid="0338e13f" officeooo:paragraph-rsid="02f618dc" style:font-weight-asian="bold" style:font-weight-complex="bold"/>
    </style:style>
    <style:style style:name="P104" style:family="paragraph" style:parent-style-name="Standard">
      <style:text-properties fo:font-weight="bold" officeooo:rsid="033ab885" officeooo:paragraph-rsid="02f618dc" style:font-weight-asian="bold" style:font-weight-complex="bold"/>
    </style:style>
    <style:style style:name="P105" style:family="paragraph" style:parent-style-name="Standard">
      <style:text-properties fo:font-weight="bold" officeooo:rsid="0195e51a" officeooo:paragraph-rsid="0195e51a" fo:background-color="#fff200" style:font-weight-asian="bold" style:font-weight-complex="bold"/>
    </style:style>
    <style:style style:name="P106" style:family="paragraph" style:parent-style-name="Standard">
      <style:text-properties fo:font-weight="bold" officeooo:rsid="0115bb43" officeooo:paragraph-rsid="0115bb43" fo:background-color="#00a65d" style:font-weight-asian="bold" style:font-weight-complex="bold"/>
    </style:style>
    <style:style style:name="P107" style:family="paragraph" style:parent-style-name="Standard">
      <style:text-properties officeooo:rsid="000765fc" officeooo:paragraph-rsid="000765fc"/>
    </style:style>
    <style:style style:name="P108" style:family="paragraph" style:parent-style-name="Standard">
      <style:text-properties officeooo:rsid="000765fc" officeooo:paragraph-rsid="006ffca1"/>
    </style:style>
    <style:style style:name="P109" style:family="paragraph" style:parent-style-name="Standard">
      <style:text-properties officeooo:rsid="000765fc" officeooo:paragraph-rsid="00358b91"/>
    </style:style>
    <style:style style:name="P110" style:family="paragraph" style:parent-style-name="Standard">
      <style:text-properties officeooo:rsid="000765fc" officeooo:paragraph-rsid="0097db5f"/>
    </style:style>
    <style:style style:name="P111" style:family="paragraph" style:parent-style-name="Standard">
      <style:text-properties officeooo:rsid="000f0579" officeooo:paragraph-rsid="000f0579"/>
    </style:style>
    <style:style style:name="P112" style:family="paragraph" style:parent-style-name="Standard">
      <style:text-properties officeooo:rsid="000f0579" officeooo:paragraph-rsid="0011c3cf"/>
    </style:style>
    <style:style style:name="P113" style:family="paragraph" style:parent-style-name="Standard">
      <style:text-properties officeooo:rsid="0011c3cf" officeooo:paragraph-rsid="001b11b8"/>
    </style:style>
    <style:style style:name="P114" style:family="paragraph" style:parent-style-name="Standard">
      <style:text-properties fo:font-size="12pt" officeooo:rsid="000765fc" officeooo:paragraph-rsid="001ba3a6" style:font-size-asian="12pt" style:font-size-complex="12pt"/>
    </style:style>
    <style:style style:name="P115" style:family="paragraph" style:parent-style-name="Standard">
      <style:text-properties fo:font-size="12pt" officeooo:rsid="000765fc" officeooo:paragraph-rsid="0020de7e" style:font-size-asian="12pt" style:font-size-complex="12pt"/>
    </style:style>
    <style:style style:name="P116" style:family="paragraph" style:parent-style-name="Standard">
      <style:text-properties fo:font-size="12pt" officeooo:rsid="002201b0" officeooo:paragraph-rsid="002201b0" style:font-size-asian="12pt" style:font-size-complex="12pt"/>
    </style:style>
    <style:style style:name="P117" style:family="paragraph" style:parent-style-name="Standard">
      <style:text-properties fo:font-size="12pt" officeooo:rsid="00297d42" officeooo:paragraph-rsid="002cf92e" style:font-size-asian="12pt" style:font-size-complex="12pt"/>
    </style:style>
    <style:style style:name="P118" style:family="paragraph" style:parent-style-name="Standard">
      <style:text-properties fo:font-size="12pt" officeooo:rsid="00358b91" officeooo:paragraph-rsid="00358b91" style:font-size-asian="12pt" style:font-size-complex="12pt"/>
    </style:style>
    <style:style style:name="P119" style:family="paragraph" style:parent-style-name="Standard">
      <style:text-properties fo:font-size="12pt" officeooo:rsid="002b0ee7" officeooo:paragraph-rsid="002cf92e" style:font-size-asian="12pt" style:font-size-complex="12pt"/>
    </style:style>
    <style:style style:name="P120"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39"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0"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1"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2"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3"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4"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45"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46"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47"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48"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49"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0"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1"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2"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3"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4"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55"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56"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57"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58"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59"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0"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1"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2"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3"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4"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65"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66"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67"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68"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69"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0"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1"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2"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3"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4"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75"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76"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77"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78"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79"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0"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1"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2"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3"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4"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85"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86"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87"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88"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89"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0"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1"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2"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3"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4"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195"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196"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197"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198"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199"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0"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1"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2"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3"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4"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05"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06"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07"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08"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09"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0"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1"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2"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3"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4"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15"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16"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17"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18"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19"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0"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1"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2"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1"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42"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43"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4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247"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250"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252"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253"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254"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255"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256"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257"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258"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259"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260"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261"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262"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263"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264"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265"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266"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267"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268"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269"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270"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271"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272"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273"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274"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275"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276"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277"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278"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279"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280"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281"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282"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283"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284"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285"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286"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287"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288"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289"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290"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291"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292"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293"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294"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295"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296"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297"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298"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299"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00"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01"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02"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03"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09"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310"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311"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312"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313"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314" style:family="paragraph" style:parent-style-name="Standard">
      <style:text-properties officeooo:rsid="001e0210" officeooo:paragraph-rsid="001e0210"/>
    </style:style>
    <style:style style:name="P315" style:family="paragraph" style:parent-style-name="Standard">
      <style:text-properties officeooo:rsid="002fc75f" officeooo:paragraph-rsid="0030cf4c"/>
    </style:style>
    <style:style style:name="P316"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317"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318"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319"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320"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321"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322"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323"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324"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325"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326"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327"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328"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329"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330"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331"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332"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333"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334"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335"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336"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337"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338"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339"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340"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341"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342"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343"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344"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345"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346"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347"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348"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349"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350" style:family="paragraph" style:parent-style-name="Standard">
      <style:text-properties fo:font-size="10pt" officeooo:rsid="00e33bab" officeooo:paragraph-rsid="00e33bab" style:font-size-asian="10pt" style:font-size-complex="10pt"/>
    </style:style>
    <style:style style:name="P351"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352"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353"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354"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355"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356"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357" style:family="paragraph" style:parent-style-name="Standard">
      <style:text-properties officeooo:rsid="004dd203" officeooo:paragraph-rsid="004dd203"/>
    </style:style>
    <style:style style:name="P358" style:family="paragraph" style:parent-style-name="Standard">
      <style:text-properties officeooo:rsid="00515f72" officeooo:paragraph-rsid="00515f72"/>
    </style:style>
    <style:style style:name="P359" style:family="paragraph" style:parent-style-name="Standard">
      <style:text-properties officeooo:rsid="0053220a" officeooo:paragraph-rsid="0053220a"/>
    </style:style>
    <style:style style:name="P360" style:family="paragraph" style:parent-style-name="Standard">
      <style:text-properties fo:font-style="italic" officeooo:rsid="0053220a" officeooo:paragraph-rsid="0053220a" style:font-style-asian="italic" style:font-style-complex="italic"/>
    </style:style>
    <style:style style:name="P361" style:family="paragraph" style:parent-style-name="Standard">
      <style:text-properties fo:font-style="italic" officeooo:rsid="00515f72" officeooo:paragraph-rsid="00515f72" style:font-style-asian="italic" style:font-style-complex="italic"/>
    </style:style>
    <style:style style:name="P362"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363" style:family="paragraph" style:parent-style-name="Standard">
      <style:text-properties officeooo:rsid="0055cec4" officeooo:paragraph-rsid="0055cec4"/>
    </style:style>
    <style:style style:name="P364" style:family="paragraph" style:parent-style-name="Standard">
      <style:text-properties officeooo:rsid="00580c67" officeooo:paragraph-rsid="00580c67"/>
    </style:style>
    <style:style style:name="P365" style:family="paragraph" style:parent-style-name="Standard">
      <style:text-properties officeooo:rsid="0058f4e1" officeooo:paragraph-rsid="0058f4e1"/>
    </style:style>
    <style:style style:name="P366" style:family="paragraph" style:parent-style-name="Standard">
      <style:text-properties officeooo:rsid="005b8535" officeooo:paragraph-rsid="005b8535"/>
    </style:style>
    <style:style style:name="P367" style:family="paragraph" style:parent-style-name="Standard">
      <style:text-properties style:text-underline-style="solid" style:text-underline-width="auto" style:text-underline-color="font-color" officeooo:rsid="005b8535" officeooo:paragraph-rsid="005b8535"/>
    </style:style>
    <style:style style:name="P368"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369"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370"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371"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372"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373"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374"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375" style:family="paragraph" style:parent-style-name="Standard">
      <style:text-properties style:text-underline-style="solid" style:text-underline-width="auto" style:text-underline-color="font-color" officeooo:rsid="006f4470" officeooo:paragraph-rsid="006f4470"/>
    </style:style>
    <style:style style:name="P376" style:family="paragraph" style:parent-style-name="Standard">
      <style:text-properties style:text-underline-style="solid" style:text-underline-width="auto" style:text-underline-color="font-color" officeooo:rsid="006f4470" officeooo:paragraph-rsid="006ffca1"/>
    </style:style>
    <style:style style:name="P377" style:family="paragraph" style:parent-style-name="Standard">
      <style:text-properties style:text-underline-style="solid" style:text-underline-width="auto" style:text-underline-color="font-color" officeooo:rsid="006f4470" officeooo:paragraph-rsid="0073c1c9"/>
    </style:style>
    <style:style style:name="P378" style:family="paragraph" style:parent-style-name="Standard">
      <style:text-properties style:text-underline-style="solid" style:text-underline-width="auto" style:text-underline-color="font-color" officeooo:rsid="00a04ea5" officeooo:paragraph-rsid="00a04ea5"/>
    </style:style>
    <style:style style:name="P379" style:family="paragraph" style:parent-style-name="Standard">
      <style:text-properties style:text-underline-style="solid" style:text-underline-width="auto" style:text-underline-color="font-color" officeooo:rsid="00a6da53" officeooo:paragraph-rsid="00a6da53"/>
    </style:style>
    <style:style style:name="P380" style:family="paragraph" style:parent-style-name="Standard">
      <style:text-properties style:text-underline-style="solid" style:text-underline-width="auto" style:text-underline-color="font-color" officeooo:rsid="00a6da53" officeooo:paragraph-rsid="00b4fa6b"/>
    </style:style>
    <style:style style:name="P381"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382"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383"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384" style:family="paragraph" style:parent-style-name="Standard">
      <style:text-properties style:text-underline-style="solid" style:text-underline-width="auto" style:text-underline-color="font-color" officeooo:rsid="00a426b3" officeooo:paragraph-rsid="00a426b3"/>
    </style:style>
    <style:style style:name="P385"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386" style:family="paragraph" style:parent-style-name="Standard">
      <style:text-properties officeooo:rsid="005f4fc5" officeooo:paragraph-rsid="005f4fc5"/>
    </style:style>
    <style:style style:name="P387" style:family="paragraph" style:parent-style-name="Standard">
      <style:text-properties officeooo:rsid="00605057" officeooo:paragraph-rsid="00605057"/>
    </style:style>
    <style:style style:name="P388" style:family="paragraph" style:parent-style-name="Standard">
      <style:text-properties officeooo:rsid="00637ac3" officeooo:paragraph-rsid="00637ac3"/>
    </style:style>
    <style:style style:name="P389" style:family="paragraph" style:parent-style-name="Standard">
      <style:text-properties officeooo:rsid="005cfd41" officeooo:paragraph-rsid="005cfd41"/>
    </style:style>
    <style:style style:name="P390" style:family="paragraph" style:parent-style-name="Standard">
      <style:text-properties officeooo:rsid="005cfd41" officeooo:paragraph-rsid="0073c1c9"/>
    </style:style>
    <style:style style:name="P391" style:family="paragraph" style:parent-style-name="Standard">
      <style:text-properties officeooo:rsid="005cfd41" officeooo:paragraph-rsid="00741d8d"/>
    </style:style>
    <style:style style:name="P392" style:family="paragraph" style:parent-style-name="Standard">
      <style:paragraph-properties fo:text-align="start" style:justify-single-word="false"/>
      <style:text-properties officeooo:rsid="00c0b97c" officeooo:paragraph-rsid="0066bc3a"/>
    </style:style>
    <style:style style:name="P393" style:family="paragraph" style:parent-style-name="Standard">
      <style:paragraph-properties fo:text-align="start" style:justify-single-word="false"/>
      <style:text-properties officeooo:rsid="00c3b356" officeooo:paragraph-rsid="0066bc3a"/>
    </style:style>
    <style:style style:name="P394" style:family="paragraph" style:parent-style-name="Standard">
      <style:paragraph-properties fo:text-align="start" style:justify-single-word="false"/>
      <style:text-properties officeooo:rsid="00bcd33a" officeooo:paragraph-rsid="0066bc3a"/>
    </style:style>
    <style:style style:name="P395" style:family="paragraph" style:parent-style-name="Standard">
      <style:paragraph-properties fo:text-align="start" style:justify-single-word="false"/>
      <style:text-properties officeooo:rsid="00bcd33a" officeooo:paragraph-rsid="006ebe28"/>
    </style:style>
    <style:style style:name="P396" style:family="paragraph" style:parent-style-name="Standard">
      <style:paragraph-properties fo:text-align="start" style:justify-single-word="false"/>
      <style:text-properties officeooo:rsid="00bcd33a" officeooo:paragraph-rsid="00942027"/>
    </style:style>
    <style:style style:name="P397" style:family="paragraph" style:parent-style-name="Standard">
      <style:text-properties officeooo:rsid="00696a35" officeooo:paragraph-rsid="006fa69b"/>
    </style:style>
    <style:style style:name="P398" style:family="paragraph" style:parent-style-name="Standard">
      <style:paragraph-properties fo:text-align="start" style:justify-single-word="false"/>
      <style:text-properties officeooo:rsid="006ba84e" officeooo:paragraph-rsid="006ba84e"/>
    </style:style>
    <style:style style:name="P399" style:family="paragraph" style:parent-style-name="Standard">
      <style:paragraph-properties fo:text-align="start" style:justify-single-word="false"/>
      <style:text-properties officeooo:rsid="006d97ba" officeooo:paragraph-rsid="006d97ba"/>
    </style:style>
    <style:style style:name="P400" style:family="paragraph" style:parent-style-name="Standard">
      <style:text-properties officeooo:rsid="006ffca1" officeooo:paragraph-rsid="006ffca1"/>
    </style:style>
    <style:style style:name="P401" style:family="paragraph" style:parent-style-name="Standard">
      <style:text-properties officeooo:rsid="00741d8d" officeooo:paragraph-rsid="00741d8d"/>
    </style:style>
    <style:style style:name="P40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403" style:family="paragraph" style:parent-style-name="Standard">
      <style:text-properties style:text-underline-style="none" officeooo:rsid="0075a00f" officeooo:paragraph-rsid="0075a00f"/>
    </style:style>
    <style:style style:name="P404" style:family="paragraph" style:parent-style-name="Standard">
      <style:text-properties style:text-underline-style="none" fo:font-weight="bold" officeooo:rsid="00aaeec6" officeooo:paragraph-rsid="00aaeec6" style:font-weight-asian="bold" style:font-weight-complex="bold"/>
    </style:style>
    <style:style style:name="P405" style:family="paragraph" style:parent-style-name="Standard">
      <style:text-properties style:text-underline-style="none" fo:font-weight="normal" officeooo:rsid="00ad1354" officeooo:paragraph-rsid="00ad1354" style:font-weight-asian="normal" style:font-weight-complex="normal"/>
    </style:style>
    <style:style style:name="P406" style:family="paragraph" style:parent-style-name="Standard">
      <style:text-properties style:text-underline-style="none" officeooo:rsid="00b2fd5a" officeooo:paragraph-rsid="00b4fa6b"/>
    </style:style>
    <style:style style:name="P407" style:family="paragraph" style:parent-style-name="Standard">
      <style:text-properties officeooo:rsid="007640e7" officeooo:paragraph-rsid="007640e7"/>
    </style:style>
    <style:style style:name="P408" style:family="paragraph" style:parent-style-name="Standard">
      <style:paragraph-properties fo:text-align="start" style:justify-single-word="false"/>
      <style:text-properties officeooo:rsid="00c4dc39" officeooo:paragraph-rsid="00942027"/>
    </style:style>
    <style:style style:name="P409" style:family="paragraph" style:parent-style-name="Standard">
      <style:text-properties officeooo:paragraph-rsid="009ab082"/>
    </style:style>
    <style:style style:name="P410" style:family="paragraph" style:parent-style-name="Standard">
      <style:text-properties officeooo:rsid="009feaa7" officeooo:paragraph-rsid="009feaa7"/>
    </style:style>
    <style:style style:name="P411" style:family="paragraph" style:parent-style-name="Standard">
      <style:text-properties officeooo:rsid="00a04ea5" officeooo:paragraph-rsid="00a04ea5"/>
    </style:style>
    <style:style style:name="P412" style:family="paragraph" style:parent-style-name="Standard">
      <style:text-properties officeooo:rsid="00a0aa55" officeooo:paragraph-rsid="00a0aa55"/>
    </style:style>
    <style:style style:name="P413" style:family="paragraph" style:parent-style-name="Standard">
      <style:text-properties officeooo:rsid="00a426b3" officeooo:paragraph-rsid="00a426b3"/>
    </style:style>
    <style:style style:name="P414" style:family="paragraph" style:parent-style-name="Standard">
      <style:text-properties officeooo:paragraph-rsid="00a5ecea"/>
    </style:style>
    <style:style style:name="P415" style:family="paragraph" style:parent-style-name="Standard">
      <style:text-properties officeooo:paragraph-rsid="00a426b3"/>
    </style:style>
    <style:style style:name="P416" style:family="paragraph" style:parent-style-name="Standard">
      <style:text-properties officeooo:paragraph-rsid="00a6da53"/>
    </style:style>
    <style:style style:name="P417" style:family="paragraph" style:parent-style-name="Standard">
      <style:text-properties officeooo:paragraph-rsid="00aaeec6"/>
    </style:style>
    <style:style style:name="P418" style:family="paragraph" style:parent-style-name="Standard">
      <style:text-properties officeooo:paragraph-rsid="00a6defb"/>
    </style:style>
    <style:style style:name="P419" style:family="paragraph" style:parent-style-name="Standard">
      <style:text-properties officeooo:rsid="00b4fa6b" officeooo:paragraph-rsid="00b4fa6b"/>
    </style:style>
    <style:style style:name="P420" style:family="paragraph" style:parent-style-name="Standard">
      <style:text-properties officeooo:rsid="00b4fa6b" officeooo:paragraph-rsid="00b54ecc"/>
    </style:style>
    <style:style style:name="P421" style:family="paragraph" style:parent-style-name="Standard">
      <style:text-properties officeooo:rsid="00b588d7"/>
    </style:style>
    <style:style style:name="P422" style:family="paragraph" style:parent-style-name="Standard">
      <style:text-properties officeooo:rsid="00b588d7" officeooo:paragraph-rsid="00b588d7"/>
    </style:style>
    <style:style style:name="P423" style:family="paragraph" style:parent-style-name="Standard">
      <style:text-properties officeooo:rsid="00b588d7" officeooo:paragraph-rsid="00c87b98"/>
    </style:style>
    <style:style style:name="P424" style:family="paragraph" style:parent-style-name="Standard">
      <style:text-properties officeooo:paragraph-rsid="00b54ecc"/>
    </style:style>
    <style:style style:name="P425" style:family="paragraph" style:parent-style-name="Standard">
      <style:text-properties officeooo:rsid="00ba8741" officeooo:paragraph-rsid="00ba8741"/>
    </style:style>
    <style:style style:name="P426" style:family="paragraph" style:parent-style-name="Standard">
      <style:text-properties officeooo:rsid="00ba9c53" officeooo:paragraph-rsid="00ba9c53"/>
    </style:style>
    <style:style style:name="P427" style:family="paragraph" style:parent-style-name="Standard">
      <style:text-properties officeooo:rsid="00bed0fa" officeooo:paragraph-rsid="00bed0fa"/>
    </style:style>
    <style:style style:name="P428" style:family="paragraph" style:parent-style-name="Standard">
      <style:text-properties officeooo:rsid="00c2e460" officeooo:paragraph-rsid="00c2e460"/>
    </style:style>
    <style:style style:name="P429" style:family="paragraph" style:parent-style-name="Standard">
      <style:text-properties officeooo:rsid="00c4c76b" officeooo:paragraph-rsid="00c4c76b"/>
    </style:style>
    <style:style style:name="P430" style:family="paragraph" style:parent-style-name="Standard">
      <style:text-properties officeooo:rsid="00c4c76b" officeooo:paragraph-rsid="00c62ca3"/>
    </style:style>
    <style:style style:name="P431" style:family="paragraph" style:parent-style-name="Standard">
      <style:text-properties officeooo:rsid="00c62ca3" officeooo:paragraph-rsid="00c62ca3"/>
    </style:style>
    <style:style style:name="P432" style:family="paragraph" style:parent-style-name="Standard">
      <style:text-properties officeooo:paragraph-rsid="00c87b98"/>
    </style:style>
    <style:style style:name="P433" style:family="paragraph" style:parent-style-name="Standard">
      <style:text-properties officeooo:rsid="00cb9d38" officeooo:paragraph-rsid="00cb9d38"/>
    </style:style>
    <style:style style:name="P434" style:family="paragraph" style:parent-style-name="Standard">
      <style:text-properties officeooo:paragraph-rsid="00cceede"/>
    </style:style>
    <style:style style:name="P435" style:family="paragraph" style:parent-style-name="Standard">
      <style:text-properties officeooo:paragraph-rsid="00cf7d7d"/>
    </style:style>
    <style:style style:name="P436" style:family="paragraph" style:parent-style-name="Standard">
      <style:text-properties officeooo:rsid="00cf7f4c" officeooo:paragraph-rsid="00cf7f4c"/>
    </style:style>
    <style:style style:name="P437" style:family="paragraph" style:parent-style-name="Standard">
      <style:text-properties officeooo:rsid="00a6da53" officeooo:paragraph-rsid="00a426b3"/>
    </style:style>
    <style:style style:name="P438" style:family="paragraph" style:parent-style-name="Standard">
      <style:text-properties officeooo:rsid="00c1e42b" officeooo:paragraph-rsid="00c1e42b"/>
    </style:style>
    <style:style style:name="P439" style:family="paragraph" style:parent-style-name="Standard">
      <style:text-properties officeooo:rsid="00d33700" officeooo:paragraph-rsid="00d33700"/>
    </style:style>
    <style:style style:name="P440" style:family="paragraph" style:parent-style-name="Standard">
      <style:text-properties officeooo:rsid="00d33700" officeooo:paragraph-rsid="00d79fa6"/>
    </style:style>
    <style:style style:name="P441" style:family="paragraph" style:parent-style-name="Standard">
      <style:text-properties officeooo:rsid="00d520e1" officeooo:paragraph-rsid="00d79fa6"/>
    </style:style>
    <style:style style:name="P442" style:family="paragraph" style:parent-style-name="Standard">
      <style:text-properties officeooo:rsid="00d641ff" officeooo:paragraph-rsid="00d641ff"/>
    </style:style>
    <style:style style:name="P443" style:family="paragraph" style:parent-style-name="Standard">
      <style:text-properties officeooo:rsid="00d79fa6" officeooo:paragraph-rsid="00d79fa6"/>
    </style:style>
    <style:style style:name="P444" style:family="paragraph" style:parent-style-name="Standard">
      <style:text-properties fo:font-weight="normal" officeooo:rsid="00dd0e54" officeooo:paragraph-rsid="00dd0e54" style:font-weight-asian="normal" style:font-weight-complex="normal"/>
    </style:style>
    <style:style style:name="P445" style:family="paragraph" style:parent-style-name="Standard">
      <style:text-properties fo:font-weight="normal" officeooo:rsid="00db1262" officeooo:paragraph-rsid="00db1262" style:font-weight-asian="normal" style:font-weight-complex="normal"/>
    </style:style>
    <style:style style:name="P446" style:family="paragraph" style:parent-style-name="Standard">
      <style:text-properties fo:font-weight="normal" officeooo:rsid="00d33700" officeooo:paragraph-rsid="00d33700" style:font-weight-asian="normal" style:font-weight-complex="normal"/>
    </style:style>
    <style:style style:name="P447" style:family="paragraph" style:parent-style-name="Standard">
      <style:text-properties fo:font-weight="normal" officeooo:rsid="00e8144b" officeooo:paragraph-rsid="00e8144b" style:font-weight-asian="normal" style:font-weight-complex="normal"/>
    </style:style>
    <style:style style:name="P448" style:family="paragraph" style:parent-style-name="Standard">
      <style:text-properties fo:font-weight="normal" officeooo:rsid="00e8b310" officeooo:paragraph-rsid="00e8b310" style:font-weight-asian="normal" style:font-weight-complex="normal"/>
    </style:style>
    <style:style style:name="P449" style:family="paragraph" style:parent-style-name="Standard">
      <style:text-properties fo:font-weight="normal" officeooo:rsid="00eafbc2" officeooo:paragraph-rsid="00eafbc2" style:font-weight-asian="normal" style:font-weight-complex="normal"/>
    </style:style>
    <style:style style:name="P450" style:family="paragraph" style:parent-style-name="Standard">
      <style:text-properties fo:font-weight="normal" officeooo:rsid="00ecf039" officeooo:paragraph-rsid="00ecf039" style:font-weight-asian="normal" style:font-weight-complex="normal"/>
    </style:style>
    <style:style style:name="P451" style:family="paragraph" style:parent-style-name="Standard">
      <style:text-properties fo:font-weight="normal" officeooo:rsid="00ede024" officeooo:paragraph-rsid="00ede024" style:font-weight-asian="normal" style:font-weight-complex="normal"/>
    </style:style>
    <style:style style:name="P452" style:family="paragraph" style:parent-style-name="Standard">
      <style:text-properties fo:font-weight="normal" officeooo:rsid="00ede024" officeooo:paragraph-rsid="00fd74f4" style:font-weight-asian="normal" style:font-weight-complex="normal"/>
    </style:style>
    <style:style style:name="P453" style:family="paragraph" style:parent-style-name="Standard">
      <style:text-properties fo:font-weight="normal" officeooo:rsid="00ff1748" officeooo:paragraph-rsid="00ff1748" style:font-weight-asian="normal" style:font-weight-complex="normal"/>
    </style:style>
    <style:style style:name="P454" style:family="paragraph" style:parent-style-name="Standard">
      <style:text-properties fo:font-weight="normal" officeooo:rsid="0100976d" officeooo:paragraph-rsid="0100976d" style:font-weight-asian="normal" style:font-weight-complex="normal"/>
    </style:style>
    <style:style style:name="P455" style:family="paragraph" style:parent-style-name="Standard">
      <style:text-properties fo:font-weight="normal" officeooo:rsid="0101f9a8" officeooo:paragraph-rsid="0101f9a8" style:font-weight-asian="normal" style:font-weight-complex="normal"/>
    </style:style>
    <style:style style:name="P456" style:family="paragraph" style:parent-style-name="Standard">
      <style:text-properties fo:font-weight="normal" officeooo:rsid="0106bc0d" officeooo:paragraph-rsid="0106bc0d" style:font-weight-asian="normal" style:font-weight-complex="normal"/>
    </style:style>
    <style:style style:name="P457" style:family="paragraph" style:parent-style-name="Standard">
      <style:text-properties fo:font-weight="normal" officeooo:rsid="01076f7d" officeooo:paragraph-rsid="01076f7d" style:font-weight-asian="normal" style:font-weight-complex="normal"/>
    </style:style>
    <style:style style:name="P458" style:family="paragraph" style:parent-style-name="Standard">
      <style:text-properties fo:font-weight="normal" officeooo:rsid="010a8f78" officeooo:paragraph-rsid="010a8f78" style:font-weight-asian="normal" style:font-weight-complex="normal"/>
    </style:style>
    <style:style style:name="P459" style:family="paragraph" style:parent-style-name="Standard">
      <style:text-properties fo:font-weight="normal" officeooo:rsid="010a8f78" officeooo:paragraph-rsid="01122920" style:font-weight-asian="normal" style:font-weight-complex="normal"/>
    </style:style>
    <style:style style:name="P460" style:family="paragraph" style:parent-style-name="Standard">
      <style:text-properties fo:font-weight="normal" officeooo:rsid="010eb3be" officeooo:paragraph-rsid="010eb3be" style:font-weight-asian="normal" style:font-weight-complex="normal"/>
    </style:style>
    <style:style style:name="P461" style:family="paragraph" style:parent-style-name="Standard">
      <style:text-properties fo:font-weight="normal" officeooo:rsid="0108d476" officeooo:paragraph-rsid="010ef274" style:font-weight-asian="normal" style:font-weight-complex="normal"/>
    </style:style>
    <style:style style:name="P462" style:family="paragraph" style:parent-style-name="Standard">
      <style:text-properties fo:font-weight="normal" officeooo:rsid="0111622c" officeooo:paragraph-rsid="0111622c" style:font-weight-asian="normal" style:font-weight-complex="normal"/>
    </style:style>
    <style:style style:name="P463" style:family="paragraph" style:parent-style-name="Standard">
      <style:text-properties fo:font-weight="normal" officeooo:rsid="01122920" officeooo:paragraph-rsid="01122920" style:font-weight-asian="normal" style:font-weight-complex="normal"/>
    </style:style>
    <style:style style:name="P464" style:family="paragraph" style:parent-style-name="Standard">
      <style:text-properties fo:font-weight="normal" officeooo:rsid="01122920" officeooo:paragraph-rsid="0128732d" style:font-weight-asian="normal" style:font-weight-complex="normal"/>
    </style:style>
    <style:style style:name="P465" style:family="paragraph" style:parent-style-name="Standard">
      <style:text-properties fo:font-weight="normal" officeooo:rsid="0113eee0" officeooo:paragraph-rsid="0113eee0" style:font-weight-asian="normal" style:font-weight-complex="normal"/>
    </style:style>
    <style:style style:name="P466" style:family="paragraph" style:parent-style-name="Standard">
      <style:text-properties fo:font-weight="normal" officeooo:rsid="0114eba9" officeooo:paragraph-rsid="0114eba9" style:font-weight-asian="normal" style:font-weight-complex="normal"/>
    </style:style>
    <style:style style:name="P467" style:family="paragraph" style:parent-style-name="Standard">
      <style:text-properties fo:font-weight="normal" officeooo:rsid="01159ddd" officeooo:paragraph-rsid="011f5467" style:font-weight-asian="normal" style:font-weight-complex="normal"/>
    </style:style>
    <style:style style:name="P468" style:family="paragraph" style:parent-style-name="Standard">
      <style:text-properties fo:font-weight="normal" officeooo:rsid="0115bb43" officeooo:paragraph-rsid="0115bb43" style:font-weight-asian="normal" style:font-weight-complex="normal"/>
    </style:style>
    <style:style style:name="P469" style:family="paragraph" style:parent-style-name="Standard">
      <style:text-properties fo:font-weight="normal" officeooo:rsid="0115bb43" officeooo:paragraph-rsid="018c52ec" style:font-weight-asian="normal" style:font-weight-complex="normal"/>
    </style:style>
    <style:style style:name="P470" style:family="paragraph" style:parent-style-name="Standard">
      <style:text-properties fo:font-weight="normal" officeooo:rsid="0115bb43" officeooo:paragraph-rsid="01d0cd79" style:font-weight-asian="normal" style:font-weight-complex="normal"/>
    </style:style>
    <style:style style:name="P471" style:family="paragraph" style:parent-style-name="Standard">
      <style:text-properties fo:font-weight="normal" officeooo:rsid="01215009" officeooo:paragraph-rsid="01215009" style:font-weight-asian="normal" style:font-weight-complex="normal"/>
    </style:style>
    <style:style style:name="P472" style:family="paragraph" style:parent-style-name="Standard">
      <style:text-properties fo:font-weight="normal" officeooo:rsid="01232bed" officeooo:paragraph-rsid="01232bed" style:font-weight-asian="normal" style:font-weight-complex="normal"/>
    </style:style>
    <style:style style:name="P473" style:family="paragraph" style:parent-style-name="Standard">
      <style:text-properties fo:font-weight="normal" officeooo:rsid="0124bd99" officeooo:paragraph-rsid="0124bd99" style:font-weight-asian="normal" style:font-weight-complex="normal"/>
    </style:style>
    <style:style style:name="P474" style:family="paragraph" style:parent-style-name="Standard">
      <style:text-properties fo:font-weight="normal" officeooo:rsid="0125f4d4" officeooo:paragraph-rsid="0125f4d4" style:font-weight-asian="normal" style:font-weight-complex="normal"/>
    </style:style>
    <style:style style:name="P475" style:family="paragraph" style:parent-style-name="Standard">
      <style:text-properties fo:font-weight="normal" officeooo:rsid="0128732d" officeooo:paragraph-rsid="0128732d" style:font-weight-asian="normal" style:font-weight-complex="normal"/>
    </style:style>
    <style:style style:name="P476" style:family="paragraph" style:parent-style-name="Standard">
      <style:text-properties fo:font-weight="normal" officeooo:rsid="012b3353" officeooo:paragraph-rsid="012b3353" style:font-weight-asian="normal" style:font-weight-complex="normal"/>
    </style:style>
    <style:style style:name="P477" style:family="paragraph" style:parent-style-name="Standard">
      <style:text-properties fo:font-weight="normal" officeooo:rsid="012b92b3" officeooo:paragraph-rsid="012b92b3" style:font-weight-asian="normal" style:font-weight-complex="normal"/>
    </style:style>
    <style:style style:name="P478" style:family="paragraph" style:parent-style-name="Standard">
      <style:text-properties fo:font-weight="normal" officeooo:rsid="012d9e73" officeooo:paragraph-rsid="012d9e73" style:font-weight-asian="normal" style:font-weight-complex="normal"/>
    </style:style>
    <style:style style:name="P479" style:family="paragraph" style:parent-style-name="Standard">
      <style:text-properties fo:font-weight="normal" officeooo:rsid="012d9e73" officeooo:paragraph-rsid="0136a101" style:font-weight-asian="normal" style:font-weight-complex="normal"/>
    </style:style>
    <style:style style:name="P480" style:family="paragraph" style:parent-style-name="Standard">
      <style:text-properties fo:font-weight="normal" officeooo:rsid="013849b2" officeooo:paragraph-rsid="013849b2" style:font-weight-asian="normal" style:font-weight-complex="normal"/>
    </style:style>
    <style:style style:name="P481" style:family="paragraph" style:parent-style-name="Standard">
      <style:text-properties fo:font-weight="normal" officeooo:rsid="013849b2" officeooo:paragraph-rsid="013dfde8" style:font-weight-asian="normal" style:font-weight-complex="normal"/>
    </style:style>
    <style:style style:name="P482" style:family="paragraph" style:parent-style-name="Standard">
      <style:text-properties fo:font-weight="normal" officeooo:rsid="013849b2" officeooo:paragraph-rsid="013e11e3" style:font-weight-asian="normal" style:font-weight-complex="normal"/>
    </style:style>
    <style:style style:name="P483" style:family="paragraph" style:parent-style-name="Standard">
      <style:text-properties fo:font-weight="normal" officeooo:rsid="013849b2" officeooo:paragraph-rsid="014bc814" style:font-weight-asian="normal" style:font-weight-complex="normal"/>
    </style:style>
    <style:style style:name="P484" style:family="paragraph" style:parent-style-name="Standard">
      <style:text-properties fo:font-weight="normal" officeooo:rsid="013849b2" officeooo:paragraph-rsid="01503b3c" style:font-weight-asian="normal" style:font-weight-complex="normal"/>
    </style:style>
    <style:style style:name="P485" style:family="paragraph" style:parent-style-name="Standard">
      <style:text-properties fo:font-weight="normal" officeooo:rsid="013a28d0" officeooo:paragraph-rsid="013b4b4e" style:font-weight-asian="normal" style:font-weight-complex="normal"/>
    </style:style>
    <style:style style:name="P486" style:family="paragraph" style:parent-style-name="Standard">
      <style:text-properties fo:font-weight="normal" officeooo:rsid="013a28d0" officeooo:paragraph-rsid="014bc814" style:font-weight-asian="normal" style:font-weight-complex="normal"/>
    </style:style>
    <style:style style:name="P487" style:family="paragraph" style:parent-style-name="Standard">
      <style:text-properties fo:font-weight="normal" officeooo:rsid="013b4b4e" officeooo:paragraph-rsid="013dfde8" style:font-weight-asian="normal" style:font-weight-complex="normal"/>
    </style:style>
    <style:style style:name="P488" style:family="paragraph" style:parent-style-name="Standard">
      <style:text-properties fo:font-weight="normal" officeooo:rsid="013daace" officeooo:paragraph-rsid="013daace" style:font-weight-asian="normal" style:font-weight-complex="normal"/>
    </style:style>
    <style:style style:name="P489" style:family="paragraph" style:parent-style-name="Standard">
      <style:text-properties fo:font-weight="normal" officeooo:rsid="013daace" officeooo:paragraph-rsid="0143e3c6" style:font-weight-asian="normal" style:font-weight-complex="normal"/>
    </style:style>
    <style:style style:name="P490" style:family="paragraph" style:parent-style-name="Standard">
      <style:text-properties fo:font-weight="normal" officeooo:rsid="013dfde8" officeooo:paragraph-rsid="013dfde8" style:font-weight-asian="normal" style:font-weight-complex="normal"/>
    </style:style>
    <style:style style:name="P491" style:family="paragraph" style:parent-style-name="Standard">
      <style:text-properties fo:font-weight="normal" officeooo:rsid="0136a101" officeooo:paragraph-rsid="0136a101" style:font-weight-asian="normal" style:font-weight-complex="normal"/>
    </style:style>
    <style:style style:name="P492" style:family="paragraph" style:parent-style-name="Standard">
      <style:text-properties fo:font-weight="normal" officeooo:rsid="0132112b" officeooo:paragraph-rsid="0130d237" style:font-weight-asian="normal" style:font-weight-complex="normal"/>
    </style:style>
    <style:style style:name="P493" style:family="paragraph" style:parent-style-name="Standard">
      <style:text-properties fo:font-weight="normal" officeooo:rsid="01418515" officeooo:paragraph-rsid="01418515" style:font-weight-asian="normal" style:font-weight-complex="normal"/>
    </style:style>
    <style:style style:name="P494" style:family="paragraph" style:parent-style-name="Standard">
      <style:text-properties fo:font-weight="normal" officeooo:rsid="014547b3" officeooo:paragraph-rsid="014547b3" style:font-weight-asian="normal" style:font-weight-complex="normal"/>
    </style:style>
    <style:style style:name="P495"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496"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497" style:family="paragraph" style:parent-style-name="Standard">
      <style:text-properties fo:font-weight="normal" officeooo:rsid="0151ce7c" officeooo:paragraph-rsid="0151ce7c" style:font-weight-asian="normal" style:font-weight-complex="normal"/>
    </style:style>
    <style:style style:name="P498" style:family="paragraph" style:parent-style-name="Standard">
      <style:text-properties fo:font-weight="normal" officeooo:rsid="0167b2eb" officeooo:paragraph-rsid="0167b2eb" style:font-weight-asian="normal" style:font-weight-complex="normal"/>
    </style:style>
    <style:style style:name="P499" style:family="paragraph" style:parent-style-name="Standard">
      <style:text-properties fo:font-weight="normal" officeooo:rsid="016987c6" officeooo:paragraph-rsid="016987c6" style:font-weight-asian="normal" style:font-weight-complex="normal"/>
    </style:style>
    <style:style style:name="P500" style:family="paragraph" style:parent-style-name="Standard">
      <style:text-properties fo:font-weight="normal" officeooo:rsid="016ad893" officeooo:paragraph-rsid="016ad893" style:font-weight-asian="normal" style:font-weight-complex="normal"/>
    </style:style>
    <style:style style:name="P501" style:family="paragraph" style:parent-style-name="Standard">
      <style:text-properties fo:font-weight="normal" officeooo:rsid="016ad893" officeooo:paragraph-rsid="016bfc6e" style:font-weight-asian="normal" style:font-weight-complex="normal"/>
    </style:style>
    <style:style style:name="P502" style:family="paragraph" style:parent-style-name="Standard">
      <style:text-properties fo:font-weight="normal" officeooo:rsid="016ad893" officeooo:paragraph-rsid="016eb827" style:font-weight-asian="normal" style:font-weight-complex="normal"/>
    </style:style>
    <style:style style:name="P503" style:family="paragraph" style:parent-style-name="Standard">
      <style:text-properties fo:font-weight="normal" officeooo:rsid="016bfc6e" officeooo:paragraph-rsid="016bfc6e" style:font-weight-asian="normal" style:font-weight-complex="normal"/>
    </style:style>
    <style:style style:name="P504" style:family="paragraph" style:parent-style-name="Standard">
      <style:text-properties fo:font-weight="normal" officeooo:rsid="0161a1fb" officeooo:paragraph-rsid="015e9831" style:font-weight-asian="normal" style:font-weight-complex="normal"/>
    </style:style>
    <style:style style:name="P505" style:family="paragraph" style:parent-style-name="Standard">
      <style:text-properties fo:font-weight="normal" officeooo:rsid="0161cc3d" officeooo:paragraph-rsid="0161cc3d" style:font-weight-asian="normal" style:font-weight-complex="normal"/>
    </style:style>
    <style:style style:name="P506" style:family="paragraph" style:parent-style-name="Standard">
      <style:text-properties fo:font-weight="normal" officeooo:rsid="01650794" officeooo:paragraph-rsid="0163c03e" style:font-weight-asian="normal" style:font-weight-complex="normal"/>
    </style:style>
    <style:style style:name="P507" style:family="paragraph" style:parent-style-name="Standard">
      <style:text-properties fo:font-weight="normal" officeooo:rsid="01665453" officeooo:paragraph-rsid="01665453" style:font-weight-asian="normal" style:font-weight-complex="normal"/>
    </style:style>
    <style:style style:name="P508" style:family="paragraph" style:parent-style-name="Standard">
      <style:text-properties fo:font-weight="normal" officeooo:rsid="017873d7" officeooo:paragraph-rsid="017873d7" style:font-weight-asian="normal" style:font-weight-complex="normal"/>
    </style:style>
    <style:style style:name="P509" style:family="paragraph" style:parent-style-name="Standard">
      <style:text-properties fo:font-weight="normal" officeooo:rsid="017c9655" officeooo:paragraph-rsid="017c9655" style:font-weight-asian="normal" style:font-weight-complex="normal"/>
    </style:style>
    <style:style style:name="P510" style:family="paragraph" style:parent-style-name="Standard">
      <style:text-properties fo:font-weight="normal" officeooo:rsid="017d6f22" officeooo:paragraph-rsid="017d6f22" style:font-weight-asian="normal" style:font-weight-complex="normal"/>
    </style:style>
    <style:style style:name="P511" style:family="paragraph" style:parent-style-name="Standard">
      <style:text-properties fo:font-weight="normal" officeooo:rsid="01845bb4" officeooo:paragraph-rsid="01857f5e" style:font-weight-asian="normal" style:font-weight-complex="normal"/>
    </style:style>
    <style:style style:name="P512" style:family="paragraph" style:parent-style-name="Standard">
      <style:text-properties fo:font-weight="normal" officeooo:rsid="01857f5e" officeooo:paragraph-rsid="01857f5e" style:font-weight-asian="normal" style:font-weight-complex="normal"/>
    </style:style>
    <style:style style:name="P513" style:family="paragraph" style:parent-style-name="Standard">
      <style:text-properties fo:font-weight="normal" officeooo:rsid="018582e0" officeooo:paragraph-rsid="01871671" style:font-weight-asian="normal" style:font-weight-complex="normal"/>
    </style:style>
    <style:style style:name="P514" style:family="paragraph" style:parent-style-name="Standard">
      <style:text-properties fo:font-weight="normal" officeooo:rsid="01884d53" officeooo:paragraph-rsid="01884d53" style:font-weight-asian="normal" style:font-weight-complex="normal"/>
    </style:style>
    <style:style style:name="P515" style:family="paragraph" style:parent-style-name="Standard">
      <style:text-properties fo:font-weight="normal" officeooo:rsid="01887491" officeooo:paragraph-rsid="01887491" style:font-weight-asian="normal" style:font-weight-complex="normal"/>
    </style:style>
    <style:style style:name="P516" style:family="paragraph" style:parent-style-name="Standard">
      <style:text-properties fo:font-weight="normal" officeooo:rsid="018a3b72" officeooo:paragraph-rsid="018a3b72" style:font-weight-asian="normal" style:font-weight-complex="normal"/>
    </style:style>
    <style:style style:name="P517" style:family="paragraph" style:parent-style-name="Standard">
      <style:text-properties fo:font-weight="normal" officeooo:rsid="01871671" officeooo:paragraph-rsid="01871671" style:font-weight-asian="normal" style:font-weight-complex="normal"/>
    </style:style>
    <style:style style:name="P518" style:family="paragraph" style:parent-style-name="Standard">
      <style:text-properties fo:font-weight="normal" officeooo:rsid="018c52ec" officeooo:paragraph-rsid="018c52ec" style:font-weight-asian="normal" style:font-weight-complex="normal"/>
    </style:style>
    <style:style style:name="P519" style:family="paragraph" style:parent-style-name="Standard">
      <style:text-properties fo:font-weight="normal" officeooo:rsid="01924157" officeooo:paragraph-rsid="01924157" style:font-weight-asian="normal" style:font-weight-complex="normal"/>
    </style:style>
    <style:style style:name="P520" style:family="paragraph" style:parent-style-name="Standard">
      <style:text-properties fo:font-weight="normal" officeooo:rsid="019b3cc6" officeooo:paragraph-rsid="019b3cc6" style:font-weight-asian="normal" style:font-weight-complex="normal"/>
    </style:style>
    <style:style style:name="P521" style:family="paragraph" style:parent-style-name="Standard">
      <style:text-properties fo:font-weight="normal" officeooo:rsid="01938b0c" officeooo:paragraph-rsid="01924157" style:font-weight-asian="normal" style:font-weight-complex="normal"/>
    </style:style>
    <style:style style:name="P522" style:family="paragraph" style:parent-style-name="Standard">
      <style:text-properties fo:font-weight="normal" officeooo:rsid="01a629a3" officeooo:paragraph-rsid="01a629a3" style:font-weight-asian="normal" style:font-weight-complex="normal"/>
    </style:style>
    <style:style style:name="P523" style:family="paragraph" style:parent-style-name="Standard">
      <style:text-properties fo:font-weight="normal" officeooo:rsid="018e297d" officeooo:paragraph-rsid="018e297d" style:font-weight-asian="normal" style:font-weight-complex="normal"/>
    </style:style>
    <style:style style:name="P524" style:family="paragraph" style:parent-style-name="Standard">
      <style:text-properties fo:font-weight="normal" officeooo:rsid="01a45c3f" officeooo:paragraph-rsid="01a2d2af" style:font-weight-asian="normal" style:font-weight-complex="normal"/>
    </style:style>
    <style:style style:name="P525" style:family="paragraph" style:parent-style-name="Standard">
      <style:text-properties fo:font-weight="normal" officeooo:rsid="01a45c3f" officeooo:paragraph-rsid="01a6f630" style:font-weight-asian="normal" style:font-weight-complex="normal"/>
    </style:style>
    <style:style style:name="P526" style:family="paragraph" style:parent-style-name="Standard">
      <style:text-properties fo:font-weight="normal" officeooo:rsid="01bbcfc3" officeooo:paragraph-rsid="01bbcfc3" style:font-weight-asian="normal" style:font-weight-complex="normal"/>
    </style:style>
    <style:style style:name="P527" style:family="paragraph" style:parent-style-name="Standard">
      <style:text-properties fo:font-weight="normal" officeooo:rsid="01bbf06e" officeooo:paragraph-rsid="01bbf06e" style:font-weight-asian="normal" style:font-weight-complex="normal"/>
    </style:style>
    <style:style style:name="P528" style:family="paragraph" style:parent-style-name="Standard">
      <style:text-properties fo:font-weight="normal" officeooo:rsid="01bf1ca7" officeooo:paragraph-rsid="01884d53" style:font-weight-asian="normal" style:font-weight-complex="normal"/>
    </style:style>
    <style:style style:name="P529" style:family="paragraph" style:parent-style-name="Standard">
      <style:text-properties fo:font-weight="normal" officeooo:rsid="01bf1ca7" officeooo:paragraph-rsid="01bf1ca7" style:font-weight-asian="normal" style:font-weight-complex="normal"/>
    </style:style>
    <style:style style:name="P530" style:family="paragraph" style:parent-style-name="Standard">
      <style:text-properties fo:font-weight="normal" officeooo:rsid="01c0a24d" officeooo:paragraph-rsid="01c0a24d" style:font-weight-asian="normal" style:font-weight-complex="normal"/>
    </style:style>
    <style:style style:name="P531" style:family="paragraph" style:parent-style-name="Standard">
      <style:text-properties fo:font-weight="normal" officeooo:rsid="01b74a70" officeooo:paragraph-rsid="01b5abce" style:font-weight-asian="normal" style:font-weight-complex="normal"/>
    </style:style>
    <style:style style:name="P532" style:family="paragraph" style:parent-style-name="Standard">
      <style:text-properties fo:font-weight="normal" officeooo:rsid="01c69240" officeooo:paragraph-rsid="01c69240" style:font-weight-asian="normal" style:font-weight-complex="normal"/>
    </style:style>
    <style:style style:name="P533" style:family="paragraph" style:parent-style-name="Standard">
      <style:text-properties fo:font-weight="normal" officeooo:rsid="01c90f0c" officeooo:paragraph-rsid="01c90f0c" style:font-weight-asian="normal" style:font-weight-complex="normal"/>
    </style:style>
    <style:style style:name="P534" style:family="paragraph" style:parent-style-name="Standard">
      <style:text-properties fo:font-weight="normal" officeooo:rsid="01ca3182" officeooo:paragraph-rsid="01ca3182" style:font-weight-asian="normal" style:font-weight-complex="normal"/>
    </style:style>
    <style:style style:name="P535" style:family="paragraph" style:parent-style-name="Standard">
      <style:text-properties fo:font-weight="normal" officeooo:rsid="01cbc614" officeooo:paragraph-rsid="01cbc614" style:font-weight-asian="normal" style:font-weight-complex="normal"/>
    </style:style>
    <style:style style:name="P536" style:family="paragraph" style:parent-style-name="Standard">
      <style:text-properties fo:font-weight="normal" officeooo:rsid="01cc01d5" officeooo:paragraph-rsid="01cc01d5" style:font-weight-asian="normal" style:font-weight-complex="normal"/>
    </style:style>
    <style:style style:name="P537" style:family="paragraph" style:parent-style-name="Standard">
      <style:text-properties fo:font-weight="normal" officeooo:rsid="01d96f69" officeooo:paragraph-rsid="01d96f69" style:font-weight-asian="normal" style:font-weight-complex="normal"/>
    </style:style>
    <style:style style:name="P538" style:family="paragraph" style:parent-style-name="Standard">
      <style:text-properties fo:font-weight="normal" officeooo:rsid="01db445c" officeooo:paragraph-rsid="01db445c" style:font-weight-asian="normal" style:font-weight-complex="normal"/>
    </style:style>
    <style:style style:name="P539" style:family="paragraph" style:parent-style-name="Standard">
      <style:text-properties fo:font-weight="normal" officeooo:rsid="01dc1a9c" officeooo:paragraph-rsid="01dc1a9c" style:font-weight-asian="normal" style:font-weight-complex="normal"/>
    </style:style>
    <style:style style:name="P540" style:family="paragraph" style:parent-style-name="Standard">
      <style:text-properties fo:font-weight="normal" officeooo:rsid="01de0d55" officeooo:paragraph-rsid="01de0d55" style:font-weight-asian="normal" style:font-weight-complex="normal"/>
    </style:style>
    <style:style style:name="P541" style:family="paragraph" style:parent-style-name="Standard">
      <style:text-properties fo:font-weight="normal" officeooo:rsid="01de9f85" officeooo:paragraph-rsid="01de9f85" style:font-weight-asian="normal" style:font-weight-complex="normal"/>
    </style:style>
    <style:style style:name="P542" style:family="paragraph" style:parent-style-name="Standard">
      <style:text-properties fo:font-weight="normal" officeooo:rsid="01d29c39" officeooo:paragraph-rsid="01d0cd79" style:font-weight-asian="normal" style:font-weight-complex="normal"/>
    </style:style>
    <style:style style:name="P543" style:family="paragraph" style:parent-style-name="Standard">
      <style:text-properties fo:font-weight="normal" officeooo:rsid="01e38702" officeooo:paragraph-rsid="01de9f85" style:font-weight-asian="normal" style:font-weight-complex="normal"/>
    </style:style>
    <style:style style:name="P544" style:family="paragraph" style:parent-style-name="Standard">
      <style:text-properties fo:font-weight="normal" officeooo:rsid="01e38702" officeooo:paragraph-rsid="01e38702" style:font-weight-asian="normal" style:font-weight-complex="normal"/>
    </style:style>
    <style:style style:name="P545" style:family="paragraph" style:parent-style-name="Standard">
      <style:text-properties fo:font-weight="normal" officeooo:rsid="01e3bd7a" officeooo:paragraph-rsid="01e3bd7a" style:font-weight-asian="normal" style:font-weight-complex="normal"/>
    </style:style>
    <style:style style:name="P546" style:family="paragraph" style:parent-style-name="Standard">
      <style:text-properties fo:font-weight="normal" officeooo:rsid="01e547db" officeooo:paragraph-rsid="01e547db" style:font-weight-asian="normal" style:font-weight-complex="normal"/>
    </style:style>
    <style:style style:name="P547" style:family="paragraph" style:parent-style-name="Standard">
      <style:text-properties fo:font-weight="normal" officeooo:rsid="01e72246" officeooo:paragraph-rsid="01e72246" style:font-weight-asian="normal" style:font-weight-complex="normal"/>
    </style:style>
    <style:style style:name="P548" style:family="paragraph" style:parent-style-name="Standard">
      <style:text-properties fo:font-weight="normal" officeooo:rsid="01e72246" officeooo:paragraph-rsid="01eb2f40" style:font-weight-asian="normal" style:font-weight-complex="normal"/>
    </style:style>
    <style:style style:name="P549" style:family="paragraph" style:parent-style-name="Standard">
      <style:text-properties fo:font-weight="normal" officeooo:rsid="01e8f208" officeooo:paragraph-rsid="01e8f208" style:font-weight-asian="normal" style:font-weight-complex="normal"/>
    </style:style>
    <style:style style:name="P550" style:family="paragraph" style:parent-style-name="Standard">
      <style:text-properties fo:font-weight="normal" officeooo:rsid="01eb2f40" officeooo:paragraph-rsid="01eb2f40" style:font-weight-asian="normal" style:font-weight-complex="normal"/>
    </style:style>
    <style:style style:name="P551" style:family="paragraph" style:parent-style-name="Standard">
      <style:text-properties fo:font-weight="normal" officeooo:rsid="01ece823" officeooo:paragraph-rsid="01ece823" style:font-weight-asian="normal" style:font-weight-complex="normal"/>
    </style:style>
    <style:style style:name="P552" style:family="paragraph" style:parent-style-name="Standard">
      <style:text-properties fo:font-weight="normal" officeooo:rsid="01fd0805" officeooo:paragraph-rsid="01fd0805" style:font-weight-asian="normal" style:font-weight-complex="normal"/>
    </style:style>
    <style:style style:name="P553" style:family="paragraph" style:parent-style-name="Standard">
      <style:text-properties fo:font-weight="normal" officeooo:rsid="01fe654a" officeooo:paragraph-rsid="01fe654a" style:font-weight-asian="normal" style:font-weight-complex="normal"/>
    </style:style>
    <style:style style:name="P554" style:family="paragraph" style:parent-style-name="Standard">
      <style:text-properties fo:font-weight="normal" officeooo:rsid="01fe654a" officeooo:paragraph-rsid="01fe8497" style:font-weight-asian="normal" style:font-weight-complex="normal"/>
    </style:style>
    <style:style style:name="P555" style:family="paragraph" style:parent-style-name="Standard">
      <style:text-properties fo:font-weight="normal" officeooo:rsid="01fe654a" officeooo:paragraph-rsid="02089148" style:font-weight-asian="normal" style:font-weight-complex="normal"/>
    </style:style>
    <style:style style:name="P556" style:family="paragraph" style:parent-style-name="Standard">
      <style:text-properties fo:font-weight="normal" officeooo:rsid="01ff765f" officeooo:paragraph-rsid="01ff765f" style:font-weight-asian="normal" style:font-weight-complex="normal"/>
    </style:style>
    <style:style style:name="P557" style:family="paragraph" style:parent-style-name="Standard">
      <style:text-properties fo:font-weight="normal" officeooo:rsid="01ff95cd" officeooo:paragraph-rsid="01ff95cd" style:font-weight-asian="normal" style:font-weight-complex="normal"/>
    </style:style>
    <style:style style:name="P558" style:family="paragraph" style:parent-style-name="Standard">
      <style:text-properties fo:font-weight="normal" officeooo:rsid="01ffceac" officeooo:paragraph-rsid="020132a9" style:font-weight-asian="normal" style:font-weight-complex="normal"/>
    </style:style>
    <style:style style:name="P559" style:family="paragraph" style:parent-style-name="Standard">
      <style:text-properties fo:font-weight="normal" officeooo:rsid="020132a9" officeooo:paragraph-rsid="020132a9" style:font-weight-asian="normal" style:font-weight-complex="normal"/>
    </style:style>
    <style:style style:name="P560" style:family="paragraph" style:parent-style-name="Standard">
      <style:text-properties fo:font-weight="normal" officeooo:rsid="0202f8fa" officeooo:paragraph-rsid="0202f8fa" style:font-weight-asian="normal" style:font-weight-complex="normal"/>
    </style:style>
    <style:style style:name="P561" style:family="paragraph" style:parent-style-name="Standard">
      <style:text-properties fo:font-weight="normal" officeooo:rsid="0204d1e5" officeooo:paragraph-rsid="0204d1e5" style:font-weight-asian="normal" style:font-weight-complex="normal"/>
    </style:style>
    <style:style style:name="P562" style:family="paragraph" style:parent-style-name="Standard">
      <style:text-properties fo:font-weight="normal" officeooo:rsid="0204d1e5" officeooo:paragraph-rsid="0211c2dc" style:font-weight-asian="normal" style:font-weight-complex="normal"/>
    </style:style>
    <style:style style:name="P563" style:family="paragraph" style:parent-style-name="Standard">
      <style:text-properties fo:font-weight="normal" officeooo:rsid="020809a5" officeooo:paragraph-rsid="020809a5" style:font-weight-asian="normal" style:font-weight-complex="normal"/>
    </style:style>
    <style:style style:name="P564" style:family="paragraph" style:parent-style-name="Standard">
      <style:text-properties fo:font-weight="normal" officeooo:rsid="020809a5" officeooo:paragraph-rsid="02089148" style:font-weight-asian="normal" style:font-weight-complex="normal"/>
    </style:style>
    <style:style style:name="P565" style:family="paragraph" style:parent-style-name="Standard">
      <style:text-properties fo:font-weight="normal" officeooo:rsid="020d7a6e" officeooo:paragraph-rsid="020d7a6e" style:font-weight-asian="normal" style:font-weight-complex="normal"/>
    </style:style>
    <style:style style:name="P566" style:family="paragraph" style:parent-style-name="Standard">
      <style:text-properties fo:font-weight="normal" officeooo:rsid="0214cedd" officeooo:paragraph-rsid="0214cedd" style:font-weight-asian="normal" style:font-weight-complex="normal"/>
    </style:style>
    <style:style style:name="P567" style:family="paragraph" style:parent-style-name="Standard">
      <style:text-properties fo:font-weight="normal" officeooo:rsid="021be89a" officeooo:paragraph-rsid="021be89a" style:font-weight-asian="normal" style:font-weight-complex="normal"/>
    </style:style>
    <style:style style:name="P568" style:family="paragraph" style:parent-style-name="Standard">
      <style:text-properties fo:font-weight="normal" officeooo:rsid="021d7182" officeooo:paragraph-rsid="021d7182" style:font-weight-asian="normal" style:font-weight-complex="normal"/>
    </style:style>
    <style:style style:name="P569" style:family="paragraph" style:parent-style-name="Standard">
      <style:text-properties fo:font-weight="normal" officeooo:rsid="0223bdce" officeooo:paragraph-rsid="0223bdce" style:font-weight-asian="normal" style:font-weight-complex="normal"/>
    </style:style>
    <style:style style:name="P570" style:family="paragraph" style:parent-style-name="Standard">
      <style:text-properties fo:font-weight="normal" officeooo:rsid="022520dc" officeooo:paragraph-rsid="022520dc" style:font-weight-asian="normal" style:font-weight-complex="normal"/>
    </style:style>
    <style:style style:name="P571" style:family="paragraph" style:parent-style-name="Standard">
      <style:text-properties fo:font-weight="normal" officeooo:rsid="0225ac21" officeooo:paragraph-rsid="0225ac21" style:font-weight-asian="normal" style:font-weight-complex="normal"/>
    </style:style>
    <style:style style:name="P572" style:family="paragraph" style:parent-style-name="Standard">
      <style:text-properties fo:font-weight="normal" officeooo:rsid="02297817" officeooo:paragraph-rsid="02297817" style:font-weight-asian="normal" style:font-weight-complex="normal"/>
    </style:style>
    <style:style style:name="P573" style:family="paragraph" style:parent-style-name="Standard">
      <style:text-properties fo:font-weight="normal" officeooo:rsid="022c4c00" officeooo:paragraph-rsid="022c4c00" style:font-weight-asian="normal" style:font-weight-complex="normal"/>
    </style:style>
    <style:style style:name="P574" style:family="paragraph" style:parent-style-name="Standard">
      <style:text-properties fo:font-weight="normal" officeooo:rsid="023340cb" officeooo:paragraph-rsid="023340cb" style:font-weight-asian="normal" style:font-weight-complex="normal"/>
    </style:style>
    <style:style style:name="P575" style:family="paragraph" style:parent-style-name="Standard">
      <style:text-properties fo:font-weight="normal" officeooo:rsid="0234a74b" officeooo:paragraph-rsid="0234a74b" style:font-weight-asian="normal" style:font-weight-complex="normal"/>
    </style:style>
    <style:style style:name="P576" style:family="paragraph" style:parent-style-name="Standard">
      <style:text-properties fo:font-weight="normal" officeooo:rsid="0238e820" officeooo:paragraph-rsid="0238e820" style:font-weight-asian="normal" style:font-weight-complex="normal"/>
    </style:style>
    <style:style style:name="P577" style:family="paragraph" style:parent-style-name="Standard">
      <style:text-properties fo:font-weight="normal" officeooo:rsid="023afead" officeooo:paragraph-rsid="023afead" style:font-weight-asian="normal" style:font-weight-complex="normal"/>
    </style:style>
    <style:style style:name="P578" style:family="paragraph" style:parent-style-name="Standard">
      <style:text-properties fo:font-weight="normal" officeooo:rsid="023b9275" officeooo:paragraph-rsid="023b9275" style:font-weight-asian="normal" style:font-weight-complex="normal"/>
    </style:style>
    <style:style style:name="P579" style:family="paragraph" style:parent-style-name="Standard">
      <style:text-properties fo:font-weight="normal" officeooo:rsid="02412e6f" officeooo:paragraph-rsid="02412e6f" style:font-weight-asian="normal" style:font-weight-complex="normal"/>
    </style:style>
    <style:style style:name="P580" style:family="paragraph" style:parent-style-name="Standard">
      <style:text-properties fo:font-weight="normal" officeooo:rsid="0241aee7" officeooo:paragraph-rsid="0241aee7" style:font-weight-asian="normal" style:font-weight-complex="normal"/>
    </style:style>
    <style:style style:name="P581" style:family="paragraph" style:parent-style-name="Standard">
      <style:text-properties fo:font-weight="normal" officeooo:rsid="0243d156" officeooo:paragraph-rsid="0243d156" style:font-weight-asian="normal" style:font-weight-complex="normal"/>
    </style:style>
    <style:style style:name="P582" style:family="paragraph" style:parent-style-name="Standard">
      <style:text-properties fo:font-weight="normal" officeooo:rsid="024673c5" officeooo:paragraph-rsid="024673c5" style:font-weight-asian="normal" style:font-weight-complex="normal"/>
    </style:style>
    <style:style style:name="P583" style:family="paragraph" style:parent-style-name="Standard">
      <style:text-properties fo:font-weight="normal" officeooo:rsid="02468e80" officeooo:paragraph-rsid="02468e80" style:font-weight-asian="normal" style:font-weight-complex="normal"/>
    </style:style>
    <style:style style:name="P584" style:family="paragraph" style:parent-style-name="Standard">
      <style:text-properties fo:font-weight="normal" officeooo:rsid="024b47eb" officeooo:paragraph-rsid="024b47eb" style:font-weight-asian="normal" style:font-weight-complex="normal"/>
    </style:style>
    <style:style style:name="P585" style:family="paragraph" style:parent-style-name="Standard">
      <style:text-properties fo:font-weight="normal" officeooo:rsid="024b47eb" officeooo:paragraph-rsid="025064a7" style:font-weight-asian="normal" style:font-weight-complex="normal"/>
    </style:style>
    <style:style style:name="P586" style:family="paragraph" style:parent-style-name="Standard">
      <style:text-properties fo:font-weight="normal" officeooo:rsid="025064a7" officeooo:paragraph-rsid="025064a7" style:font-weight-asian="normal" style:font-weight-complex="normal"/>
    </style:style>
    <style:style style:name="P587" style:family="paragraph" style:parent-style-name="Standard">
      <style:text-properties fo:font-weight="normal" officeooo:rsid="024c6d7a" officeooo:paragraph-rsid="024bacfa" style:font-weight-asian="normal" style:font-weight-complex="normal"/>
    </style:style>
    <style:style style:name="P588" style:family="paragraph" style:parent-style-name="Standard">
      <style:text-properties fo:font-weight="normal" officeooo:rsid="033432bd" officeooo:paragraph-rsid="02f618dc" style:font-weight-asian="normal" style:font-weight-complex="normal"/>
    </style:style>
    <style:style style:name="P589" style:family="paragraph" style:parent-style-name="Standard">
      <style:text-properties fo:font-weight="normal" officeooo:rsid="0336b5a7" officeooo:paragraph-rsid="02f618dc" style:font-weight-asian="normal" style:font-weight-complex="normal"/>
    </style:style>
    <style:style style:name="P590" style:family="paragraph" style:parent-style-name="Standard">
      <style:text-properties fo:font-weight="normal" officeooo:rsid="0338e13f" officeooo:paragraph-rsid="02f618dc" style:font-weight-asian="normal" style:font-weight-complex="normal"/>
    </style:style>
    <style:style style:name="P591" style:family="paragraph" style:parent-style-name="Standard">
      <style:text-properties fo:font-weight="normal" officeooo:rsid="032e6a58" officeooo:paragraph-rsid="02f618dc" style:font-weight-asian="normal" style:font-weight-complex="normal"/>
    </style:style>
    <style:style style:name="P592" style:family="paragraph" style:parent-style-name="Standard">
      <style:text-properties fo:font-weight="normal" officeooo:rsid="0355f791" officeooo:paragraph-rsid="0355f791" style:font-weight-asian="normal" style:font-weight-complex="normal"/>
    </style:style>
    <style:style style:name="P593" style:family="paragraph" style:parent-style-name="Standard">
      <style:text-properties fo:font-weight="normal" officeooo:rsid="035cb7ee" officeooo:paragraph-rsid="035cb7ee" style:font-weight-asian="normal" style:font-weight-complex="normal"/>
    </style:style>
    <style:style style:name="P594" style:family="paragraph" style:parent-style-name="Standard">
      <style:text-properties fo:font-weight="normal" officeooo:rsid="035947b0" officeooo:paragraph-rsid="035947b0" style:font-weight-asian="normal" style:font-weight-complex="normal"/>
    </style:style>
    <style:style style:name="P595" style:family="paragraph" style:parent-style-name="Standard">
      <style:text-properties fo:font-weight="normal" officeooo:rsid="035d81ba" officeooo:paragraph-rsid="035d81ba" style:font-weight-asian="normal" style:font-weight-complex="normal"/>
    </style:style>
    <style:style style:name="P596" style:family="paragraph" style:parent-style-name="Standard">
      <style:text-properties fo:font-weight="normal" officeooo:rsid="035ef077" officeooo:paragraph-rsid="035ef077" style:font-weight-asian="normal" style:font-weight-complex="normal"/>
    </style:style>
    <style:style style:name="P597" style:family="paragraph" style:parent-style-name="Standard">
      <style:text-properties fo:font-weight="normal" officeooo:rsid="0115bb43" officeooo:paragraph-rsid="0115bb43" fo:background-color="#00a65d" style:font-weight-asian="normal" style:font-weight-complex="normal"/>
    </style:style>
    <style:style style:name="P598" style:family="paragraph" style:parent-style-name="Standard">
      <style:text-properties officeooo:rsid="00e33bab" officeooo:paragraph-rsid="00e33bab"/>
    </style:style>
    <style:style style:name="P599" style:family="paragraph" style:parent-style-name="Standard">
      <style:text-properties officeooo:rsid="00e62737" officeooo:paragraph-rsid="00e62737"/>
    </style:style>
    <style:style style:name="P600" style:family="paragraph" style:parent-style-name="Standard">
      <style:text-properties officeooo:rsid="00f2d1b2" officeooo:paragraph-rsid="00f2d1b2"/>
    </style:style>
    <style:style style:name="P601" style:family="paragraph" style:parent-style-name="Standard">
      <style:text-properties officeooo:rsid="00f364ed" officeooo:paragraph-rsid="00f364ed"/>
    </style:style>
    <style:style style:name="P602" style:family="paragraph" style:parent-style-name="Standard">
      <style:text-properties officeooo:rsid="00f38025" officeooo:paragraph-rsid="00f38025"/>
    </style:style>
    <style:style style:name="P603" style:family="paragraph" style:parent-style-name="Standard">
      <style:text-properties officeooo:rsid="00f80a5e" officeooo:paragraph-rsid="00f80a5e"/>
    </style:style>
    <style:style style:name="P604" style:family="paragraph" style:parent-style-name="Standard">
      <style:text-properties officeooo:paragraph-rsid="00fd74f4"/>
    </style:style>
    <style:style style:name="P605"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606"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607"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608"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609"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610"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611"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612"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613"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614"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615" style:family="paragraph" style:parent-style-name="Standard">
      <style:paragraph-properties fo:text-align="start" style:justify-single-word="false"/>
      <style:text-properties officeooo:rsid="012a5711" officeooo:paragraph-rsid="0147fd4e"/>
    </style:style>
    <style:style style:name="P616" style:family="paragraph" style:parent-style-name="Standard">
      <style:paragraph-properties fo:text-align="start" style:justify-single-word="false"/>
      <style:text-properties officeooo:rsid="01267f26" officeooo:paragraph-rsid="0147fd4e"/>
    </style:style>
    <style:style style:name="P617" style:family="paragraph" style:parent-style-name="Standard">
      <style:paragraph-properties fo:text-align="start" style:justify-single-word="false"/>
      <style:text-properties officeooo:rsid="00d17b52" officeooo:paragraph-rsid="014921e0"/>
    </style:style>
    <style:style style:name="P618" style:family="paragraph" style:parent-style-name="Standard">
      <style:text-properties officeooo:rsid="00d17b52" officeooo:paragraph-rsid="012b92b3"/>
    </style:style>
    <style:style style:name="P619" style:family="paragraph" style:parent-style-name="Standard">
      <style:paragraph-properties fo:text-align="start" style:justify-single-word="false"/>
      <style:text-properties officeooo:rsid="00d30248" officeooo:paragraph-rsid="014921e0"/>
    </style:style>
    <style:style style:name="P620" style:family="paragraph" style:parent-style-name="Standard">
      <style:paragraph-properties fo:text-align="start" style:justify-single-word="false"/>
      <style:text-properties officeooo:rsid="0110ac09" officeooo:paragraph-rsid="014921e0"/>
    </style:style>
    <style:style style:name="P621" style:family="paragraph" style:parent-style-name="Standard">
      <style:paragraph-properties fo:text-align="start" style:justify-single-word="false"/>
      <style:text-properties officeooo:rsid="01185d6e" officeooo:paragraph-rsid="014921e0"/>
    </style:style>
    <style:style style:name="P622" style:family="paragraph" style:parent-style-name="Standard">
      <style:paragraph-properties fo:text-align="start" style:justify-single-word="false"/>
      <style:text-properties officeooo:rsid="01198d52" officeooo:paragraph-rsid="014921e0"/>
    </style:style>
    <style:style style:name="P623" style:family="paragraph" style:parent-style-name="Standard">
      <style:text-properties officeooo:rsid="015ac257" officeooo:paragraph-rsid="015ac257"/>
    </style:style>
    <style:style style:name="P624"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625"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626"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627" style:family="paragraph" style:parent-style-name="Standard">
      <style:text-properties fo:font-style="normal" officeooo:rsid="01d3574c" officeooo:paragraph-rsid="01d3574c" style:font-style-asian="normal" style:font-style-complex="normal"/>
    </style:style>
    <style:style style:name="P628"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629" style:family="paragraph" style:parent-style-name="Standard">
      <style:text-properties officeooo:rsid="01f0894c" officeooo:paragraph-rsid="01f0894c"/>
    </style:style>
    <style:style style:name="P630"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631"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632"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633"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6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635"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636" style:family="paragraph" style:parent-style-name="Horizontal_20_Line">
      <style:text-properties officeooo:rsid="0053220a"/>
    </style:style>
    <style:style style:name="P63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63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63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64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64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64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6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6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645"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646"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647"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648"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649"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650"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651"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652"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653"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654"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655"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656"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657"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658"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659"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660"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661"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662"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663"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664"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665"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666"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667"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668"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669"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670"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671" style:family="paragraph" style:parent-style-name="Standard" style:list-style-name="L2">
      <style:paragraph-properties fo:text-align="start" style:justify-single-word="false"/>
      <style:text-properties officeooo:rsid="012a5711" officeooo:paragraph-rsid="0147fd4e"/>
    </style:style>
    <style:style style:name="P672" style:family="paragraph" style:parent-style-name="Standard" style:list-style-name="L2">
      <style:paragraph-properties fo:text-align="start" style:justify-single-word="false"/>
      <style:text-properties officeooo:rsid="012be6b1" officeooo:paragraph-rsid="0147fd4e"/>
    </style:style>
    <style:style style:name="P673" style:family="paragraph" style:parent-style-name="Standard" style:list-style-name="L3">
      <style:text-properties fo:font-weight="normal" officeooo:rsid="018c52ec" officeooo:paragraph-rsid="018c52ec" style:font-weight-asian="normal" style:font-weight-complex="normal"/>
    </style:style>
    <style:style style:name="P674" style:family="paragraph" style:parent-style-name="Standard" style:list-style-name="L3">
      <style:text-properties fo:font-weight="normal" officeooo:rsid="01aa48e1" officeooo:paragraph-rsid="01aa48e1" style:font-weight-asian="normal" style:font-weight-complex="normal"/>
    </style:style>
    <style:style style:name="P675" style:family="paragraph" style:parent-style-name="Standard" style:list-style-name="L3">
      <style:text-properties fo:font-weight="normal" officeooo:rsid="018e297d" officeooo:paragraph-rsid="01aa48e1" style:font-weight-asian="normal" style:font-weight-complex="normal"/>
    </style:style>
    <style:style style:name="P676" style:family="paragraph" style:parent-style-name="Standard" style:list-style-name="L3">
      <style:text-properties fo:font-weight="normal" officeooo:rsid="018efe2e" officeooo:paragraph-rsid="01aa48e1" style:font-weight-asian="normal" style:font-weight-complex="normal"/>
    </style:style>
    <style:style style:name="P677" style:family="paragraph" style:parent-style-name="Standard" style:list-style-name="L4">
      <style:text-properties fo:font-weight="normal" officeooo:rsid="01a2d2af" officeooo:paragraph-rsid="01a2d2af" style:font-weight-asian="normal" style:font-weight-complex="normal"/>
    </style:style>
    <style:style style:name="P678" style:family="paragraph" style:parent-style-name="Standard" style:list-style-name="L5">
      <style:text-properties fo:font-weight="normal" officeooo:rsid="01a2d2af" officeooo:paragraph-rsid="01a2d2af" style:font-weight-asian="normal" style:font-weight-complex="normal"/>
    </style:style>
    <style:style style:name="P679" style:family="paragraph" style:parent-style-name="Standard" style:list-style-name="L5">
      <style:text-properties fo:font-weight="normal" officeooo:rsid="01c352bd" officeooo:paragraph-rsid="01c352bd" style:font-weight-asian="normal" style:font-weight-complex="normal"/>
    </style:style>
    <style:style style:name="P680" style:family="paragraph" style:parent-style-name="Standard" style:list-style-name="L6">
      <style:text-properties fo:font-weight="normal" officeooo:rsid="01a996ae" officeooo:paragraph-rsid="01a996ae" style:font-weight-asian="normal" style:font-weight-complex="normal"/>
    </style:style>
    <style:style style:name="P681" style:family="paragraph" style:parent-style-name="Standard" style:list-style-name="L7">
      <style:text-properties fo:font-weight="normal" officeooo:rsid="01ccf7da" officeooo:paragraph-rsid="01ccf7da" style:font-weight-asian="normal" style:font-weight-complex="normal"/>
    </style:style>
    <style:style style:name="P682" style:family="paragraph" style:parent-style-name="Standard" style:list-style-name="L7">
      <style:text-properties fo:font-weight="normal" officeooo:rsid="01cf5691" officeooo:paragraph-rsid="01cf5691" style:font-weight-asian="normal" style:font-weight-complex="normal"/>
    </style:style>
    <style:style style:name="P683" style:family="paragraph" style:parent-style-name="Standard" style:list-style-name="L7">
      <style:text-properties fo:font-weight="normal" officeooo:rsid="01d0cd79" officeooo:paragraph-rsid="01d0cd79" style:font-weight-asian="normal" style:font-weight-complex="normal"/>
    </style:style>
    <style:style style:name="P684" style:family="paragraph" style:parent-style-name="Standard" style:list-style-name="L8">
      <style:text-properties fo:font-weight="normal" officeooo:rsid="01ece823" officeooo:paragraph-rsid="01ece823" style:font-weight-asian="normal" style:font-weight-complex="normal"/>
    </style:style>
    <style:style style:name="P685" style:family="paragraph" style:parent-style-name="Standard" style:list-style-name="L8">
      <style:text-properties fo:font-weight="normal" officeooo:rsid="01f0894c" officeooo:paragraph-rsid="01f0894c" style:font-weight-asian="normal" style:font-weight-complex="normal"/>
    </style:style>
    <style:style style:name="P686" style:family="paragraph" style:parent-style-name="Standard" style:list-style-name="L12">
      <style:text-properties fo:font-weight="normal" officeooo:rsid="0336b5a7" officeooo:paragraph-rsid="02f618dc" style:font-weight-asian="normal" style:font-weight-complex="normal"/>
    </style:style>
    <style:style style:name="P687" style:family="paragraph" style:parent-style-name="Standard" style:list-style-name="L6">
      <style:text-properties fo:font-weight="bold" officeooo:rsid="01a996ae" officeooo:paragraph-rsid="01a996ae" style:font-weight-asian="bold" style:font-weight-complex="bold"/>
    </style:style>
    <style:style style:name="P688" style:family="paragraph" style:parent-style-name="Standard" style:list-style-name="L6">
      <style:text-properties fo:font-weight="bold" officeooo:rsid="01aba7ad" officeooo:paragraph-rsid="01aba7ad" style:font-weight-asian="bold" style:font-weight-complex="bold"/>
    </style:style>
    <style:style style:name="P689" style:family="paragraph" style:parent-style-name="Standard" style:list-style-name="L6">
      <style:text-properties fo:font-weight="bold" officeooo:rsid="01af7d63" officeooo:paragraph-rsid="01af7d63" style:font-weight-asian="bold" style:font-weight-complex="bold"/>
    </style:style>
    <style:style style:name="P690" style:family="paragraph" style:parent-style-name="Standard" style:list-style-name="L6">
      <style:text-properties fo:font-weight="bold" officeooo:rsid="01b1ff50" officeooo:paragraph-rsid="01b1ff50" style:font-weight-asian="bold" style:font-weight-complex="bold"/>
    </style:style>
    <style:style style:name="P691" style:family="paragraph" style:parent-style-name="Standard" style:list-style-name="L6">
      <style:text-properties fo:font-weight="bold" officeooo:rsid="01b22f30" officeooo:paragraph-rsid="01b22f30" style:font-weight-asian="bold" style:font-weight-complex="bold"/>
    </style:style>
    <style:style style:name="P692" style:family="paragraph" style:parent-style-name="Standard" style:list-style-name="L6">
      <style:text-properties fo:font-weight="bold" officeooo:rsid="01b5abce" officeooo:paragraph-rsid="01b5abce" style:font-weight-asian="bold" style:font-weight-complex="bold"/>
    </style:style>
    <style:style style:name="P693" style:family="paragraph" style:parent-style-name="Standard" style:list-style-name="L7">
      <style:text-properties fo:font-weight="bold" officeooo:rsid="01d0cd79" officeooo:paragraph-rsid="01d0cd79" style:font-weight-asian="bold" style:font-weight-complex="bold"/>
    </style:style>
    <style:style style:name="P694" style:family="paragraph" style:parent-style-name="Standard" style:list-style-name="L8">
      <style:text-properties officeooo:paragraph-rsid="01ece823"/>
    </style:style>
    <style:style style:name="P695" style:family="paragraph" style:parent-style-name="Standard" style:list-style-name="L8">
      <style:text-properties officeooo:rsid="01ece823" officeooo:paragraph-rsid="01ece823"/>
    </style:style>
    <style:style style:name="P696" style:family="paragraph" style:parent-style-name="Standard" style:list-style-name="L9">
      <style:text-properties officeooo:paragraph-rsid="021e9e63"/>
    </style:style>
    <style:style style:name="P697" style:family="paragraph" style:parent-style-name="Standard" style:list-style-name="L9">
      <style:text-properties officeooo:rsid="02208b38" officeooo:paragraph-rsid="02208b38"/>
    </style:style>
    <style:style style:name="P698"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699"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700"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701"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1c7f41d" fo:background-color="#fff200" loext:char-shading-value="0" style:font-weight-asian="normal" style:font-weight-complex="normal"/>
    </style:style>
    <style:style style:name="T76" style:family="text">
      <style:text-properties fo:font-weight="bold" style:font-weight-asian="bold" style:font-weight-complex="bold"/>
    </style:style>
    <style:style style:name="T77" style:family="text">
      <style:text-properties fo:font-weight="bold" officeooo:rsid="000e5d78" style:font-weight-asian="bold" style:font-weight-complex="bold"/>
    </style:style>
    <style:style style:name="T78" style:family="text">
      <style:text-properties fo:font-weight="bold" officeooo:rsid="00137c2c" style:font-weight-asian="bold" style:font-weight-complex="bold"/>
    </style:style>
    <style:style style:name="T79" style:family="text">
      <style:text-properties fo:font-weight="bold" officeooo:rsid="001ba3a6" style:font-weight-asian="bold" style:font-weight-complex="bold"/>
    </style:style>
    <style:style style:name="T80" style:family="text">
      <style:text-properties fo:font-weight="bold" officeooo:rsid="00504e4d" style:font-weight-asian="bold" style:font-weight-complex="bold"/>
    </style:style>
    <style:style style:name="T81" style:family="text">
      <style:text-properties fo:font-weight="bold" officeooo:rsid="006f4470" style:font-weight-asian="bold" style:font-weight-complex="bold"/>
    </style:style>
    <style:style style:name="T82" style:family="text">
      <style:text-properties fo:font-weight="bold" officeooo:rsid="007096ef" style:font-weight-asian="bold" style:font-weight-complex="bold"/>
    </style:style>
    <style:style style:name="T83" style:family="text">
      <style:text-properties fo:font-weight="bold" officeooo:rsid="006ba84e" style:font-weight-asian="bold" style:font-weight-complex="bold"/>
    </style:style>
    <style:style style:name="T84" style:family="text">
      <style:text-properties fo:font-weight="bold" officeooo:rsid="006adaa9" style:font-weight-asian="bold" style:font-weight-complex="bold"/>
    </style:style>
    <style:style style:name="T85" style:family="text">
      <style:text-properties fo:font-weight="bold" officeooo:rsid="006ebe28" style:font-weight-asian="bold" style:font-weight-complex="bold"/>
    </style:style>
    <style:style style:name="T86" style:family="text">
      <style:text-properties fo:font-weight="bold" officeooo:rsid="007640e7" style:font-weight-asian="bold" style:font-weight-complex="bold"/>
    </style:style>
    <style:style style:name="T87" style:family="text">
      <style:text-properties fo:font-weight="bold" officeooo:rsid="007eae53" style:font-weight-asian="bold" style:font-weight-complex="bold"/>
    </style:style>
    <style:style style:name="T88" style:family="text">
      <style:text-properties fo:font-weight="bold" officeooo:rsid="0091163b" style:font-weight-asian="bold" style:font-weight-complex="bold"/>
    </style:style>
    <style:style style:name="T89" style:family="text">
      <style:text-properties fo:font-weight="bold" officeooo:rsid="0094d956" style:font-weight-asian="bold" style:font-weight-complex="bold"/>
    </style:style>
    <style:style style:name="T90" style:family="text">
      <style:text-properties fo:font-weight="bold" officeooo:rsid="000b41bb" style:font-weight-asian="bold" style:font-weight-complex="bold"/>
    </style:style>
    <style:style style:name="T91" style:family="text">
      <style:text-properties fo:font-weight="bold" officeooo:rsid="0097db5f" style:font-weight-asian="bold" style:font-weight-complex="bold"/>
    </style:style>
    <style:style style:name="T92" style:family="text">
      <style:text-properties fo:font-weight="bold" officeooo:rsid="00a6defb" style:font-weight-asian="bold" style:font-weight-complex="bold"/>
    </style:style>
    <style:style style:name="T93" style:family="text">
      <style:text-properties fo:font-weight="bold" officeooo:rsid="00cbe550" style:font-weight-asian="bold" style:font-weight-complex="bold"/>
    </style:style>
    <style:style style:name="T94" style:family="text">
      <style:text-properties fo:font-weight="bold" officeooo:rsid="00fd74f4" style:font-weight-asian="bold" style:font-weight-complex="bold"/>
    </style:style>
    <style:style style:name="T95" style:family="text">
      <style:text-properties fo:font-weight="bold" officeooo:rsid="013dfde8" style:font-weight-asian="bold" style:font-weight-complex="bold"/>
    </style:style>
    <style:style style:name="T96" style:family="text">
      <style:text-properties fo:font-weight="bold" officeooo:rsid="013b4b4e" style:font-weight-asian="bold" style:font-weight-complex="bold"/>
    </style:style>
    <style:style style:name="T97" style:family="text">
      <style:text-properties fo:font-weight="bold" officeooo:rsid="00d25814" style:font-weight-asian="bold" style:font-weight-complex="bold"/>
    </style:style>
    <style:style style:name="T98" style:family="text">
      <style:text-properties fo:font-weight="bold" officeooo:rsid="00d30248" style:font-weight-asian="bold" style:font-weight-complex="bold"/>
    </style:style>
    <style:style style:name="T99" style:family="text">
      <style:text-properties fo:font-weight="bold" officeooo:rsid="019d22c2" style:font-weight-asian="bold" style:font-weight-complex="bold"/>
    </style:style>
    <style:style style:name="T100" style:family="text">
      <style:text-properties fo:font-weight="bold" officeooo:rsid="01871671" style:font-weight-asian="bold" style:font-weight-complex="bold"/>
    </style:style>
    <style:style style:name="T101" style:family="text">
      <style:text-properties fo:font-weight="bold" officeooo:rsid="01b9afbe" style:font-weight-asian="bold" style:font-weight-complex="bold"/>
    </style:style>
    <style:style style:name="T102" style:family="text">
      <style:text-properties fo:font-weight="bold" officeooo:rsid="01ca3182" style:font-weight-asian="bold" style:font-weight-complex="bold"/>
    </style:style>
    <style:style style:name="T103" style:family="text">
      <style:text-properties fo:font-weight="bold" officeooo:rsid="01ece823" style:font-weight-asian="bold" style:font-weight-complex="bold"/>
    </style:style>
    <style:style style:name="T104" style:family="text">
      <style:text-properties fo:font-weight="bold" officeooo:rsid="02173407" style:font-weight-asian="bold" style:font-weight-complex="bold"/>
    </style:style>
    <style:style style:name="T105" style:family="text">
      <style:text-properties fo:font-weight="bold" officeooo:rsid="0217a6ce" style:font-weight-asian="bold" style:font-weight-complex="bold"/>
    </style:style>
    <style:style style:name="T106" style:family="text">
      <style:text-properties fo:font-weight="bold" officeooo:rsid="02185e1d" style:font-weight-asian="bold" style:font-weight-complex="bold"/>
    </style:style>
    <style:style style:name="T107" style:family="text">
      <style:text-properties fo:font-weight="bold" officeooo:rsid="021a347c" style:font-weight-asian="bold" style:font-weight-complex="bold"/>
    </style:style>
    <style:style style:name="T108" style:family="text">
      <style:text-properties fo:font-weight="bold" officeooo:rsid="021e9e63" style:font-weight-asian="bold" style:font-weight-complex="bold"/>
    </style:style>
    <style:style style:name="T109" style:family="text">
      <style:text-properties fo:font-weight="bold" officeooo:rsid="024bacfa" style:font-weight-asian="bold" style:font-weight-complex="bold"/>
    </style:style>
    <style:style style:name="T110" style:family="text">
      <style:text-properties fo:font-weight="bold" officeooo:rsid="029f81d7" style:font-weight-asian="bold" style:font-weight-complex="bold"/>
    </style:style>
    <style:style style:name="T111" style:family="text">
      <style:text-properties fo:font-weight="bold" officeooo:rsid="02d0ea19" style:font-weight-asian="bold" style:font-weight-complex="bold"/>
    </style:style>
    <style:style style:name="T112" style:family="text">
      <style:text-properties fo:font-weight="bold" officeooo:rsid="02dc5a2b" style:font-weight-asian="bold" style:font-weight-complex="bold"/>
    </style:style>
    <style:style style:name="T113" style:family="text">
      <style:text-properties fo:font-weight="bold" officeooo:rsid="03018b32" style:font-weight-asian="bold" style:font-weight-complex="bold"/>
    </style:style>
    <style:style style:name="T114" style:family="text">
      <style:text-properties fo:font-weight="bold" officeooo:rsid="035d81ba" style:font-weight-asian="bold" style:font-weight-complex="bold"/>
    </style:style>
    <style:style style:name="T115" style:family="text">
      <style:text-properties fo:font-weight="bold" officeooo:rsid="03117b08" style:font-weight-asian="bold" style:font-weight-complex="bold"/>
    </style:style>
    <style:style style:name="T116" style:family="text">
      <style:text-properties fo:font-weight="bold" officeooo:rsid="03147a72" style:font-weight-asian="bold" style:font-weight-complex="bold"/>
    </style:style>
    <style:style style:name="T117" style:family="text">
      <style:text-properties fo:font-weight="bold" fo:background-color="#72bf44" loext:char-shading-value="0" style:font-weight-asian="bold" style:font-weight-complex="bold"/>
    </style:style>
    <style:style style:name="T118" style:family="text">
      <style:text-properties officeooo:rsid="0011c3cf"/>
    </style:style>
    <style:style style:name="T119" style:family="text">
      <style:text-properties officeooo:rsid="00137c2c"/>
    </style:style>
    <style:style style:name="T120" style:family="text">
      <style:text-properties fo:font-size="16pt" fo:font-weight="bold" style:font-size-asian="16pt" style:font-weight-asian="bold" style:font-size-complex="16pt" style:font-weight-complex="bold"/>
    </style:style>
    <style:style style:name="T121" style:family="text">
      <style:text-properties fo:font-size="16pt" fo:font-weight="bold" officeooo:rsid="0066bc3a" style:font-size-asian="16pt" style:font-weight-asian="bold" style:font-size-complex="16pt" style:font-weight-complex="bold"/>
    </style:style>
    <style:style style:name="T122" style:family="text">
      <style:text-properties fo:font-size="16pt" fo:font-weight="bold" officeooo:rsid="009ab082" style:font-size-asian="16pt" style:font-weight-asian="bold" style:font-size-complex="16pt" style:font-weight-complex="bold"/>
    </style:style>
    <style:style style:name="T123" style:family="text">
      <style:text-properties fo:font-size="16pt" style:font-size-asian="16pt" style:font-size-complex="16pt"/>
    </style:style>
    <style:style style:name="T124" style:family="text">
      <style:text-properties fo:font-size="16pt" fo:font-weight="normal" style:font-size-asian="16pt" style:font-weight-asian="normal" style:font-size-complex="16pt" style:font-weight-complex="normal"/>
    </style:style>
    <style:style style:name="T125" style:family="text">
      <style:text-properties fo:font-size="16pt" style:text-underline-style="none" fo:font-weight="bold" style:font-size-asian="16pt" style:font-weight-asian="bold" style:font-size-complex="16pt" style:font-weight-complex="bold"/>
    </style:style>
    <style:style style:name="T126" style:family="text">
      <style:text-properties officeooo:rsid="00162c31"/>
    </style:style>
    <style:style style:name="T127" style:family="text">
      <style:text-properties officeooo:rsid="001643d9"/>
    </style:style>
    <style:style style:name="T128" style:family="text">
      <style:text-properties officeooo:rsid="0019b833"/>
    </style:style>
    <style:style style:name="T129" style:family="text">
      <style:text-properties officeooo:rsid="001ba3a6"/>
    </style:style>
    <style:style style:name="T130" style:family="text">
      <style:text-properties officeooo:rsid="001e0210"/>
    </style:style>
    <style:style style:name="T131" style:family="text">
      <style:text-properties officeooo:rsid="0020de7e"/>
    </style:style>
    <style:style style:name="T132" style:family="text">
      <style:text-properties officeooo:rsid="002201b0"/>
    </style:style>
    <style:style style:name="T133" style:family="text">
      <style:text-properties fo:font-style="italic" style:font-style-asian="italic" style:font-style-complex="italic"/>
    </style:style>
    <style:style style:name="T134" style:family="text">
      <style:text-properties fo:font-style="italic" officeooo:rsid="0020de7e" style:font-style-asian="italic" style:font-style-complex="italic"/>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style:text-position="super 58%" officeooo:rsid="002201b0"/>
    </style:style>
    <style:style style:name="T137" style:family="text">
      <style:text-properties style:text-underline-style="solid" style:text-underline-width="auto" style:text-underline-color="font-color"/>
    </style:style>
    <style:style style:name="T138" style:family="text">
      <style:text-properties style:text-underline-style="solid" style:text-underline-width="auto" style:text-underline-color="font-color" fo:font-weight="normal" style:font-weight-asian="normal" style:font-weight-complex="normal"/>
    </style:style>
    <style:style style:name="T139" style:family="text">
      <style:text-properties style:text-underline-style="solid" style:text-underline-width="auto" style:text-underline-color="font-color" fo:font-weight="normal" officeooo:rsid="01b628e1" style:font-weight-asian="normal" style:font-weight-complex="normal"/>
    </style:style>
    <style:style style:name="T140" style:family="text">
      <style:text-properties style:text-underline-style="solid" style:text-underline-width="auto" style:text-underline-color="font-color" fo:font-weight="normal" officeooo:rsid="01f0d0f9" style:font-weight-asian="normal" style:font-weight-complex="normal"/>
    </style:style>
    <style:style style:name="T141" style:family="text">
      <style:text-properties style:text-underline-style="solid" style:text-underline-width="auto" style:text-underline-color="font-color" officeooo:rsid="001e0210"/>
    </style:style>
    <style:style style:name="T142" style:family="text">
      <style:text-properties style:text-underline-style="solid" style:text-underline-width="auto" style:text-underline-color="font-color" officeooo:rsid="009d45a3"/>
    </style:style>
    <style:style style:name="T143" style:family="text">
      <style:text-properties style:text-underline-style="solid" style:text-underline-width="auto" style:text-underline-color="font-color" officeooo:rsid="00a426b3"/>
    </style:style>
    <style:style style:name="T144" style:family="text">
      <style:text-properties style:text-underline-style="solid" style:text-underline-width="auto" style:text-underline-color="font-color" officeooo:rsid="01148a13"/>
    </style:style>
    <style:style style:name="T145" style:family="text">
      <style:text-properties style:text-underline-style="solid" style:text-underline-width="auto" style:text-underline-color="font-color" officeooo:rsid="01185d6e"/>
    </style:style>
    <style:style style:name="T146" style:family="text">
      <style:text-properties style:text-underline-style="solid" style:text-underline-width="auto" style:text-underline-color="font-color" fo:font-weight="bold" style:font-weight-asian="bold" style:font-weight-complex="bold"/>
    </style:style>
    <style:style style:name="T147" style:family="text">
      <style:text-properties fo:font-style="normal" style:text-underline-style="solid" style:text-underline-width="auto" style:text-underline-color="font-color" style:font-style-asian="normal" style:font-style-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style:font-style-asian="normal" style:font-style-complex="normal"/>
    </style:style>
    <style:style style:name="T150" style:family="text">
      <style:text-properties fo:font-style="normal" officeooo:rsid="01a6f630" style:font-style-asian="normal" style:font-style-complex="normal"/>
    </style:style>
    <style:style style:name="T151" style:family="text">
      <style:text-properties fo:font-style="normal" style:text-underline-style="none" style:font-style-asian="normal" style:font-style-complex="normal"/>
    </style:style>
    <style:style style:name="T152" style:family="text">
      <style:text-properties officeooo:rsid="002b0ee7"/>
    </style:style>
    <style:style style:name="T153" style:family="text">
      <style:text-properties officeooo:rsid="00327fc7"/>
    </style:style>
    <style:style style:name="T154" style:family="text">
      <style:text-properties officeooo:rsid="0034b7f3"/>
    </style:style>
    <style:style style:name="T155" style:family="text">
      <style:text-properties officeooo:rsid="0036c5db"/>
    </style:style>
    <style:style style:name="T156" style:family="text">
      <style:text-properties officeooo:rsid="00386647"/>
    </style:style>
    <style:style style:name="T157" style:family="text">
      <style:text-properties officeooo:rsid="003c4cbe"/>
    </style:style>
    <style:style style:name="T158" style:family="text">
      <style:text-properties officeooo:rsid="003f9c4b"/>
    </style:style>
    <style:style style:name="T159" style:family="text">
      <style:text-properties style:text-underline-style="none"/>
    </style:style>
    <style:style style:name="T160" style:family="text">
      <style:text-properties style:text-underline-style="none" officeooo:rsid="00a426b3"/>
    </style:style>
    <style:style style:name="T161" style:family="text">
      <style:text-properties style:text-underline-style="none" officeooo:rsid="00a5ecea"/>
    </style:style>
    <style:style style:name="T162" style:family="text">
      <style:text-properties style:text-underline-style="none" fo:font-weight="normal" style:font-weight-asian="normal" style:font-weight-complex="normal"/>
    </style:style>
    <style:style style:name="T163" style:family="text">
      <style:text-properties style:text-underline-style="none" fo:font-weight="normal" officeooo:rsid="00aeaf75" style:font-weight-asian="normal" style:font-weight-complex="normal"/>
    </style:style>
    <style:style style:name="T164" style:family="text">
      <style:text-properties style:text-underline-style="none" fo:font-weight="normal" officeooo:rsid="00af77f4" style:font-weight-asian="normal" style:font-weight-complex="normal"/>
    </style:style>
    <style:style style:name="T165" style:family="text">
      <style:text-properties style:text-underline-style="none" officeooo:rsid="00aeaf75"/>
    </style:style>
    <style:style style:name="T166" style:family="text">
      <style:text-properties style:text-underline-style="none" fo:font-weight="bold" style:font-weight-asian="bold" style:font-weight-complex="bold"/>
    </style:style>
    <style:style style:name="T167" style:family="text">
      <style:text-properties style:text-underline-style="none" officeooo:rsid="030a84d4"/>
    </style:style>
    <style:style style:name="T168" style:family="text">
      <style:text-properties style:text-underline-style="none" officeooo:rsid="030dc23a"/>
    </style:style>
    <style:style style:name="T169" style:family="text">
      <style:text-properties style:text-underline-style="none" style:font-size-asian="12pt"/>
    </style:style>
    <style:style style:name="T170" style:family="text">
      <style:text-properties style:text-underline-style="none" officeooo:rsid="031a2601" style:font-size-asian="12pt"/>
    </style:style>
    <style:style style:name="T171" style:family="text">
      <style:text-properties officeooo:rsid="004785db"/>
    </style:style>
    <style:style style:name="T172" style:family="text">
      <style:text-properties officeooo:rsid="005a7f8d"/>
    </style:style>
    <style:style style:name="T173" style:family="text">
      <style:text-properties officeooo:rsid="005ac631"/>
    </style:style>
    <style:style style:name="T174" style:family="text">
      <style:text-properties officeooo:rsid="005b8535"/>
    </style:style>
    <style:style style:name="T175" style:family="text">
      <style:text-properties fo:font-size="14pt" style:font-size-asian="14pt" style:font-size-complex="14pt"/>
    </style:style>
    <style:style style:name="T176" style:family="text">
      <style:text-properties fo:font-size="14pt" fo:font-weight="bold" style:font-size-asian="14pt" style:font-weight-asian="bold" style:font-size-complex="14pt" style:font-weight-complex="bold"/>
    </style:style>
    <style:style style:name="T177" style:family="text">
      <style:text-properties fo:font-size="14pt" fo:font-weight="bold" officeooo:rsid="02b04d55" style:font-size-asian="14pt" style:font-weight-asian="bold" style:font-size-complex="14pt" style:font-weight-complex="bold"/>
    </style:style>
    <style:style style:name="T178" style:family="text">
      <style:text-properties fo:font-size="14pt" fo:font-weight="bold" officeooo:rsid="02c267f9" style:font-size-asian="14pt" style:font-weight-asian="bold" style:font-size-complex="14pt" style:font-weight-complex="bold"/>
    </style:style>
    <style:style style:name="T17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80" style:family="text">
      <style:text-properties fo:font-size="14pt" style:text-underline-style="solid" style:text-underline-width="auto" style:text-underline-color="font-color" style:font-size-asian="14pt" style:font-size-complex="14pt"/>
    </style:style>
    <style:style style:name="T181" style:family="text">
      <style:text-properties fo:font-size="14pt" style:text-underline-style="solid" style:text-underline-width="auto" style:text-underline-color="font-color" officeooo:rsid="011dff07" style:font-size-asian="14pt" style:font-size-complex="14pt"/>
    </style:style>
    <style:style style:name="T182" style:family="text">
      <style:text-properties fo:font-size="14pt" style:text-underline-style="solid" style:text-underline-width="auto" style:text-underline-color="font-color" officeooo:rsid="01503b3c" style:font-size-asian="14pt" style:font-size-complex="14pt"/>
    </style:style>
    <style:style style:name="T183" style:family="text">
      <style:text-properties fo:font-size="14pt" style:text-underline-style="none" style:font-size-asian="14pt" style:font-size-complex="14pt"/>
    </style:style>
    <style:style style:name="T184" style:family="text">
      <style:text-properties officeooo:rsid="00618dde"/>
    </style:style>
    <style:style style:name="T185" style:family="text">
      <style:text-properties officeooo:rsid="0066bc3a"/>
    </style:style>
    <style:style style:name="T186" style:family="text">
      <style:text-properties officeooo:rsid="006d97ba"/>
    </style:style>
    <style:style style:name="T187" style:family="text">
      <style:text-properties officeooo:rsid="006ebe28"/>
    </style:style>
    <style:style style:name="T188" style:family="text">
      <style:text-properties officeooo:rsid="006f4470"/>
    </style:style>
    <style:style style:name="T189" style:family="text">
      <style:text-properties officeooo:rsid="0072dfd2"/>
    </style:style>
    <style:style style:name="T190" style:family="text">
      <style:text-properties officeooo:rsid="007eae53"/>
    </style:style>
    <style:style style:name="T191" style:family="text">
      <style:text-properties officeooo:rsid="0081f800"/>
    </style:style>
    <style:style style:name="T192" style:family="text">
      <style:text-properties officeooo:rsid="00825bc3"/>
    </style:style>
    <style:style style:name="T193" style:family="text">
      <style:text-properties officeooo:rsid="008621f4"/>
    </style:style>
    <style:style style:name="T194" style:family="text">
      <style:text-properties officeooo:rsid="0086c799"/>
    </style:style>
    <style:style style:name="T195" style:family="text">
      <style:text-properties officeooo:rsid="008cc6d1"/>
    </style:style>
    <style:style style:name="T196" style:family="text">
      <style:text-properties officeooo:rsid="01382ca3"/>
    </style:style>
    <style:style style:name="T197" style:family="text">
      <style:text-properties officeooo:rsid="00c4dc39"/>
    </style:style>
    <style:style style:name="T198" style:family="text">
      <style:text-properties officeooo:rsid="00952393"/>
    </style:style>
    <style:style style:name="T199" style:family="text">
      <style:text-properties officeooo:rsid="0097db5f"/>
    </style:style>
    <style:style style:name="T200" style:family="text">
      <style:text-properties officeooo:rsid="009ab082"/>
    </style:style>
    <style:style style:name="T201" style:family="text">
      <style:text-properties officeooo:rsid="009d45a3"/>
    </style:style>
    <style:style style:name="T202" style:family="text">
      <style:text-properties officeooo:rsid="00a04ea5"/>
    </style:style>
    <style:style style:name="T203" style:family="text">
      <style:text-properties officeooo:rsid="00a426b3"/>
    </style:style>
    <style:style style:name="T204" style:family="text">
      <style:text-properties officeooo:rsid="00a6da53"/>
    </style:style>
    <style:style style:name="T205" style:family="text">
      <style:text-properties officeooo:rsid="00a6defb"/>
    </style:style>
    <style:style style:name="T206" style:family="text">
      <style:text-properties officeooo:rsid="00b03fcc"/>
    </style:style>
    <style:style style:name="T207" style:family="text">
      <style:text-properties officeooo:rsid="00b2fd5a"/>
    </style:style>
    <style:style style:name="T208" style:family="text">
      <style:text-properties officeooo:rsid="00b588d7"/>
    </style:style>
    <style:style style:name="T209" style:family="text">
      <style:text-properties officeooo:rsid="00bb1ac5"/>
    </style:style>
    <style:style style:name="T210" style:family="text">
      <style:text-properties officeooo:rsid="00c0172c"/>
    </style:style>
    <style:style style:name="T211" style:family="text">
      <style:text-properties officeooo:rsid="00c4c76b"/>
    </style:style>
    <style:style style:name="T212" style:family="text">
      <style:text-properties officeooo:rsid="00c87b98"/>
    </style:style>
    <style:style style:name="T213" style:family="text">
      <style:text-properties officeooo:rsid="00cbe550"/>
    </style:style>
    <style:style style:name="T214" style:family="text">
      <style:text-properties officeooo:rsid="00cf7d7d"/>
    </style:style>
    <style:style style:name="T215" style:family="text">
      <style:text-properties officeooo:rsid="00d33700"/>
    </style:style>
    <style:style style:name="T216" style:family="text">
      <style:text-properties officeooo:rsid="00d520e1"/>
    </style:style>
    <style:style style:name="T217" style:family="text">
      <style:text-properties officeooo:rsid="00d79fa6"/>
    </style:style>
    <style:style style:name="T218" style:family="text">
      <style:text-properties officeooo:rsid="00da7672"/>
    </style:style>
    <style:style style:name="T219" style:family="text">
      <style:text-properties fo:color="#ce181e" fo:font-weight="bold" style:font-weight-asian="bold" style:font-weight-complex="bold"/>
    </style:style>
    <style:style style:name="T220" style:family="text">
      <style:text-properties fo:background-color="#ed1c24" loext:char-shading-value="0"/>
    </style:style>
    <style:style style:name="T221" style:family="text">
      <style:text-properties fo:color="#59c5c7" fo:font-weight="bold" style:font-weight-asian="bold" style:font-weight-complex="bold"/>
    </style:style>
    <style:style style:name="T222" style:family="text">
      <style:text-properties fo:color="#59c5c7" fo:font-weight="bold" officeooo:rsid="00da7672" style:font-weight-asian="bold" style:font-weight-complex="bold"/>
    </style:style>
    <style:style style:name="T223" style:family="text">
      <style:text-properties officeooo:rsid="00ec2de4"/>
    </style:style>
    <style:style style:name="T224" style:family="text">
      <style:text-properties officeooo:rsid="00f4c6c4"/>
    </style:style>
    <style:style style:name="T225" style:family="text">
      <style:text-properties officeooo:rsid="00f85d51"/>
    </style:style>
    <style:style style:name="T226" style:family="text">
      <style:text-properties officeooo:rsid="00f8dd6b"/>
    </style:style>
    <style:style style:name="T227" style:family="text">
      <style:text-properties officeooo:rsid="0100976d"/>
    </style:style>
    <style:style style:name="T228" style:family="text">
      <style:text-properties officeooo:rsid="01050d6c"/>
    </style:style>
    <style:style style:name="T229" style:family="text">
      <style:text-properties officeooo:rsid="0117ad6c"/>
    </style:style>
    <style:style style:name="T230" style:family="text">
      <style:text-properties officeooo:rsid="011cdca5"/>
    </style:style>
    <style:style style:name="T231" style:family="text">
      <style:text-properties fo:font-size="12pt" style:text-underline-style="none" fo:font-weight="normal" style:font-size-asian="10.5pt" style:font-weight-asian="normal" style:font-size-complex="12pt" style:font-weight-complex="normal"/>
    </style:style>
    <style:style style:name="T232" style:family="text">
      <style:text-properties fo:font-size="12pt" style:text-underline-style="none" fo:font-weight="normal" officeooo:rsid="0125f4d4" style:font-size-asian="10.5pt" style:font-weight-asian="normal" style:font-size-complex="12pt" style:font-weight-complex="normal"/>
    </style:style>
    <style:style style:name="T233" style:family="text">
      <style:text-properties fo:font-size="12pt" style:font-size-asian="12pt" style:font-size-complex="12pt"/>
    </style:style>
    <style:style style:name="T234" style:family="text">
      <style:text-properties fo:font-size="12pt" officeooo:rsid="01509f22" style:font-size-asian="12pt" style:font-size-complex="12pt"/>
    </style:style>
    <style:style style:name="T235" style:family="text">
      <style:text-properties fo:font-size="12pt" officeooo:rsid="02fc9079" style:font-size-asian="12pt" style:font-size-complex="12pt"/>
    </style:style>
    <style:style style:name="T236" style:family="text">
      <style:text-properties fo:font-size="12pt" officeooo:rsid="02fc58ec" style:font-size-asian="12pt" style:font-size-complex="12pt"/>
    </style:style>
    <style:style style:name="T237" style:family="text">
      <style:text-properties fo:font-size="12pt" officeooo:rsid="03065edc" style:font-size-asian="12pt" style:font-size-complex="12pt"/>
    </style:style>
    <style:style style:name="T238" style:family="text">
      <style:text-properties fo:font-size="12pt" officeooo:rsid="03073d00" style:font-size-asian="12pt" style:font-size-complex="12pt"/>
    </style:style>
    <style:style style:name="T239" style:family="text">
      <style:text-properties fo:font-size="12pt" officeooo:rsid="030fc4da" style:font-size-asian="12pt" style:font-size-complex="12pt"/>
    </style:style>
    <style:style style:name="T240" style:family="text">
      <style:text-properties fo:font-size="12pt" fo:font-weight="normal" officeooo:rsid="01509f22" style:font-size-asian="12pt" style:font-weight-asian="normal" style:font-size-complex="12pt" style:font-weight-complex="normal"/>
    </style:style>
    <style:style style:name="T241" style:family="text">
      <style:text-properties fo:font-size="12pt" fo:font-weight="normal" style:font-size-asian="10.5pt" style:font-weight-asian="normal" style:font-size-complex="12pt" style:font-weight-complex="normal"/>
    </style:style>
    <style:style style:name="T242" style:family="text">
      <style:text-properties fo:font-size="12pt" fo:font-weight="normal" officeooo:rsid="02368ca0" style:font-size-asian="10.5pt" style:font-weight-asian="normal" style:font-size-complex="12pt" style:font-weight-complex="normal"/>
    </style:style>
    <style:style style:name="T243" style:family="text">
      <style:text-properties fo:font-size="12pt" fo:font-style="normal" fo:font-weight="bold" style:font-size-asian="12pt" style:font-style-asian="normal" style:font-weight-asian="bold" style:font-size-complex="12pt" style:font-style-complex="normal" style:font-weight-complex="bold"/>
    </style:style>
    <style:style style:name="T244" style:family="text">
      <style:text-properties fo:font-size="12pt" fo:font-style="normal" style:font-size-asian="12pt" style:font-style-asian="normal" style:font-size-complex="12pt" style:font-style-complex="normal"/>
    </style:style>
    <style:style style:name="T245" style:family="text">
      <style:text-properties fo:font-size="12pt" fo:font-style="normal" officeooo:rsid="0199decd" style:font-size-asian="12pt" style:font-style-asian="normal" style:font-size-complex="12pt" style:font-style-complex="normal"/>
    </style:style>
    <style:style style:name="T246" style:family="text">
      <style:text-properties fo:font-size="12pt" fo:font-style="normal" officeooo:rsid="01a2d2af" style:font-size-asian="12pt" style:font-style-asian="normal" style:font-size-complex="12pt" style:font-style-complex="normal"/>
    </style:style>
    <style:style style:name="T247" style:family="text">
      <style:text-properties fo:font-size="12pt" fo:font-weight="bold" style:font-size-asian="12pt" style:font-weight-asian="bold" style:font-size-complex="12pt" style:font-weight-complex="bold"/>
    </style:style>
    <style:style style:name="T248" style:family="text">
      <style:text-properties fo:font-size="12pt" fo:font-weight="bold" officeooo:rsid="03073d00" style:font-size-asian="12pt" style:font-weight-asian="bold" style:font-size-complex="12pt" style:font-weight-complex="bold"/>
    </style:style>
    <style:style style:name="T249" style:family="text">
      <style:text-properties fo:font-size="12pt" fo:font-weight="bold" officeooo:rsid="030fc4da" style:font-size-asian="12pt" style:font-weight-asian="bold" style:font-size-complex="12pt" style:font-weight-complex="bold"/>
    </style:style>
    <style:style style:name="T250" style:family="text">
      <style:text-properties fo:font-size="12pt" style:font-size-asian="10.5pt" style:font-size-complex="12pt"/>
    </style:style>
    <style:style style:name="T251" style:family="text">
      <style:text-properties officeooo:rsid="0126dd51"/>
    </style:style>
    <style:style style:name="T252" style:family="text">
      <style:text-properties officeooo:rsid="0136a101"/>
    </style:style>
    <style:style style:name="T253" style:family="text">
      <style:text-properties officeooo:rsid="013b4b4e"/>
    </style:style>
    <style:style style:name="T254" style:family="text">
      <style:text-properties officeooo:rsid="013dfde8"/>
    </style:style>
    <style:style style:name="T255" style:family="text">
      <style:text-properties officeooo:rsid="0143e3c6"/>
    </style:style>
    <style:style style:name="T256" style:family="text">
      <style:text-properties officeooo:rsid="011ae320"/>
    </style:style>
    <style:style style:name="T257" style:family="text">
      <style:text-properties officeooo:rsid="00d25814"/>
    </style:style>
    <style:style style:name="T258" style:family="text">
      <style:text-properties officeooo:rsid="00d30248"/>
    </style:style>
    <style:style style:name="T259" style:family="text">
      <style:text-properties officeooo:rsid="01148a13"/>
    </style:style>
    <style:style style:name="T260" style:family="text">
      <style:text-properties officeooo:rsid="01198d52"/>
    </style:style>
    <style:style style:name="T261" style:family="text">
      <style:text-properties officeooo:rsid="014bc814"/>
    </style:style>
    <style:style style:name="T262" style:family="text">
      <style:text-properties officeooo:rsid="014d955d"/>
    </style:style>
    <style:style style:name="T263" style:family="text">
      <style:text-properties officeooo:rsid="01503b3c"/>
    </style:style>
    <style:style style:name="T264" style:family="text">
      <style:text-properties officeooo:rsid="015122a7"/>
    </style:style>
    <style:style style:name="T265" style:family="text">
      <style:text-properties officeooo:rsid="01543fa7"/>
    </style:style>
    <style:style style:name="T266" style:family="text">
      <style:text-properties officeooo:rsid="01650794"/>
    </style:style>
    <style:style style:name="T267" style:family="text">
      <style:text-properties officeooo:rsid="016bfc6e"/>
    </style:style>
    <style:style style:name="T268" style:family="text">
      <style:text-properties officeooo:rsid="017ea352"/>
    </style:style>
    <style:style style:name="T269" style:family="text">
      <style:text-properties officeooo:rsid="01857f5e"/>
    </style:style>
    <style:style style:name="T270" style:family="text">
      <style:text-properties officeooo:rsid="01871671"/>
    </style:style>
    <style:style style:name="T271" style:family="text">
      <style:text-properties officeooo:rsid="018e297d"/>
    </style:style>
    <style:style style:name="T272" style:family="text">
      <style:text-properties officeooo:rsid="018efe2e"/>
    </style:style>
    <style:style style:name="T273" style:family="text">
      <style:text-properties officeooo:rsid="01938b0c"/>
    </style:style>
    <style:style style:name="T274" style:family="text">
      <style:text-properties officeooo:rsid="019d22c2"/>
    </style:style>
    <style:style style:name="T275" style:family="text">
      <style:text-properties officeooo:rsid="0199decd"/>
    </style:style>
    <style:style style:name="T276" style:family="text">
      <style:text-properties officeooo:rsid="01ad524a"/>
    </style:style>
    <style:style style:name="T277" style:family="text">
      <style:text-properties officeooo:rsid="01b16333"/>
    </style:style>
    <style:style style:name="T278" style:family="text">
      <style:text-properties officeooo:rsid="01b4275d"/>
    </style:style>
    <style:style style:name="T279" style:family="text">
      <style:text-properties officeooo:rsid="01c02fcd"/>
    </style:style>
    <style:style style:name="T280" style:family="text">
      <style:text-properties style:text-underline-style="solid" style:text-underline-type="double" style:text-underline-width="auto" style:text-underline-color="font-color" fo:font-weight="bold" style:font-weight-asian="bold" style:font-weight-complex="bold"/>
    </style:style>
    <style:style style:name="T281" style:family="text">
      <style:text-properties fo:background-color="#fff200" loext:char-shading-value="0"/>
    </style:style>
    <style:style style:name="T282" style:family="text">
      <style:text-properties officeooo:rsid="01ca3182"/>
    </style:style>
    <style:style style:name="T283" style:family="text">
      <style:text-properties officeooo:rsid="01cacc77"/>
    </style:style>
    <style:style style:name="T284" style:family="text">
      <style:text-properties officeooo:rsid="01cd9154"/>
    </style:style>
    <style:style style:name="T285" style:family="text">
      <style:text-properties officeooo:rsid="01d6fd29"/>
    </style:style>
    <style:style style:name="T286" style:family="text">
      <style:text-properties officeooo:rsid="01dd9388"/>
    </style:style>
    <style:style style:name="T287" style:family="text">
      <style:text-properties officeooo:rsid="01e06663"/>
    </style:style>
    <style:style style:name="T288" style:family="text">
      <style:text-properties officeooo:rsid="01e547db"/>
    </style:style>
    <style:style style:name="T289" style:family="text">
      <style:text-properties officeooo:rsid="01eac88e"/>
    </style:style>
    <style:style style:name="T290" style:family="text">
      <style:text-properties officeooo:rsid="01ffceac"/>
    </style:style>
    <style:style style:name="T291" style:family="text">
      <style:text-properties officeooo:rsid="0207d636"/>
    </style:style>
    <style:style style:name="T292" style:family="text">
      <style:text-properties officeooo:rsid="02089148"/>
    </style:style>
    <style:style style:name="T293" style:family="text">
      <style:text-properties officeooo:rsid="020b7344"/>
    </style:style>
    <style:style style:name="T294" style:family="text">
      <style:text-properties officeooo:rsid="021a347c"/>
    </style:style>
    <style:style style:name="T295" style:family="text">
      <style:text-properties officeooo:rsid="0227abac"/>
    </style:style>
    <style:style style:name="T296" style:family="text">
      <style:text-properties officeooo:rsid="02296be3"/>
    </style:style>
    <style:style style:name="T297" style:family="text">
      <style:text-properties officeooo:rsid="0230a3f7"/>
    </style:style>
    <style:style style:name="T298" style:family="text">
      <style:text-properties officeooo:rsid="02408946"/>
    </style:style>
    <style:style style:name="T299" style:family="text">
      <style:text-properties officeooo:rsid="0240e62d"/>
    </style:style>
    <style:style style:name="T300" style:family="text">
      <style:text-properties officeooo:rsid="02429d63"/>
    </style:style>
    <style:style style:name="T301" style:family="text">
      <style:text-properties officeooo:rsid="0244f19e"/>
    </style:style>
    <style:style style:name="T302" style:family="text">
      <style:text-properties officeooo:rsid="02486590"/>
    </style:style>
    <style:style style:name="T303" style:family="text">
      <style:text-properties fo:font-size="10pt" style:font-size-asian="10pt" style:font-size-complex="10pt"/>
    </style:style>
    <style:style style:name="T304" style:family="text">
      <style:text-properties fo:font-size="10pt" officeooo:rsid="024d9e07" style:font-size-asian="10pt" style:font-size-complex="10pt"/>
    </style:style>
    <style:style style:name="T305" style:family="text">
      <style:text-properties fo:font-size="10pt" officeooo:rsid="024dac3b" style:font-size-asian="10pt" style:font-size-complex="10pt"/>
    </style:style>
    <style:style style:name="T306" style:family="text">
      <style:text-properties fo:font-size="10pt" fo:font-weight="bold" style:font-size-asian="10pt" style:font-weight-asian="bold" style:font-size-complex="10pt" style:font-weight-complex="bold"/>
    </style:style>
    <style:style style:name="T307" style:family="text">
      <style:text-properties fo:font-size="10pt" style:text-underline-style="none" officeooo:rsid="031a2601" style:font-size-asian="10pt" style:font-size-complex="10pt"/>
    </style:style>
    <style:style style:name="T308" style:family="text">
      <style:text-properties officeooo:rsid="0254ee87"/>
    </style:style>
    <style:style style:name="T309" style:family="text">
      <style:text-properties officeooo:rsid="025779e5" style:font-size-asian="12pt"/>
    </style:style>
    <style:style style:name="T310" style:family="text">
      <style:text-properties officeooo:rsid="02591b33"/>
    </style:style>
    <style:style style:name="T311" style:family="text">
      <style:text-properties officeooo:rsid="025c84ba"/>
    </style:style>
    <style:style style:name="T312" style:family="text">
      <style:text-properties officeooo:rsid="02656542"/>
    </style:style>
    <style:style style:name="T313" style:family="text">
      <style:text-properties officeooo:rsid="0266721d"/>
    </style:style>
    <style:style style:name="T314" style:family="text">
      <style:text-properties officeooo:rsid="026ee8f7"/>
    </style:style>
    <style:style style:name="T315" style:family="text">
      <style:text-properties officeooo:rsid="02706d21"/>
    </style:style>
    <style:style style:name="T316" style:family="text">
      <style:text-properties officeooo:rsid="0284bcae"/>
    </style:style>
    <style:style style:name="T317" style:family="text">
      <style:text-properties officeooo:rsid="028e40ab"/>
    </style:style>
    <style:style style:name="T318" style:family="text">
      <style:text-properties officeooo:rsid="02969936"/>
    </style:style>
    <style:style style:name="T319" style:family="text">
      <style:text-properties officeooo:rsid="02a21b04"/>
    </style:style>
    <style:style style:name="T320" style:family="text">
      <style:text-properties officeooo:rsid="02a24355"/>
    </style:style>
    <style:style style:name="T321" style:family="text">
      <style:text-properties officeooo:rsid="02a3334d"/>
    </style:style>
    <style:style style:name="T322" style:family="text">
      <style:text-properties officeooo:rsid="02a5d933"/>
    </style:style>
    <style:style style:name="T323" style:family="text">
      <style:text-properties officeooo:rsid="02a7b568"/>
    </style:style>
    <style:style style:name="T324" style:family="text">
      <style:text-properties officeooo:rsid="02adff9b"/>
    </style:style>
    <style:style style:name="T325" style:family="text">
      <style:text-properties officeooo:rsid="02ba1a66"/>
    </style:style>
    <style:style style:name="T326" style:family="text">
      <style:text-properties officeooo:rsid="02bf56ed"/>
    </style:style>
    <style:style style:name="T327" style:family="text">
      <style:text-properties officeooo:rsid="02c125b2"/>
    </style:style>
    <style:style style:name="T328" style:family="text">
      <style:text-properties officeooo:rsid="02c267f9"/>
    </style:style>
    <style:style style:name="T329" style:family="text">
      <style:text-properties officeooo:rsid="02c5c0c1"/>
    </style:style>
    <style:style style:name="T330" style:family="text">
      <style:text-properties officeooo:rsid="02c5e912"/>
    </style:style>
    <style:style style:name="T331" style:family="text">
      <style:text-properties officeooo:rsid="02c7e403"/>
    </style:style>
    <style:style style:name="T332" style:family="text">
      <style:text-properties officeooo:rsid="02d0ea19"/>
    </style:style>
    <style:style style:name="T333" style:family="text">
      <style:text-properties officeooo:rsid="02d2ae45"/>
    </style:style>
    <style:style style:name="T334" style:family="text">
      <style:text-properties officeooo:rsid="02d361b6"/>
    </style:style>
    <style:style style:name="T335" style:family="text">
      <style:text-properties officeooo:rsid="02d3d8c1"/>
    </style:style>
    <style:style style:name="T336" style:family="text">
      <style:text-properties officeooo:rsid="02dc5a2b"/>
    </style:style>
    <style:style style:name="T337" style:family="text">
      <style:text-properties officeooo:rsid="02de8d4e"/>
    </style:style>
    <style:style style:name="T338" style:family="text">
      <style:text-properties officeooo:rsid="02e2c003"/>
    </style:style>
    <style:style style:name="T339" style:family="text">
      <style:text-properties officeooo:rsid="02eae4c3"/>
    </style:style>
    <style:style style:name="T340" style:family="text">
      <style:text-properties officeooo:rsid="02ec5883"/>
    </style:style>
    <style:style style:name="T341" style:family="text">
      <style:text-properties officeooo:rsid="02ed6b3d"/>
    </style:style>
    <style:style style:name="T342" style:family="text">
      <style:text-properties officeooo:rsid="032e6a58"/>
    </style:style>
    <style:style style:name="T343" style:family="text">
      <style:text-properties officeooo:rsid="0354c0a8"/>
    </style:style>
    <style:style style:name="T344" style:family="text">
      <style:text-properties officeooo:rsid="02fc9079"/>
    </style:style>
    <style:style style:name="T345" style:family="text">
      <style:text-properties officeooo:rsid="03018b32"/>
    </style:style>
    <style:style style:name="T346" style:family="text">
      <style:text-properties officeooo:rsid="0302a036"/>
    </style:style>
    <style:style style:name="T347" style:family="text">
      <style:text-properties officeooo:rsid="030ae5cf"/>
    </style:style>
    <style:style style:name="T348" style:family="text">
      <style:text-properties officeooo:rsid="030dc40e"/>
    </style:style>
    <style:style style:name="T349" style:family="text">
      <style:text-properties officeooo:rsid="030f3240"/>
    </style:style>
    <style:style style:name="T350" style:family="text">
      <style:text-properties officeooo:rsid="030fc4da"/>
    </style:style>
    <style:style style:name="T351" style:family="text">
      <style:text-properties officeooo:rsid="03173bb1"/>
    </style:style>
    <style:style style:name="T352" style:family="text">
      <style:text-properties officeooo:rsid="0319118f"/>
    </style:style>
    <style:style style:name="T353" style:family="text">
      <style:text-properties officeooo:rsid="031d5e31"/>
    </style:style>
    <style:style style:name="T354" style:family="text">
      <style:text-properties officeooo:rsid="032207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58">o</text:span>ls to search information:</text:p>
      <text:p text:style-name="P120"><text:span text:style-name="T120">Apropos:</text:span> <text:span text:style-name="T157">Search inside the manual pages (man database) for a command. Will tell you all the man pages which contain the command searched.</text:span></text:p>
      <text:p text:style-name="P262">Use mandb to update the cache first.</text:p>
      <text:p text:style-name="P125">Lists all manual pages that contain the command searched in their title.</text:p>
      <text:p text:style-name="P120"/>
      <text:p text:style-name="P122"><text:span text:style-name="T137">Example:</text:span><text:span text:style-name="T159"><text:tab/></text:span></text:p>
      <text:p text:style-name="P254">apropos mount</text:p>
      <text:p text:style-name="P316">free (1) <text:s text:c="10"/><text:tab/> <text:tab/> - Display amount of free and used memory in the system</text:p>
      <text:p text:style-name="P316">mklost+found (8) <text:s text:c="3"/><text:tab/> - create a lost+found directory on a mounted Linux second extended file system</text:p>
      <text:p text:style-name="P316">mount (8) <text:s text:c="9"/><text:tab/><text:tab/> <text:s/>- mount a file system</text:p>
      <text:p text:style-name="P316">mountpoint (1) <text:s text:c="3"/><text:tab/> <text:s text:c="15"/>- see if a directory is a mountpoint</text:p>
      <text:p text:style-name="P316">ntfsmount (8) <text:s text:c="3"/><text:tab/><text:tab/> <text:s text:c="3"/>- Read/Write userspace NTFS driver.</text:p>
      <text:p text:style-name="P316">sleep (1) <text:s text:c="9"/><text:tab/><text:tab/> <text:s/>- delay for a specified amount of time</text:p>
      <text:p text:style-name="P316">switch_root (8) <text:s/><text:tab/><text:tab/> <text:s text:c="3"/>- switch to another filesystem as the root of the mount tree.</text:p>
      <text:p text:style-name="P316">umount (8) <text:s text:c="8"/><text:tab/><text:tab/> <text:s/>- unmount file systems</text:p>
      <text:p text:style-name="P317"/>
      <text:p text:style-name="P123">man -k <text:s/>&lt;command&gt; does the same:</text:p>
      <text:p text:style-name="P123"><text:span text:style-name="T137">Example:</text:span><text:span text:style-name="T159"> <text:s/></text:span><text:span text:style-name="T76">man -k mount</text:span></text:p>
      <text:p text:style-name="P256"/>
      <text:p text:style-name="P124">– Name(Section) → man pages uses this notation. <text:s/><text:span text:style-name="T137">Example:</text:span> <text:s/>ftp(1)</text:p>
      <text:p text:style-name="P124">The section refers the different ways the topic can be referenced, system call, shell command line, etc. </text:p>
      <text:p text:style-name="Horizontal_20_Line"/>
      <text:p text:style-name="P121"><text:span text:style-name="T120">Whatis:</text:span><text:span text:style-name="T123"> </text:span><text:s/><text:span text:style-name="T171">List the manual page title for the specified command, is the same than man -f &lt;command&gt;</text:span></text:p>
      <text:p text:style-name="P127">You must to type the command exactly unless apropos.</text:p>
      <text:p text:style-name="P244">Example:</text:p>
      <text:p text:style-name="P255">whatis mount</text:p>
      <text:p text:style-name="P126">mount(8) <text:s text:c="16"/>- mount file systems</text:p>
      <text:p text:style-name="P120"/>
      <text:p text:style-name="Horizontal_20_Line"/>
      <text:p text:style-name="P120"/>
      <text:p text:style-name="P3">* <text:span text:style-name="T1">Man pages:</text:span></text:p>
      <text:p text:style-name="P1"/>
      <text:p text:style-name="P357"><text:span text:style-name="T76">h </text:span><text:span text:style-name="T7">or</text:span><text:span text:style-name="T80"> H</text:span>→ <text:span text:style-name="T76">Help</text:span> inside the manual, will tell you the less keys to move yourselve inside the manual. </text:p>
      <text:p text:style-name="P1"/>
      <text:p text:style-name="P107"><text:span text:style-name="T76">^ </text:span>→ <text:span text:style-name="T2">Caret</text:span> means control, ^f → means to type: <text:s/>control + f</text:p>
      <text:p text:style-name="P22"/>
      <text:p text:style-name="P22">ls [OPTION]… [FILE]...</text:p>
      <text:p text:style-name="P107"/>
      <text:p text:style-name="P111">[ <text:s text:c="9"/>] → something inside brackets means optional</text:p>
      <text:p text:style-name="P112"/>
      <text:p text:style-name="P112"><text:span text:style-name="T76">[OPTION] </text:span>→ <text:span text:style-name="T127">I can specify </text:span>optional flags, like -a ,--all, -sh , -Pn, <text:s/><text:span text:style-name="T118">etc.</text:span></text:p>
      <text:p text:style-name="P113"><text:span text:style-name="T120">...</text:span> → <text:span text:style-name="T128">Ellipsis, </text:span>means that you can add <text:span text:style-name="T119">an arbitrary number of flags for the previous bracket.</text:span></text:p>
      <text:p text:style-name="P113"><text:soft-page-break/><text:span text:style-name="T141">Example: <text:s/></text:span><text:span text:style-name="T130"><text:s/>ls </text:span><text:span text:style-name="T78">-lat</text:span></text:p>
      <text:p text:style-name="P111"/>
      <text:p text:style-name="P111"><text:span text:style-name="T76">[FILE] </text:span>→<text:span text:style-name="T127"> I can specify an optional file, like ls <text:s/>/Desktop </text:span></text:p>
      <text:p text:style-name="P107"><text:span text:style-name="T120">…</text:span> →<text:span text:style-name="T126"> I can specify multiple files. </text:span></text:p>
      <text:p text:style-name="P315"><text:span text:style-name="T137">Example:</text:span> <text:s/><text:span text:style-name="T126">ls /Desktop /Downloads /Documents</text:span></text:p>
      <text:p text:style-name="P107"/>
      <text:p text:style-name="P386"><text:span text:style-name="T179">Italic text</text:span><text:span text:style-name="T176">:</text:span><text:span text:style-name="T175"> <text:s/></text:span>When the text is in italic you need to replace it with the appropriate argument.</text:p>
      <text:p text:style-name="P387">In most of the <text:span text:style-name="T184">Linux systems will be underlined only.</text:span></text:p>
      <text:p text:style-name="P388">Example:</text:p>
      <text:p text:style-name="P388">basename <text:span text:style-name="T137">OPTION</text:span>... <text:span text:style-name="T138">NAME…</text:span></text:p>
      <text:p text:style-name="P368"/>
      <text:p text:style-name="P107"/>
      <text:p text:style-name="P7">cal [-smjy13] [[[day] month] year]</text:p>
      <text:p text:style-name="P107"/>
      <text:p text:style-name="P114"><text:span text:style-name="T76">[-smjy13] </text:span><text:span text:style-name="T79">or [options]</text:span><text:span text:style-name="T129"> → the flags that you can use with the previous token (brakets) </text:span></text:p>
      <text:p text:style-name="P314"><text:span text:style-name="T137">Example:</text:span> <text:s/>cal -s3 <text:s text:c="2"/>→ display Sunday as a first day of the week and display the last 3 months.</text:p>
      <text:p text:style-name="P107"/>
      <text:p text:style-name="P115"><text:span text:style-name="T76">[[[day] month] year]</text:span> →<text:span text:style-name="T131"> If you remove the first set of brackets </text:span><text:span text:style-name="T134">year</text:span><text:span text:style-name="T131"> will be the one that will be used because it’s outside of all the brackets, then month and then day.</text:span></text:p>
      <text:p text:style-name="P116"><text:span text:style-name="T137">Example: </text:span><text:s/>cal 9 2019 <text:s/>→ will show the month of September of 2019</text:p>
      <text:p text:style-name="P115"><text:tab/> <text:s text:c="4"/><text:span text:style-name="T132">cal 25 10 2020 → will show the month of October of 2020 and will highlight the 25</text:span><text:span text:style-name="T136">th</text:span><text:span text:style-name="T132"> day.</text:span></text:p>
      <text:p text:style-name="P115"/>
      <text:p text:style-name="P115"/>
      <text:p text:style-name="P115"><text:span text:style-name="T76">mv [OPTION]... [-T] SOURCE DEST </text:span><text:s/>→<text:span text:style-name="T152"> move several optional flags + optional T + simple source or filename + any destination, we can move into a file or as another changing it’s name.</text:span></text:p>
      <text:p text:style-name="P117"><text:span text:style-name="T147">Example:</text:span> <text:s/><text:span text:style-name="T152">mv /home/example.txt /Documents/example_renamed.txt</text:span></text:p>
      <text:p text:style-name="P119"><text:s/></text:p>
      <text:p text:style-name="P115"><text:span text:style-name="T76">mv [OPTION]... SOURCE... DIRECTORY </text:span>→<text:span text:style-name="T153"> move + multiple optional flags + multiple optional sources + must be a directory.</text:span></text:p>
      <text:p text:style-name="P115"/>
      <text:p text:style-name="P115"><text:span text:style-name="T76">mv [OPTION]... -t DIRECTORY SOURCE…</text:span> <text:s/>→<text:span text:style-name="T154"> move + multiple optional flags + -t + directory + multiple optional sources.</text:span></text:p>
      <text:p text:style-name="P115"/>
      <text:p text:style-name="P115"/>
      <text:p text:style-name="P118"><text:span text:style-name="T76">date [OPTION]... [+FORMAT]</text:span> →date + multiple optional flags + optional format <text:span text:style-name="T155">adding a plus sign (+) at the beginning of format.</text:span></text:p>
      <text:p text:style-name="P118"><text:span text:style-name="T137">Example:</text:span> <text:span text:style-name="T155">date +%D <text:s text:c="2"/>→ 11/18/19</text:span></text:p>
      <text:p text:style-name="P118"/>
      <text:p text:style-name="P118"><text:span text:style-name="T76">date [-u|--utc|--universal] [MMDDhhmm[[CC]YY][.ss]]</text:span> →<text:span text:style-name="T156"> date + optional -u or –utc or –universal or a combination of them or all toghether + optional month day hour minute or the brackets that you remove.</text:span></text:p>
      <text:p text:style-name="P109"/>
      <text:p text:style-name="P107"><text:span text:style-name="T76">* </text:span><text:span text:style-name="T90">Conventions: </text:span><text:span text:style-name="T4">You can see them in man, conventions </text:span><text:span text:style-name="T5">are, do: man man and search for it.</text:span></text:p>
      <text:p text:style-name="P107"><text:s text:c="7"/>bold text <text:s text:c="9"/>type exactly as shown.</text:p>
      <text:p text:style-name="P107"><text:s text:c="7"/>italic text <text:s text:c="7"/>replace with appropriate argument.</text:p>
      <text:p text:style-name="P107"><text:s text:c="7"/>[-abc] <text:s text:c="12"/>any or all arguments within [ ] are optional.</text:p>
      <text:p text:style-name="P107"><text:s text:c="7"/>-a|-b <text:s text:c="13"/>options delimited by | cannot be used together.</text:p>
      <text:p text:style-name="P107"><text:s text:c="7"/>argument ... <text:s text:c="6"/>argument is repeatable.</text:p>
      <text:p text:style-name="P107"><text:s text:c="7"/>[expression] ... <text:s text:c="2"/>entire expression within [ ] is repeatable.</text:p>
      <text:p text:style-name="P110">… <text:s/>→ <text:span text:style-name="T91">Ellipsis:</text:span><text:span text:style-name="T199"> <text:s/>You can repeat the last token several times, like <text:s/>ls -l -a -h <text:s/>etc.</text:span></text:p>
      <text:p text:style-name="P111"/>
      <text:p text:style-name="P107"><text:soft-page-break/><text:span text:style-name="T76">* </text:span><text:span text:style-name="T77">Sections: </text:span><text:span text:style-name="T6">The manuals are split in different sections marked by number</text:span></text:p>
      <text:p text:style-name="P358">Normally I will use the section 8 information, system administrators and the 1.</text:p>
      <text:p text:style-name="P358">You can see the content of the sections in <text:span text:style-name="T133">man man</text:span></text:p>
      <text:p text:style-name="P361"/>
      <text:p text:style-name="P628">Go to the section: <text:s/></text:p>
      <text:p text:style-name="P627">[root@andrewjobson1c ~]# <text:s/>apropos chroot</text:p>
      <text:p text:style-name="P627">chroot (1) <text:s text:c="10"/>- run command or interactive shell with special root directory</text:p>
      <text:p text:style-name="P627">chroot (2) <text:s text:c="10"/>- change root directory</text:p>
      <text:p text:style-name="P627"/>
      <text:p text:style-name="P627">chroot.2 → will open chroot (2)</text:p>
      <text:p text:style-name="P627"/>
      <text:p text:style-name="P107"/>
      <text:p text:style-name="P107"/>
      <text:p text:style-name="P359"><text:span text:style-name="T76">*Built-in commands: </text:span><text:s/>like help, history, etc don’t have a man page but you can find information in the man page of the shell in which you are, like bash:</text:p>
      <text:p text:style-name="P360">man bash</text:p>
      <text:p text:style-name="P359"/>
      <text:p text:style-name="P603"><text:span text:style-name="T76">mandb:</text:span> <text:s/>To update the man database.</text:p>
      <text:p text:style-name="P359"/>
      <text:p text:style-name="P623"><text:span text:style-name="T76">RPM</text:span>: If you installed anything from rpm you can search it in your computer doing:</text:p>
      <text:p text:style-name="P623">rpm -qd package_name <text:s/></text:p>
      <text:p text:style-name="P623">q = query</text:p>
      <text:p text:style-name="P623">d = documentation</text:p>
      <text:p text:style-name="P623"/>
      <text:p text:style-name="P636"/>
      <text:p text:style-name="P5">*Help:</text:p>
      <text:p text:style-name="P363"/>
      <text:p text:style-name="P364"><text:span text:style-name="T173">Display</text:span> information about the builtin commands that doesn’t have man pages: <text:span text:style-name="T174">help &lt;argument&gt;</text:span></text:p>
      <text:p text:style-name="P367">Example:</text:p>
      <text:p text:style-name="P366">help fg</text:p>
      <text:p text:style-name="P366"/>
      <text:p text:style-name="P366">&lt;command&gt; --help </text:p>
      <text:p text:style-name="P366">vim --help</text:p>
      <text:p text:style-name="P364"/>
      <text:p text:style-name="Horizontal_20_Line"/>
      <text:p text:style-name="P6">*Type:</text:p>
      <text:p text:style-name="P365">Tells you what kind of command is, builtin, the path <text:span text:style-name="T172">to it, etc. </text:span></text:p>
      <text:p text:style-name="P364"/>
      <text:p text:style-name="P364"/>
      <text:p text:style-name="Horizontal_20_Line"/>
      <text:p text:style-name="P634">Use Input/Output Redirection</text:p>
      <text:p text:style-name="P107"/>
      <text:p text:style-name="P397">Standard Input <text:s text:c="6"/>STDIN → 0</text:p>
      <text:p text:style-name="P397">Standard Output <text:s text:c="2"/>STOUT → 1</text:p>
      <text:p text:style-name="P397">Standard Error <text:s text:c="2"/>STDERR <text:s/>→ 2</text:p>
      <text:p text:style-name="P107"/>
      <text:p text:style-name="P392"><text:span text:style-name="T124">&lt; </text:span><text:s/><text:span text:style-name="T123">→</text:span><text:span text:style-name="T185"> </text:span><text:span text:style-name="T76">Directs the contents of a file to the command</text:span>, is the default action, less bigfile.txt and less &lt; bigfile.txt are the same.</text:p>
      <text:p text:style-name="P372">Example:</text:p>
      <text:p text:style-name="P398"><text:soft-page-break/><text:tab/>less &lt; bigfile.txt</text:p>
      <text:p text:style-name="P398"><text:tab/>less bigfile.txt</text:p>
      <text:p text:style-name="P107"/>
      <text:p text:style-name="P392"><text:span text:style-name="T120">&gt; </text:span><text:span text:style-name="T124">→</text:span><text:span text:style-name="T76">Directs standard output </text:span><text:span text:style-name="T84">(1) </text:span><text:span text:style-name="T76">to a file</text:span>. <text:span text:style-name="T137">If the file exists the content is overwritten.</text:span></text:p>
      <text:p text:style-name="P373">Example:</text:p>
      <text:p text:style-name="P399"><text:tab/>ls bigfile.txt &gt; new_file.txt</text:p>
      <text:p text:style-name="P394"/>
      <text:p text:style-name="P392"><text:span text:style-name="T120">&gt;&gt; →</text:span><text:span text:style-name="T121"> </text:span><text:s/><text:span text:style-name="T82">Append </text:span><text:span text:style-name="T76">the </text:span><text:span text:style-name="T83">standard output</text:span> of a command to a file, adding the output to the end of that file.</text:p>
      <text:p text:style-name="P374">Example:</text:p>
      <text:p text:style-name="P395"><text:tab/><text:span text:style-name="T186">ls bigfile.txt &gt;&gt; new_file.txt</text:span></text:p>
      <text:p text:style-name="P394"/>
      <text:p text:style-name="P393"><text:span text:style-name="T76">2&gt;</text:span> <text:span text:style-name="T76">Directs standard error to the filename</text:span></text:p>
      <text:p text:style-name="P374">Example:</text:p>
      <text:p text:style-name="P393"><text:tab/><text:span text:style-name="T187">ls asdfasasgdfgasfdas <text:s/></text:span><text:span text:style-name="T85">2&gt; </text:span><text:span text:style-name="T187">error.txt</text:span></text:p>
      <text:p text:style-name="P393"/>
      <text:p text:style-name="P393"><text:span text:style-name="T76">&amp;&gt;</text:span> <text:span text:style-name="T76">Redirecting Standard Output and Standard Error</text:span></text:p>
      <text:p text:style-name="P403">Used in BASH. Use this redirection if you are sure that will run over bash.</text:p>
      <text:p text:style-name="P403"/>
      <text:p text:style-name="P403"><text:span text:style-name="T86">&amp;</text:span><text:span text:style-name="T76">&gt;</text:span> is a bash extension and <text:span text:style-name="T137">not de jure standard.</text:span></text:p>
      <text:p text:style-name="P403"/>
      <text:p text:style-name="P375">Example:</text:p>
      <text:p text:style-name="P107"><text:tab/><text:span text:style-name="T188">ls bigfile.txt <text:s/>asdfasdfasdfasdfa <text:s text:c="2"/></text:span><text:span text:style-name="T81">&amp;&gt;</text:span><text:span text:style-name="T188"> error_and_output.txt</text:span></text:p>
      <text:p text:style-name="P107"/>
      <text:p text:style-name="P400"><text:span text:style-name="T76">&gt;&amp;</text:span> Same than a<text:span text:style-name="T189">bov</text:span>e, but the first is preffered</text:p>
      <text:p text:style-name="P376">Example:</text:p>
      <text:p text:style-name="P108"><text:tab/><text:span text:style-name="T188">ls bigfile.txt <text:s/>asdfasdfasdfasdfa <text:s text:c="2"/></text:span><text:span text:style-name="T81">&gt;&amp;</text:span><text:span text:style-name="T188"> error_and_output.txt</text:span></text:p>
      <text:p text:style-name="P107"/>
      <text:p text:style-name="P391"><text:span text:style-name="T76">2&gt;&amp;1</text:span> <text:s/>Duplicating an Output File Descriptor. <text:span text:style-name="T189">Is the same than above.</text:span></text:p>
      <text:p text:style-name="P402">Supported by most POSIX-compliant and Brourne-like shells.</text:p>
      <text:p text:style-name="P407"/>
      <text:p text:style-name="P407">2&gt;&amp;1 is standard Bourne/POSIX shell. </text:p>
      <text:p text:style-name="P401"/>
      <text:p text:style-name="P377">Example:</text:p>
      <text:p text:style-name="P390"><text:tab/>ls bigfile.txt asdfasdfasdfa <text:span text:style-name="T76">&gt;</text:span> <text:span text:style-name="T188">error_and_output.txt </text:span><text:span text:style-name="T81">2&gt;&amp;1</text:span></text:p>
      <text:p text:style-name="P389"/>
      <text:p text:style-name="P23"><text:span text:style-name="T196">&lt;&lt;</text:span> <text:span text:style-name="T197">Here text / Here document:</text:span></text:p>
      <text:p text:style-name="P408">Will send the content typed between &lt;&lt; myword <text:s text:c="2"/>and myword <text:s/>to the input of the commnand</text:p>
      <text:p text:style-name="P396"/>
      <text:p text:style-name="P396">$ mail root cnegus <text:s/><text:span text:style-name="T76">&lt;&lt;thetext</text:span></text:p>
      <text:p text:style-name="P396">&gt; I want to tell everyone that there will be a 10 a.m.</text:p>
      <text:p text:style-name="P396">&gt; meeting in conference room B. Everyone should attend.</text:p>
      <text:p text:style-name="P396">&gt;</text:p>
      <text:p text:style-name="P396">&gt; -- James</text:p>
      <text:p text:style-name="P396">&gt; <text:span text:style-name="T76">thetext</text:span></text:p>
      <text:p text:style-name="P389"/>
      <text:p text:style-name="P32">Combine both &lt; and &gt;:</text:p>
      <text:p text:style-name="P600"><text:tab/>sort &lt; my_file &gt; my_file_sorted</text:p>
      <text:p text:style-name="P600"/>
      <text:p text:style-name="P601"><text:span text:style-name="T76">Pipes: <text:s/></text:span><text:span text:style-name="T3">Takes the output of a command and send it to the input of the other.</text:span></text:p>
      <text:p text:style-name="P602"><text:tab/>ls -l /etc | sort -nr | less</text:p>
      <text:p text:style-name="P389"/>
      <text:p text:style-name="P389"><text:soft-page-break/></text:p>
      <text:p text:style-name="Horizontal_20_Line"/>
      <text:p text:style-name="P107"/>
      <text:p text:style-name="P8">Log in and Switch Users in Multiuser Targets:</text:p>
      <text:p text:style-name="P9"/>
      <text:p text:style-name="P258">* Interactive Shell: <text:span text:style-name="T8">The user is the one who can type into the terminal.</text:span></text:p>
      <text:p text:style-name="P138"/>
      <text:p text:style-name="P258"><text:span text:style-name="T198">* Non-</text:span>Interactive Shell:<text:span text:style-name="T3"> </text:span><text:span text:style-name="T8">Or Sub-Shell, is ran by scripts, internal processes, etc. There is no interaction with the user.</text:span></text:p>
      <text:p text:style-name="P138">I<text:span text:style-name="T225">t’</text:span>s not reading local or glo<text:span text:style-name="T224">b</text:span>al variables. You have to type the full path for each command: </text:p>
      <text:p text:style-name="P138">/bin/cp</text:p>
      <text:p text:style-name="P138">/bin/echo</text:p>
      <text:p text:style-name="P259"/>
      <text:p text:style-name="P130"><text:span text:style-name="T76">* Login Shell: </text:span><text:span text:style-name="T190">When you open a new terminal or console(remotelly) typing the user/password or opening a new tab, splitting the terminal (like with terminator), etc.</text:span></text:p>
      <text:p text:style-name="P131"/>
      <text:p text:style-name="P137">Will load our custom environment variables and specific customization files, like:</text:p>
      <text:p text:style-name="P131"><text:span text:style-name="T192">~/</text:span><text:span text:style-name="T87">.bash_profile</text:span><text:span text:style-name="T190">, etc.</text:span></text:p>
      <text:p text:style-name="P131"/>
      <text:p text:style-name="P246">Example:</text:p>
      <text:p text:style-name="P318"><text:tab/>echo “<text:span text:style-name="T76">This is a Login Shell</text:span>” &gt;&gt; ~./.bash_profile</text:p>
      <text:p text:style-name="P133"><text:span text:style-name="T194">Every time</text:span> you open a <text:span text:style-name="T194">L</text:span>ogin <text:span text:style-name="T194">S</text:span>hell you will see th<text:span text:style-name="T194">e above</text:span> message.</text:p>
      <text:p text:style-name="P257"/>
      <text:p text:style-name="P257">How to open a Login Shell:</text:p>
      <text:list xml:id="list2472162179" text:style-name="L1">
        <text:list-item>
          <text:p text:style-name="P645">Opening a new terminal or console connection</text:p>
        </text:list-item>
        <text:list-item>
          <text:p text:style-name="P646">Adding hyphen into su command: <text:s/></text:p>
          <text:list>
            <text:list-item>
              <text:p text:style-name="P646">su <text:s/>- joaquim</text:p>
            </text:list-item>
            <text:list-item>
              <text:p text:style-name="P647">su -l joaquim</text:p>
            </text:list-item>
            <text:list-item>
              <text:p text:style-name="P647">su --loging joaquim</text:p>
            </text:list-item>
            <text:list-item>
              <text:p text:style-name="P648">You will appear in the /home of the user mentioned.</text:p>
            </text:list-item>
          </text:list>
        </text:list-item>
      </text:list>
      <text:p text:style-name="P320"/>
      <text:p text:style-name="P319"/>
      <text:p text:style-name="P129"><text:span text:style-name="T76">* No Login Shell: </text:span><text:span text:style-name="T195">If you change to another user while you are in the same terminal or console.</text:span></text:p>
      <text:p text:style-name="P129"/>
      <text:p text:style-name="P135">Won’t load the environment variables or customized files of the new user.</text:p>
      <text:p text:style-name="P135"/>
      <text:p text:style-name="P135">If you modify the envvar or .bashrc etc you won’t see the changes until you open a Login Shell.</text:p>
      <text:p text:style-name="P129"/>
      <text:p text:style-name="P245">Example:</text:p>
      <text:p text:style-name="P132"><text:tab/><text:span text:style-name="T191">su peter</text:span></text:p>
      <text:p text:style-name="P132"><text:tab/><text:span text:style-name="T193">su joaquim</text:span></text:p>
      <text:p text:style-name="P134">You will change to the user and you will stay in the folder you been before</text:p>
      <text:p text:style-name="P134"/>
      <text:p text:style-name="P321"><text:span text:style-name="T76">joaquim</text:span>@ubuntu-pc:~/<text:span text:style-name="T76">Downloads</text:span>$ <text:span text:style-name="T76"><text:s/>su </text:span><text:span text:style-name="T89">peter</text:span></text:p>
      <text:p text:style-name="P321">[sudo] password for joaquim: </text:p>
      <text:p text:style-name="P321"><text:span text:style-name="T89">peter</text:span>@ubuntu-pc:<text:span text:style-name="T76">/home/joaquim/Downloads</text:span># </text:p>
      <text:p text:style-name="P261"/>
      <text:p text:style-name="P261"/>
      <text:p text:style-name="P128"><text:span text:style-name="T76">* /</text:span><text:span text:style-name="T88">etc/profile: <text:s/>Global Login configuration file</text:span></text:p>
      <text:p text:style-name="P136">Will <text:span text:style-name="T226">be </text:span>executed whenever any user logs into the system.</text:p>
      <text:p text:style-name="P260"/>
      <text:p text:style-name="Horizontal_20_Line"/>
      <text:p text:style-name="P635"><text:soft-page-break/>Archive, Compress, Unpack and Uncompress Files </text:p>
      <text:p text:style-name="P635">Using tar, star, gzip and bzip2</text:p>
      <text:p text:style-name="Standard"/>
      <text:p text:style-name="P409"><text:span text:style-name="T122">tar </text:span><text:span text:style-name="T200">→ Is archiving different files in a single file, like: <text:s/>tile1.txt , file2.txt , file3.txt → files.tar</text:span></text:p>
      <text:p text:style-name="Standard"><text:tab/><text:span text:style-name="T142">But does not do compression.</text:span></text:p>
      <text:p text:style-name="Standard"><text:tab/><text:span text:style-name="T201">You can pass a flag to send it to a compression program like bzip2 or gzip, etc.</text:span></text:p>
      <text:p text:style-name="Standard"/>
      <text:p text:style-name="P378">Arguments:</text:p>
      <text:p text:style-name="P411">-c → create a new archive.</text:p>
      <text:p text:style-name="Standard">-<text:span text:style-name="T202">v → verbose</text:span></text:p>
      <text:p text:style-name="Standard">-<text:span text:style-name="T202">f → use the archive file, you have to specify the name, like: <text:s text:c="2"/>myarchive.tar</text:span></text:p>
      <text:p text:style-name="P414"/>
      <text:p text:style-name="P412"><text:span text:style-name="T137">Example:</text:span><text:span text:style-name="T159"> Archive the directoy /Test_directory and the files example1 and 2 versovying it.</text:span></text:p>
      <text:p text:style-name="P412"><text:tab/>tar -cvf myarchive.tar /Test_directory <text:s/>example1.txt example2.txt</text:p>
      <text:p text:style-name="P417"/>
      <text:p text:style-name="P416">-<text:span text:style-name="T203">t → to see the content of an <text:s/>archive file.</text:span></text:p>
      <text:p text:style-name="P384"/>
      <text:p text:style-name="P415"><text:span text:style-name="T143">Example:</text:span><text:span text:style-name="T160"> </text:span><text:span text:style-name="T161">Show me the content of an archive file.</text:span></text:p>
      <text:p text:style-name="P413"><text:tab/>tar -tf myarchive.tar</text:p>
      <text:p text:style-name="P382"/>
      <text:p text:style-name="P382">Unarchive:<text:span text:style-name="T159"> </text:span><text:span text:style-name="T165">CAREFULL </text:span><text:span text:style-name="T164">you will remove the files with the same name.</text:span></text:p>
      <text:p text:style-name="P382"><text:span text:style-name="T164">I</text:span><text:span text:style-name="T163">f you unarchive in a folder in which there is the same file you will wipe it and the unarchived one will be there.</text:span></text:p>
      <text:p text:style-name="P405"/>
      <text:p text:style-name="P405">-x </text:p>
      <text:p text:style-name="P369">Example:</text:p>
      <text:p text:style-name="P404"><text:tab/><text:span text:style-name="T9">tar -</text:span><text:span text:style-name="T206">x</text:span><text:span text:style-name="T9">f archived_file.tar</text:span></text:p>
      <text:p text:style-name="P381"/>
      <text:p text:style-name="P381">Copmpression / <text:span text:style-name="T207">Uncompression</text:span>:</text:p>
      <text:p text:style-name="P437">-z, --gzip, --gunzip, --ungzip→ to compress using Gzip</text:p>
      <text:p text:style-name="P413">-j, --bzip2</text:p>
      <text:p text:style-name="P379"/>
      <text:p text:style-name="P380">Example:<text:span text:style-name="T159"> </text:span></text:p>
      <text:p text:style-name="P406">Compress:</text:p>
      <text:p text:style-name="P418"><text:span text:style-name="T204"><text:tab/>tar -cv</text:span><text:span text:style-name="T92">z</text:span><text:span text:style-name="T205">f my_archive_compressed.tar.gz /Test_directory <text:s/>example1.txt example2.txt</text:span></text:p>
      <text:p text:style-name="P419"/>
      <text:p text:style-name="P419">Uncompress:</text:p>
      <text:p text:style-name="P420"><text:tab/>tar -xzf <text:s/>my_archive_compressed.tar.gz</text:p>
      <text:p text:style-name="P424"/>
      <text:p text:style-name="Standard"/>
      <text:p text:style-name="P24">Diff: <text:span text:style-name="T3">Find differences between </text:span><text:span text:style-name="T10">archive and file systems.</text:span></text:p>
      <text:p text:style-name="P425">To avoid to remove modified files you can run a diff to see if something have changed from the archived file and the folder in which you are going to unarchived.</text:p>
      <text:p text:style-name="P425"/>
      <text:p text:style-name="P425">-<text:span text:style-name="T209">d </text:span></text:p>
      <text:p text:style-name="P425"/>
      <text:p text:style-name="P426"><text:span text:style-name="T137">Example</text:span>:</text:p>
      <text:p text:style-name="P426"><text:tab/>tar -df archive.tar.gz</text:p>
      <text:p text:style-name="Standard"><text:tab/>tar -d<text:span text:style-name="T209">v</text:span>f archive.tar.gz</text:p>
      <text:p text:style-name="Standard"/>
      <text:p text:style-name="Standard"><text:soft-page-break/></text:p>
      <text:p text:style-name="P410"><text:span text:style-name="T125">gzip / gunzip</text:span> → To compress and uncompress.</text:p>
      <text:p text:style-name="P421"/>
      <text:p text:style-name="P422"><text:span text:style-name="T76">Compress:</text:span> <text:s/>gzip archive.tar <text:s/>→ archive.tar.gz</text:p>
      <text:p text:style-name="P423"><text:tab/> <text:s text:c="8"/>g<text:span text:style-name="T212">un</text:span>zip archive.tar<text:tab/></text:p>
      <text:p text:style-name="P27"/>
      <text:p text:style-name="P422"><text:span text:style-name="T76">Uncompress:</text:span> <text:s/>gzip <text:span text:style-name="T76">-d </text:span>archive.tar.gz <text:s/>→ <text:s/>archive.tar</text:p>
      <text:p text:style-name="P432"><text:tab/><text:tab/> <text:span text:style-name="T208">gunzip -d archive.tar</text:span></text:p>
      <text:p text:style-name="P432"/>
      <text:p text:style-name="P427"><text:span text:style-name="T76">Compression ratio: </text:span>shows you info about it</text:p>
      <text:p text:style-name="P427">gzip -l file.tar.gz</text:p>
      <text:p text:style-name="Standard"/>
      <text:p text:style-name="P10"/>
      <text:p text:style-name="P427"><text:span text:style-name="T120">star</text:span> : Another <text:span text:style-name="T210">archiving</text:span> utility, not installed into the system by default.</text:p>
      <text:p text:style-name="P438">You can archive a big amount of files or extract specific files form an archive. </text:p>
      <text:p text:style-name="P428"/>
      <text:p text:style-name="P433">Is not overwritting files in our operating system if they are already there before extracting.</text:p>
      <text:p text:style-name="Standard"/>
      <text:p text:style-name="P429">-c → <text:span text:style-name="T76">Creates a file</text:span></text:p>
      <text:p text:style-name="Standard">-<text:span text:style-name="T211">f=file_name.tar <text:s/>→ will create or read the file if already create.</text:span></text:p>
      <text:p text:style-name="P430"><text:tab/>star -c -f=<text:span text:style-name="T208">archive.tar /Test_directory <text:s/>example1.txt example2.txt</text:span></text:p>
      <text:p text:style-name="P430"/>
      <text:p text:style-name="P431">-t →<text:span text:style-name="T76"> to see the content of the archive</text:span></text:p>
      <text:p text:style-name="P431"><text:tab/>star -t -f=<text:span text:style-name="T208">archive.tar </text:span></text:p>
      <text:p text:style-name="Standard"/>
      <text:p text:style-name="Standard">-<text:span text:style-name="T213">x → </text:span><text:span text:style-name="T93">extract .tar files </text:span><text:span text:style-name="T11">,</text:span><text:span text:style-name="T12">is not gonna overwrite if the files are already there.</text:span></text:p>
      <text:p text:style-name="P434"><text:tab/><text:span text:style-name="T213">star -x -f=archive.tar </text:span></text:p>
      <text:p text:style-name="Standard"/>
      <text:p text:style-name="P25">Extract only one file:</text:p>
      <text:p text:style-name="P435"><text:tab/><text:span text:style-name="T214">start -x -f=archive.tar <text:s/>file_to_extract.txt</text:span></text:p>
      <text:p text:style-name="P435"/>
      <text:p text:style-name="P26">Archive and Compress:</text:p>
      <text:p text:style-name="P436"><text:tab/>star -cz -f=<text:span text:style-name="T208">archive.tar /</text:span>Folder file1 file2 </text:p>
      <text:p text:style-name="Standard"/>
      <text:p text:style-name="Standard"/>
      <text:p text:style-name="Horizontal_20_Line"/>
      <text:p text:style-name="P11">Hard and Soft links:</text:p>
      <text:p text:style-name="Standard"/>
      <text:p text:style-name="P28">* Simbolik link, sim link:<text:span text:style-name="T3"> <text:s text:c="2"/></text:span><text:span text:style-name="T13">Acts like a windows shortcut</text:span></text:p>
      <text:p text:style-name="P439"/>
      <text:p text:style-name="P31">Create soft links:</text:p>
      <text:p text:style-name="P442">l<text:span text:style-name="T217">n</text:span> -s <text:span text:style-name="T217">TARGET name_of_simlink</text:span></text:p>
      <text:p text:style-name="P443">ln -s /etc/motd <text:s/><text:span text:style-name="T218">MOTD</text:span></text:p>
      <text:p text:style-name="Standard"/>
      <text:p text:style-name="P443">And will appear in the folder like this:</text:p>
      <text:p text:style-name="P441"><text:tab/><text:span text:style-name="T222">MOTD</text:span> -&gt; /<text:span text:style-name="T217">etc/motd</text:span></text:p>
      <text:p text:style-name="P441"/>
      <text:p text:style-name="P440"><text:span text:style-name="T216"><text:tab/>Real example in <text:s/></text:span>/etc/systemd/system</text:p>
      <text:p text:style-name="P443"><text:tab/>display-manager.service -&gt; /lib/systemd/system/gdm3.service</text:p>
      <text:p text:style-name="Standard"/>
      <text:p text:style-name="P29"><text:soft-page-break/>Broken link:</text:p>
      <text:p text:style-name="P444">If I remove the TARGET link the simlink will be broken appearing in red and blinking.</text:p>
      <text:p text:style-name="P444"><text:s/></text:p>
      <text:p text:style-name="P444">Breaking the soft link: <text:s/>mv /etc/motd /etc/motd1</text:p>
      <text:p text:style-name="P445"><text:span text:style-name="T219"><text:tab/>MOTD</text:span> -&gt; <text:span text:style-name="T220">/etc/motd</text:span></text:p>
      <text:p text:style-name="P29"/>
      <text:p text:style-name="P598"><text:span text:style-name="T76">Permissions</text:span>: In the symlink you will see that have 777 permissions but this is not true. The system reads the source permissions on the TARGET file when opening the link:</text:p>
      <text:p text:style-name="P598"/>
      <text:p text:style-name="P350"><text:span text:style-name="T76">lrwxrwxrwx. </text:span>1 cloud_user cloud_user 9 Dec <text:s/>1 20:18 <text:span text:style-name="T221">MOTD </text:span>-&gt; /etc/motd</text:p>
      <text:p text:style-name="P350"><text:span text:style-name="T76">-rw-r--r--. </text:span>1 root root 0 Sep 10 <text:s/>2018 <text:span text:style-name="T76">/etc/motd</text:span></text:p>
      <text:p text:style-name="P598"/>
      <text:p text:style-name="P599">You will be able to read /etc/motd but only root will be able to modify it <text:span text:style-name="T223">in the above example.</text:span></text:p>
      <text:p text:style-name="P599"/>
      <text:p text:style-name="P28"/>
      <text:p text:style-name="P449"><text:span text:style-name="T76">Find links in the current path: </text:span><text:s text:c="3"/><text:span text:style-name="T215">find . -maxdepth 1 -type l -ls</text:span></text:p>
      <text:p text:style-name="P449"/>
      <text:p text:style-name="P446"/>
      <text:p text:style-name="P28"/>
      <text:p text:style-name="P28">* Hard link: <text:s/><text:span text:style-name="T14">Link to specific inode location on the filesystem. </text:span><text:span text:style-name="T15">Hard links can’t link across filesystems.</text:span></text:p>
      <text:p text:style-name="P447">ln TARGET LINK_NAME</text:p>
      <text:p text:style-name="P447"/>
      <text:p text:style-name="P448">Permissions are gonna be the same in both files.</text:p>
      <text:p text:style-name="P448">If you change permissions in a hard link, the linked object are going to be changed too.</text:p>
      <text:p text:style-name="P448"/>
      <text:p text:style-name="P450">Once you created a hard link there is no way to distinguish who was the original, because will have the same permissions and date. Only if the name and the path is different will be distiguishible.</text:p>
      <text:p text:style-name="P450"/>
      <text:p text:style-name="P30">Remove links:</text:p>
      <text:p text:style-name="P451">with rm or unlink</text:p>
      <text:p text:style-name="P451"/>
      <text:p text:style-name="P637"/>
      <text:p text:style-name="P451"/>
      <text:p text:style-name="P21">Permissions Management:</text:p>
      <text:p text:style-name="P604"><text:a xlink:type="simple" xlink:href="https://linuxacademy.com/cp/courses/lesson/course/311/lesson/10/module/39" text:style-name="Internet_20_link" text:visited-style-name="Visited_20_Internet_20_Link"><text:span text:style-name="T16">Linux Academy</text:span></text:a></text:p>
      <text:p text:style-name="P452"/>
      <text:p text:style-name="P460">D = directoty</text:p>
      <text:p text:style-name="P460">- = file</text:p>
      <text:p text:style-name="P460">L = simlink</text:p>
      <text:p text:style-name="P451"><text:span text:style-name="T76">d</text:span>rwxr-xr-x. 2 cloud_user cloud_user <text:s/>6 Aug 27 17:53 Downloads</text:p>
      <text:p text:style-name="P451"><text:span text:style-name="T76">-</text:span>rw-rw-r--. 1 cloud_user cloud_user 44 Aug 29 18:27 example.txt</text:p>
      <text:p text:style-name="P451"><text:span text:style-name="T76">l</text:span>rwxrwxrwx. 1 cloud_user cloud_user 14 Aug 29 18:24 example.txt -&gt; ../example.txt</text:p>
      <text:p text:style-name="P451"/>
      <text:p text:style-name="P461"><text:span text:style-name="T94">R</text:span><text:span text:style-name="T76">EMEMBER </text:span>to navigate inside a directory you need execute permissions.</text:p>
      <text:p text:style-name="P451"/>
      <text:p text:style-name="P34"><text:span text:style-name="T180">Change permissions</text:span> by <text:span text:style-name="T227">symbolic notation:</text:span></text:p>
      <text:p text:style-name="P453"/>
      <text:p text:style-name="P454"><text:span text:style-name="T76">Remove writing permissions to all</text:span>, user, group and others:</text:p>
      <text:p text:style-name="P454">chmod ugo-w <text:s/><text:span text:style-name="T228">myfile</text:span></text:p>
      <text:p text:style-name="P454"/>
      <text:p text:style-name="P33">Add writing permissions to all:</text:p>
      <text:p text:style-name="P455"><text:soft-page-break/>chmod ugo+w <text:s/><text:span text:style-name="T228">myfile</text:span></text:p>
      <text:p text:style-name="P455"/>
      <text:p text:style-name="P35">Add execution for the user:</text:p>
      <text:p text:style-name="P456">chmod u+x myfile</text:p>
      <text:p text:style-name="P456"/>
      <text:p text:style-name="P456"/>
      <text:p text:style-name="P456"/>
      <text:p text:style-name="P456"/>
      <text:p text:style-name="P36"><text:span text:style-name="T180">Change owner:</text:span><text:span text:style-name="T159"> <text:s text:c="2"/></text:span><text:span text:style-name="T17">chown </text:span><text:span text:style-name="T18">user:group </text:span><text:span text:style-name="T19">file/directory</text:span></text:p>
      <text:p text:style-name="P457"/>
      <text:p text:style-name="P38">Example:</text:p>
      <text:p text:style-name="P462">-rw-rw-r--. 1 cloud_user cloud_user <text:s/>0 Aug 29 19:15 myfile</text:p>
      <text:p text:style-name="P457"/>
      <text:p text:style-name="P37">Change owner of the file to root:</text:p>
      <text:p text:style-name="P462">chown root myfile</text:p>
      <text:p text:style-name="P458"/>
      <text:p text:style-name="P37">Change group of the file to root </text:p>
      <text:p text:style-name="P458">chown :root myfile </text:p>
      <text:p text:style-name="P458"/>
      <text:p text:style-name="P458">-rw-rw-r--. 1 root <text:s text:c="6"/>root <text:s text:c="7"/>0 Aug 29 19:15 myfile</text:p>
      <text:p text:style-name="P458"/>
      <text:p text:style-name="P39">Change myfile to cloud_user owner and group:</text:p>
      <text:p text:style-name="P463">chown cloud_user:cloud_user myfile</text:p>
      <text:p text:style-name="P463"/>
      <text:p text:style-name="P463">-rw-rw-r--. 1 cloud_user cloud_user <text:s/>0 Aug 29 19:15 myfile</text:p>
      <text:p text:style-name="P463"/>
      <text:p text:style-name="P472"><text:span text:style-name="T76">Change permissions or ownership recursively:</text:span> -R</text:p>
      <text:p text:style-name="P473">chown cloud_user:cloud_user -R finance</text:p>
      <text:p text:style-name="P463"/>
      <text:p text:style-name="P43">Change persmissions to all: <text:s/></text:p>
      <text:p text:style-name="P475">chmod a-rwx test.txt</text:p>
      <text:p text:style-name="P475">----------. 1 cloud_user cloud_user 0 Aug 31 07:46 test.txt</text:p>
      <text:p text:style-name="P475"/>
      <text:p text:style-name="P475">chmod a+x test.txt </text:p>
      <text:p text:style-name="P475">---x--x--x. 1 cloud_user cloud_user 0 Aug 31 07:46 test.txt</text:p>
      <text:p text:style-name="P464"/>
      <text:p text:style-name="P41"><text:span text:style-name="T180">Create a group:</text:span> <text:span text:style-name="T3">groupadd name_of_the_group</text:span></text:p>
      <text:p text:style-name="P465">groupadd finance</text:p>
      <text:p text:style-name="P463"/>
      <text:p text:style-name="P42">Create the folder finance and change the owner to root and the group to finance:</text:p>
      <text:p text:style-name="P466">sudo chown root:finance finance/</text:p>
      <text:p text:style-name="P466">drwxrwxr-x. 2 root <text:s text:c="6"/>finance <text:s text:c="4"/>6 Aug 31 06:43 finance</text:p>
      <text:p text:style-name="P459"/>
      <text:p text:style-name="P605">Remove execute permissions on everything except the directory:<text:span text:style-name="T162"> </text:span><text:span text:style-name="T231">-</text:span><text:span text:style-name="T232">X or +X (capital x)</text:span></text:p>
      <text:p text:style-name="P468"/>
      <text:p text:style-name="P468">Example: I have scripts in the directory and I don’t want no one to execute them, but I want be able to see the content of that directory.</text:p>
      <text:p text:style-name="P468"/>
      <text:p text:style-name="P474"><text:span text:style-name="T251">c</text:span>hmod ug-X -<text:span text:style-name="T251">R finance</text:span></text:p>
      <text:p text:style-name="P468"/>
      <text:p text:style-name="P40"><text:span text:style-name="T180">Add user </text:span><text:span text:style-name="T181">in</text:span><text:span text:style-name="T180">to a group:</text:span><text:span text:style-name="T183"> <text:s text:c="2"/></text:span><text:span text:style-name="T20">usermod -G group_to_be_added user_you_want_to_add</text:span></text:p>
      <text:p text:style-name="P467"><text:soft-page-break/><text:span text:style-name="T229">usermod</text:span> -G <text:span text:style-name="T230">finance cloud_user</text:span></text:p>
      <text:p text:style-name="P467"/>
      <text:p text:style-name="P606">See users inside a group:</text:p>
      <text:p text:style-name="P471">grep finance /etc/group</text:p>
      <text:p text:style-name="P467">finance:x:1004:cloud_user</text:p>
      <text:p text:style-name="P467"/>
      <text:p text:style-name="P47"><text:span text:style-name="T180">newgrp:</text:span> <text:span text:style-name="T23">I’m going to create a few files and folders and I want these files and folders to be owned by another group that is not the one I have by default.</text:span></text:p>
      <text:p text:style-name="P493"/>
      <text:p text:style-name="P493">So I can use the newgrp command to say, all the files I’m going to create now I want to be owned by the group XXXX insteand of mine.</text:p>
      <text:p text:style-name="P493"/>
      <text:p text:style-name="P493">The new group command will stop working when I close the current cli session, but the files will keep the permissions assigned for newgrp of course.</text:p>
      <text:p text:style-name="P493"/>
      <text:p text:style-name="P48"><text:span text:style-name="T138">Example:</text:span><text:span text:style-name="T3"> I want all the files I’m going to create to be owned by the group </text:span>sales: <text:s text:c="6"/><text:span text:style-name="T3">newgrp sales</text:span></text:p>
      <text:p text:style-name="P47"><text:s text:c="4"/></text:p>
      <text:p text:style-name="P607">Change permissions in Octal:</text:p>
      <text:p text:style-name="P467"/>
      <text:p text:style-name="P476">write = 4</text:p>
      <text:p text:style-name="P476">read = 2</text:p>
      <text:p text:style-name="P476">execution= 1</text:p>
      <text:p text:style-name="P467"/>
      <text:p text:style-name="P467"><text:s/></text:p>
      <text:p text:style-name="P44"><text:span text:style-name="T180">setuid, setgid: </text:span><text:span text:style-name="T175"><text:s text:c="2"/></text:span><text:span text:style-name="T21">26’</text:span></text:p>
      <text:p text:style-name="P45"><text:span text:style-name="T22">Let’s you to e</text:span><text:span text:style-name="T3">xecute programs with the permission of the owner of the file not as myself</text:span></text:p>
      <text:p text:style-name="P491"/>
      <text:p text:style-name="P370">Example: <text:s/></text:p>
      <text:p text:style-name="P479">/usr/bin/<text:span text:style-name="T76">passwd</text:span> <text:span text:style-name="T252">lets you to change your password, but the owner and the group is root:</text:span></text:p>
      <text:p text:style-name="P478"/>
      <text:p text:style-name="P478">-rw<text:span text:style-name="T76">s</text:span>r-xr-x. 1 <text:span text:style-name="T76">root</text:span> <text:span text:style-name="T76">root</text:span> 33600 Apr <text:s/>7 03:08 /usr/bin/passwd</text:p>
      <text:p text:style-name="P478"/>
      <text:p text:style-name="P480">This is when the setuid and setgid comes in.</text:p>
      <text:p text:style-name="P480"/>
      <text:p text:style-name="P54">How to set it: </text:p>
      <text:p text:style-name="P55"><text:span text:style-name="T261">REMEMBER </text:span><text:span text:style-name="T25">the user and group have to have rwx permissions to make effective the setuid and setgid. If the permissions are correct you will see the s in lower case. </text:span></text:p>
      <text:p text:style-name="P55"><text:span text:style-name="T25">If have incorrect permissions you will see a capital S and the setuid or setgid </text:span><text:span text:style-name="T26">and won’t work.</text:span></text:p>
      <text:p text:style-name="P53"/>
      <text:p text:style-name="P485"><text:tab/><text:span text:style-name="T76">Symbolic notation: <text:s text:c="3"/></text:span></text:p>
      <text:p text:style-name="P485"><text:span text:style-name="T76"><text:tab/><text:tab/></text:span>sudo chmod ug+s myfile</text:p>
      <text:p text:style-name="P480"><text:tab/><text:tab/>-rw<text:span text:style-name="T76">S</text:span>rw<text:span text:style-name="T76">S</text:span>r--. 1 root <text:s text:c="6"/>root <text:s text:c="7"/>0 Aug 29 19:15 myfile</text:p>
      <text:p text:style-name="P480"><text:tab/></text:p>
      <text:p text:style-name="P480"><text:tab/><text:span text:style-name="T96">In octal: <text:s/></text:span><text:span text:style-name="T261">We can see woth s in lower case, this works.</text:span></text:p>
      <text:p text:style-name="P486"><text:span text:style-name="T76"><text:tab/><text:tab/></text:span>chmod 6770 file</text:p>
      <text:p text:style-name="P483"><text:tab/><text:tab/>-rw<text:span text:style-name="T76">s</text:span>rw<text:span text:style-name="T76">s</text:span>---. 1 cloud_user cloud_user 0 Sep 10 13:22 file<text:tab/></text:p>
      <text:p text:style-name="P481"><text:tab/><text:tab/></text:p>
      <text:p text:style-name="P481"><text:tab/><text:tab/><text:span text:style-name="T262">Now removing rwx permissions to user and group we can see the capital S meaning <text:tab/><text:tab/>that the setuid and setguid won’t work:</text:span></text:p>
      <text:p text:style-name="P482"><text:tab/><text:tab/> <text:span text:style-name="T254">chmod 6000 myfile</text:span></text:p>
      <text:p text:style-name="P490"><text:tab/><text:tab/>---S--S---. 1 cloud_user cloud_user 0 Sep 10 13:22 file<text:tab/></text:p>
      <text:p text:style-name="P481"/>
      <text:p text:style-name="P487"><text:soft-page-break/>4 = setuid on the user</text:p>
      <text:p text:style-name="P487">2 = setuid on the group</text:p>
      <text:p text:style-name="P484"><text:span text:style-name="T253">6 = group and user</text:span><text:tab/></text:p>
      <text:p text:style-name="P484"><text:span text:style-name="T263">1 = sticky bit</text:span><text:tab/></text:p>
      <text:p text:style-name="P480"/>
      <text:p text:style-name="P477"/>
      <text:p text:style-name="P477"/>
      <text:p text:style-name="P488">How to find setuid </text:p>
      <text:p text:style-name="P477"><text:s/>sudo find /usr/bin/* -user root -perm -4000 -exec ls -ldb {} \; &gt;/tmp/filename</text:p>
      <text:p text:style-name="P618"/>
      <text:p text:style-name="P385">From linx bible:</text:p>
      <text:p text:style-name="P617"/>
      <text:p text:style-name="P617">When you list (ls -l) a file/folder you can see <text:span text:style-name="T256">s</text:span> instead of <text:span text:style-name="T256">x</text:span> (executable) <text:span text:style-name="T257">on the owner , group, or both (-rw</text:span><text:span text:style-name="T97">s</text:span><text:span text:style-name="T257">r-</text:span><text:span text:style-name="T97">s</text:span><text:span text:style-name="T24">r</text:span><text:span text:style-name="T257">-x) </text:span></text:p>
      <text:p text:style-name="P617"/>
      <text:p text:style-name="P617">This means that <text:span text:style-name="T258">the application can be run by </text:span><text:span text:style-name="T98">any</text:span><text:span text:style-name="T258"> user or group but the ownership of running process belongs to the file’s owner.</text:span></text:p>
      <text:p text:style-name="P619"/>
      <text:p text:style-name="P50">Example:</text:p>
      <text:p text:style-name="P619"><text:span text:style-name="T133">/bin/</text:span><text:span text:style-name="T148">mount</text:span><text:span text:style-name="T149"> have -rw</text:span><text:span text:style-name="T148">s</text:span><text:span text:style-name="T149">r-xr-x </text:span></text:p>
      <text:p text:style-name="P619"/>
      <text:p text:style-name="P619">Any user can run mount to see the mounted devices but only root (the owner of the file) can execute it to mount devices.</text:p>
      <text:p text:style-name="P619"/>
      <text:p text:style-name="P620"><text:span text:style-name="T76">Set it up and remove it:</text:span> <text:s text:c="2"/><text:span text:style-name="T259">The file/folder </text:span><text:span text:style-name="T144">have to have 77</text:span><text:span text:style-name="T145">x</text:span><text:span text:style-name="T144"> permissions before</text:span><text:span text:style-name="T259"> to be enabled. If not an S(capital S) will appear and won’t work.</text:span></text:p>
      <text:p text:style-name="P620"/>
      <text:p text:style-name="P51">SETUID: <text:s/>4</text:p>
      <text:p text:style-name="P621">chmod 4777 file/folder <text:s/>→ octal</text:p>
      <text:p text:style-name="P621">chmod u+s file/folder <text:s text:c="2"/>change it to – <text:span text:style-name="T260">(minus)</text:span> to remove it</text:p>
      <text:p text:style-name="P620"/>
      <text:p text:style-name="P51">SETGUID: <text:s/>2</text:p>
      <text:p text:style-name="P622">chmod 2777 file/folder</text:p>
      <text:p text:style-name="P621">chmod g<text:span text:style-name="T260">+s file/folder</text:span></text:p>
      <text:p text:style-name="P621"/>
      <text:p text:style-name="P52">TIPS:</text:p>
      <text:p text:style-name="P622">Set everything (setuid,setgid and sticky bit): <text:s/>chmod 7777 file/folder <text:s/>→ -rwsrrwsrwt</text:p>
      <text:p text:style-name="P622">Set uid and sticky bit: <text:s/>chmod 6777 file</text:p>
      <text:p text:style-name="P622">Set gid and sticky bit: <text:s/>chmod 5777 file</text:p>
      <text:p text:style-name="P621"/>
      <text:p text:style-name="P621">Find all setuid and setgid:</text:p>
      <text:p text:style-name="P496">find / -type f -perm /6000 -exec stat -c "%A %a %n" {} \;</text:p>
      <text:p text:style-name="P477"/>
      <text:p text:style-name="P608"/>
      <text:p text:style-name="P46"><text:span text:style-name="T182">S</text:span><text:span text:style-name="T180">ticky </text:span><text:span text:style-name="T182">B</text:span><text:span text:style-name="T180">it:</text:span><text:span text:style-name="T175"> <text:s/></text:span><text:span text:style-name="T234">REMEMBER </text:span><text:span text:style-name="T240">the others group must have rwx permissions to make the sticky bit working. If have the right permissions you will see a lower case t. If are incorrect will have an uppercase T.</text:span></text:p>
      <text:p text:style-name="P492"/>
      <text:p text:style-name="P489">Prevents an user for deleting a file.</text:p>
      <text:p text:style-name="P489"><text:span text:style-name="T255">O</text:span>n directories prevents to rename and removing the directory unless the user owns the file.</text:p>
      <text:p text:style-name="P468"><text:s/></text:p>
      <text:p text:style-name="P468"><text:tab/><text:span text:style-name="T95">Symbolic notation:</text:span></text:p>
      <text:p text:style-name="P468"><text:soft-page-break/><text:tab/><text:tab/><text:span text:style-name="T254">chmod +t file</text:span></text:p>
      <text:p text:style-name="P468"><text:tab/><text:tab/><text:span text:style-name="T254">chmod - t file</text:span></text:p>
      <text:p text:style-name="P468"/>
      <text:p text:style-name="P468"><text:tab/><text:tab/>chmod o+rwxt file</text:p>
      <text:p text:style-name="P468"><text:tab/><text:tab/>-------rwt. 1 cloud_user cloud_user 0 Sep 10 13:22 file</text:p>
      <text:p text:style-name="P468"/>
      <text:p text:style-name="P468"><text:tab/><text:span text:style-name="T95">Octal:</text:span></text:p>
      <text:p text:style-name="P468"><text:tab/><text:tab/>chmod 000 file </text:p>
      <text:p text:style-name="P468"><text:tab/><text:tab/>----------. 1 cloud_user cloud_user 0 Sep 10 13:22 file</text:p>
      <text:p text:style-name="P468"/>
      <text:p text:style-name="P468"><text:tab/><text:tab/><text:span text:style-name="T264">Lower case t → sticky bit will work</text:span></text:p>
      <text:p text:style-name="P468"><text:tab/><text:tab/>chmod 1007 file</text:p>
      <text:p text:style-name="P468"><text:tab/><text:tab/>-------rwt. 1 cloud_user cloud_user 0 Sep 10 13:22 file</text:p>
      <text:p text:style-name="P468"><text:tab/><text:tab/></text:p>
      <text:p text:style-name="P468"><text:tab/><text:tab/><text:span text:style-name="T264">Upper case T, won’t work</text:span></text:p>
      <text:p text:style-name="P468"><text:tab/><text:tab/>chmod 1000 file</text:p>
      <text:p text:style-name="P468"><text:tab/><text:tab/>---------T. 1 cloud_user cloud_user 0 Sep 10 13:22 file</text:p>
      <text:p text:style-name="P468"><text:tab/><text:tab/></text:p>
      <text:p text:style-name="P638"/>
      <text:p text:style-name="P468"/>
      <text:p text:style-name="P494"><text:span text:style-name="T76">UMASK</text:span>: User mask</text:p>
      <text:p text:style-name="P468"/>
      <text:p text:style-name="P615">Umask generate the permissions by default when you are creating directories or files.</text:p>
      <text:p text:style-name="P616"/>
      <text:p text:style-name="P49">To change the value:</text:p>
      <text:p text:style-name="P615"/>
      <text:list xml:id="list635571937" text:style-name="L2">
        <text:list-item>
          <text:p text:style-name="P671">umask &lt;number&gt; <text:s text:c="2"/>→ example: <text:s/>umask 777 <text:s text:c="2"/>(this will only work on the current cli)</text:p>
        </text:list-item>
        <text:list-item>
          <text:p text:style-name="P672">On your ~/.bashrc <text:s/>→ to do the change permament</text:p>
        </text:list-item>
      </text:list>
      <text:p text:style-name="P495"/>
      <text:p text:style-name="P468"/>
      <text:p text:style-name="P56">Octal value : Permission</text:p>
      <text:p text:style-name="P468">0 : read, write and execute</text:p>
      <text:p text:style-name="P468">1 : read and write</text:p>
      <text:p text:style-name="P468">2 : read and execute</text:p>
      <text:p text:style-name="P468">3 : read only</text:p>
      <text:p text:style-name="P468">4 : write and execute</text:p>
      <text:p text:style-name="P468">5 : write only</text:p>
      <text:p text:style-name="P468">6 : execute only</text:p>
      <text:p text:style-name="P468">7 : no permissions</text:p>
      <text:p text:style-name="P468"/>
      <text:p text:style-name="P58">Symbolic values:</text:p>
      <text:p text:style-name="P497">r : read</text:p>
      <text:p text:style-name="P497">w : write</text:p>
      <text:p text:style-name="P497">x : execute</text:p>
      <text:p text:style-name="P497">u : User ownership (user who owns the file)</text:p>
      <text:p text:style-name="P497">g : group ownership (the permissions granted to other users who are members of the file’s group)</text:p>
      <text:p text:style-name="P497">o : other ownership (the permissions granted to users that are in neither of the two preceding categories)</text:p>
      <text:p text:style-name="P468"/>
      <text:p text:style-name="P468">The following command will set umask to 077, <text:span text:style-name="T265">which will be: <text:s/>-rw——-</text:span></text:p>
      <text:p text:style-name="P468">umask u=rwx,g=,o=</text:p>
      <text:p text:style-name="P468"/>
      <text:p text:style-name="P468"><text:soft-page-break/></text:p>
      <text:p text:style-name="P468"/>
      <text:p text:style-name="P468"/>
      <text:p text:style-name="P638"/>
      <text:p text:style-name="P468"/>
      <text:p text:style-name="P12">Finding Files with Locate and Find:</text:p>
      <text:p text:style-name="P468"/>
      <text:p text:style-name="P59">Locate: <text:span text:style-name="T3">In cache searching mechanism. </text:span><text:span text:style-name="T27">Caches all the files inside our enviroment inside a db.</text:span></text:p>
      <text:p text:style-name="P60"><text:span text:style-name="T27">W</text:span><text:span text:style-name="T3">ill show you the directories that contain the word you are searching.</text:span></text:p>
      <text:p text:style-name="P504"/>
      <text:p text:style-name="P60"><text:span text:style-name="T27">l</text:span><text:span text:style-name="T3">ocate my_</text:span><text:span text:style-name="T28">file</text:span></text:p>
      <text:p text:style-name="P505"/>
      <text:p text:style-name="P505">The locate db is updated once a day by a chron job. If you installed a program won’t be catched up by locate.</text:p>
      <text:p text:style-name="P60"><text:span text:style-name="T3">You have to update the database by running: <text:s/></text:span>updatedb</text:p>
      <text:p text:style-name="P504"/>
      <text:p text:style-name="P61">Find:<text:span text:style-name="T3"> Search for type of files, </text:span><text:span text:style-name="T29">directory, </text:span><text:span text:style-name="T3">time modified, permissions,</text:span><text:span text:style-name="T29">etc,etc.</text:span></text:p>
      <text:p text:style-name="P506"/>
      <text:p text:style-name="P507">find . <text:s/>→ search in the current directory</text:p>
      <text:p text:style-name="P507"/>
      <text:p text:style-name="P507">find / <text:s text:c="2"/>→ search in the root directory.</text:p>
      <text:p text:style-name="P506"/>
      <text:p text:style-name="P506">find /etc/ -name motd <text:s/>→ search in /etc for the file of the name motd</text:p>
      <text:p text:style-name="P506"/>
      <text:p text:style-name="P468">find /etc/ -user root <text:s text:c="3"/>→<text:span text:style-name="T266"> look in /etc for all the files owned by root</text:span></text:p>
      <text:p text:style-name="P468"/>
      <text:p text:style-name="P498">find / <text:s/>-mtime -3 <text:s text:c="2"/>→ find in the root directory all files modified within the last 3 days.</text:p>
      <text:p text:style-name="P499">You can use stat command to see last time the file was modified:</text:p>
      <text:p text:style-name="P499">stat /etc/java/security</text:p>
      <text:p text:style-name="P624"><text:s text:c="2"/>File: /etc/java/security</text:p>
      <text:p text:style-name="P624"><text:s text:c="2"/>Size: 24 <text:s text:c="7"/><text:tab/>Blocks: 0 <text:s text:c="9"/>IO Block: 4096 <text:s text:c="2"/>directory</text:p>
      <text:p text:style-name="P624">Device: 10302h/66306d<text:tab/>Inode: 4194613 <text:s text:c="4"/>Links: 3</text:p>
      <text:p text:style-name="P624">Access: (0755/drwxr-xr-x) <text:s/>Uid: ( <text:s text:c="3"/>0/ <text:s text:c="3"/>root) <text:s text:c="2"/>Gid: ( <text:s text:c="3"/>0/ <text:s text:c="3"/>root)</text:p>
      <text:p text:style-name="P624">Context: system_u:object_r:etc_t:s0</text:p>
      <text:p text:style-name="P624">Access: 2020-09-11 14:30:10.376923090 +0000</text:p>
      <text:p text:style-name="P624">Modify: 2020-08-28 18:51:19.227484706 +0000</text:p>
      <text:p text:style-name="P624">Change: 2020-08-28 18:51:19.227484706 +0000</text:p>
      <text:p text:style-name="P624"><text:s/>Birth: -</text:p>
      <text:p text:style-name="P468"/>
      <text:p text:style-name="P500">find / -user jeff -type f <text:s text:c="2"/>→ files</text:p>
      <text:p text:style-name="P500">find / -user jeff -type d <text:s text:c="2"/>→ directories</text:p>
      <text:p text:style-name="P468"/>
      <text:p text:style-name="P501">find / -user jeff -type f -<text:span text:style-name="T267">exec cat {} \;</text:span></text:p>
      <text:p text:style-name="P503"><text:span text:style-name="T76">{}</text:span> represents the file that is returned.</text:p>
      <text:p text:style-name="P468"/>
      <text:p text:style-name="P502">find / -user jeff -type f -<text:span text:style-name="T267">exec cp {} /home/mary \; <text:s/>→ copy all the files from jeff into Mary’s home directory.</text:span></text:p>
      <text:p text:style-name="P502"/>
      <text:p text:style-name="P468"/>
      <text:p text:style-name="P468"/>
      <text:p text:style-name="P468"/>
      <text:p text:style-name="P468"/>
      <text:p text:style-name="P468"/>
      <text:p text:style-name="P468"/>
      <text:p text:style-name="P468"/>
      <text:p text:style-name="P468"><text:soft-page-break/></text:p>
      <text:p text:style-name="P468"/>
      <text:p text:style-name="P468"/>
      <text:p text:style-name="P468"/>
      <text:p text:style-name="P468"/>
      <text:p text:style-name="P638"/>
      <text:p text:style-name="P468"/>
      <text:p text:style-name="P508"><text:a xlink:type="simple" xlink:href="https://www.redhat.com/en/services/training/ex200-red-hat-certified-system-administrator-rhcsa-exam?section=Objectives" text:style-name="Internet_20_link" text:visited-style-name="Visited_20_Internet_20_Link"><text:span text:style-name="T123">Study Points for the Exam:</text:span></text:a></text:p>
      <text:p text:style-name="P468"/>
      <text:p text:style-name="P468"/>
      <text:p text:style-name="P12">Operate running systems:</text:p>
      <text:p text:style-name="P468"/>
      <text:p text:style-name="P106">Boot systems into different targets manually</text:p>
      <text:p text:style-name="P106">Interrupt the boot process in order to gain access to a system</text:p>
      <text:p text:style-name="P468"/>
      <text:p text:style-name="P509"><text:span text:style-name="T76">BIOS: </text:span>Basic Input Output System. Manages everything from powering on the computer until the OS is loaded. Also manages the power to the CPU and handles RAM timings configuration. </text:p>
      <text:p text:style-name="P510">The BIOS is old and has been substituted by UEFI</text:p>
      <text:p text:style-name="P510"/>
      <text:p text:style-name="P510"><text:span text:style-name="T76">UEFI:</text:span> <text:span text:style-name="T268">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510"/>
      <text:p text:style-name="P511"><text:span text:style-name="T76">GRUB2: <text:s/></text:span><text:span text:style-name="T269">Grand Unified Bootloader version2.</text:span></text:p>
      <text:p text:style-name="P511">Once the bios finishes it’s self tests and does his part of the boot process, it hands off the next step to the <text:span text:style-name="T269">boot device, this is typically a disk.</text:span></text:p>
      <text:p text:style-name="P511"/>
      <text:p text:style-name="P512">Grub2 is installed in the hard disk and know where on the hard disk the beginning of the OS is.</text:p>
      <text:p text:style-name="P512"/>
      <text:p text:style-name="P513">Grub will present a list of available kernels to you to boot into, <text:span text:style-name="T270">this is the </text:span><text:span text:style-name="T100">GRUB MENU </text:span><text:span text:style-name="T101">or GRUB PROMPT</text:span>. </text:p>
      <text:p text:style-name="P517">You can also interact with GRUB menu to specify a different, non-configured kernel to boot into.</text:p>
      <text:p text:style-name="P513"><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513"><text:soft-page-break/></text:p>
      <text:p text:style-name="P513"/>
      <text:p text:style-name="P513"/>
      <text:p text:style-name="P513"/>
      <text:p text:style-name="P513"/>
      <text:p text:style-name="P514"><text:span text:style-name="T76">Edit the kernel: </text:span>In the grub menu you can<text:span text:style-name="T76"> press E </text:span>to configure different options of the kernel:</text:p>
      <text:p text:style-name="P514"><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526">linux ($root)/vmlinuz … is the line that tells the GRUB to start the kernel.</text:p>
      <text:p text:style-name="P527">You can start to remove <text:span text:style-name="T135">rhgb </text:span><text:span text:style-name="T149">and</text:span><text:span text:style-name="T133"> </text:span><text:span text:style-name="T135">quiet</text:span><text:span text:style-name="T133">. </text:span><text:span text:style-name="T151">These arguments hide boot messages.</text:span></text:p>
      <text:p text:style-name="P528"/>
      <text:p text:style-name="P529">After editing you can start the kernel with Ctrl + <text:span text:style-name="T279">X</text:span></text:p>
      <text:p text:style-name="P529"/>
      <text:p text:style-name="P530"><text:span text:style-name="T280">The arguments modified are not persistent and will appear in the next boot.</text:span> To make the changes to persist you have to modify the /etc/default/grub file and then grub2.mkconfig</text:p>
      <text:p text:style-name="P514"/>
      <text:p text:style-name="P514"/>
      <text:p text:style-name="P62">Get into GRUB command prompt: <text:s/><text:span text:style-name="T30">You can go to the GRUB commmand prompt by pressing </text:span>C</text:p>
      <text:p text:style-name="P468"><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468"/>
      <text:p text:style-name="P515"><text:span text:style-name="T76">ls</text:span> → shows you all the partitions.</text:p>
      <text:p text:style-name="P515"><text:span text:style-name="T76">search.file /grub2/grub.cfg <text:s/></text:span>→ tells you which partition have grub.cfg file.</text:p>
      <text:p text:style-name="P516"><text:span text:style-name="T76">cat (hd0,msdos1)/grub2/grub.cfg </text:span>→ shows you the configuration of the grub config file</text:p>
      <text:p text:style-name="P516"/>
      <text:p text:style-name="P516"/>
      <text:p text:style-name="P518"><text:span text:style-name="T76">Grub2 </text:span>is installed in the boot sector of the hard drive and is configured to load the kernel and the initramfs.</text:p>
      <text:list xml:id="list2337923282" text:style-name="L3">
        <text:list-item>
          <text:p text:style-name="P673"><text:soft-page-break/><text:span text:style-name="T76">Kernel:</text:span> <text:s/><text:span text:style-name="T271">Allows users to interact with the hardware that is installed in the server.</text:span></text:p>
          <text:p text:style-name="P674"/>
        </text:list-item>
        <text:list-item>
          <text:p text:style-name="P675"><text:span text:style-name="T76">Initramfs:</text:span> Contains drivers <text:span text:style-name="T272">that are needed to start the server. It contains a mini file system that is mounted during boot. In it are kernel modules needed during the rest of the boot process, for instance lvm and scsi modules. </text:span></text:p>
          <text:p text:style-name="P675"/>
          <text:p text:style-name="P676">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523"/>
      <text:p text:style-name="P105">Exam tip</text:p>
      <text:p text:style-name="P63">Grub2 configuration files:<text:span text:style-name="T3"> </text:span><text:span text:style-name="T31">To apply changes to the grub2 configuration the starting point is:</text:span></text:p>
      <text:p text:style-name="P65">/etc/default/grub </text:p>
      <text:p text:style-name="P521"/>
      <text:p text:style-name="P64"><text:span text:style-name="T31">W</text:span><text:span text:style-name="T3">hich have options to tell grub2 what to do and how to do it. </text:span><text:span text:style-name="T32">This file is the most important part of grub2 configuration.</text:span></text:p>
      <text:p text:style-name="P521"/>
      <text:p text:style-name="P322">GRUB_TIMEOUT=1</text:p>
      <text:p text:style-name="P322">GRUB_DISTRIBUTOR="$(sed 's, release .*$,,g' /etc/system-release)"</text:p>
      <text:p text:style-name="P322">GRUB_DEFAULT=saved</text:p>
      <text:p text:style-name="P322">GRUB_DISABLE_SUBMENU=true</text:p>
      <text:p text:style-name="P322">GRUB_TERMINAL_OUTPUT="console"</text:p>
      <text:p text:style-name="P351"><text:span text:style-name="T273">GRUB_CMDLINE_LINUX</text:span><text:span text:style-name="T31">="console=ttyS0,115200n8 no_timer_check net.ifnames=0 nvme_core.io_timeout=4294967295 nvme_core.max_retries=10 crashkernel=auto"</text:span></text:p>
      <text:p text:style-name="P322">GRUB_DISABLE_RECOVERY="true"</text:p>
      <text:p text:style-name="P322">GRUB_ENABLE_BLSCFG=true</text:p>
      <text:p text:style-name="P519"/>
      <text:p text:style-name="P309"><text:span text:style-name="T273">GRUB_CMDLINE_LINUX:</text:span><text:span text:style-name="T31"> </text:span><text:span text:style-name="T33">This is the most imporant part of the /etc/defaul/grub. </text:span><text:span text:style-name="T34">Contain boot arguments for the kernel in the server.</text:span></text:p>
      <text:p text:style-name="P241"/>
      <text:p text:style-name="P310"><text:span text:style-name="T34">r</text:span><text:span text:style-name="T3">hgb and quiet → remove them to see the output when you start the server.</text:span></text:p>
      <text:p text:style-name="P241"/>
      <text:p text:style-name="P309"><text:span text:style-name="T275">GRUB_TIMEOUT:</text:span><text:span text:style-name="T34"> </text:span><text:span text:style-name="T35">Is the time that waits in the grub menu to load the default kernel. </text:span></text:p>
      <text:p text:style-name="P242">By defauld is 5 second, GRUB_TIMEOUT=5</text:p>
      <text:p text:style-name="P242"/>
      <text:p text:style-name="P242">Changing it to 0 without displaying the menu. <text:s text:c="2"/>Set to -1 to wait indefinitelly.</text:p>
      <text:p text:style-name="P242"/>
      <text:p text:style-name="P469"/>
      <text:p text:style-name="P520"><text:span text:style-name="T99">Other c</text:span><text:span text:style-name="T76">onfiguration files:</text:span> <text:span text:style-name="T274">In </text:span>/etc/grub.d/ <text:span text:style-name="T274">there are other conf files </text:span>that are long and complicated shell code that you won’t need to touch.</text:p>
      <text:p text:style-name="P468"/>
      <text:p text:style-name="P66">How to do modifications:</text:p>
      <text:list xml:id="list493234087" text:style-name="L4">
        <text:list-item>
          <text:p text:style-name="P677">Go to <text:span text:style-name="T133">/etc/</text:span><text:span text:style-name="T149">default/grub file.</text:span></text:p>
        </text:list-item>
        <text:list-item>
          <text:p text:style-name="P677"><text:span text:style-name="T149">Do the proper modifications, like removing </text:span><text:span text:style-name="T245">r</text:span><text:span text:style-name="T244">hgb and quiet.</text:span></text:p>
        </text:list-item>
        <text:list-item>
          <text:p text:style-name="P665">Save the changes.</text:p>
        </text:list-item>
        <text:list-item>
          <text:p text:style-name="P665">Apply the changes. </text:p>
        </text:list-item>
      </text:list>
      <text:list xml:id="list1810226421" text:style-name="L5">
        <text:list-item>
          <text:list>
            <text:list-item>
              <text:p text:style-name="P678"><text:span text:style-name="T243">BIOS</text:span><text:span text:style-name="T244">: <text:s/>grub2.mkconfig &gt; /boot/grub2/grub.cfg</text:span></text:p>
            </text:list-item>
            <text:list-item>
              <text:p text:style-name="P678"><text:span text:style-name="T243">UEFI</text:span><text:span text:style-name="T244">: <text:s/>grub2.mkconfig &gt; /boot/efi/EFI/redhat/grub.cfg</text:span></text:p>
            </text:list-item>
            <text:list-item>
              <text:p text:style-name="P679"><text:span text:style-name="T244">or grub2.mkconfig -o </text:span><text:span text:style-name="T246">/boot/grub2/grub.cfg</text:span></text:p>
            </text:list-item>
          </text:list>
        </text:list-item>
      </text:list>
      <text:p text:style-name="P524"/>
      <text:p text:style-name="P67">The thing works like this:</text:p>
      <text:p text:style-name="P362"/>
      <text:p text:style-name="P626">/etc/grub.d/ <text:tab/><text:tab/>→ contains all the necessary scripts to generate the grub.cfg file.</text:p>
      <text:p text:style-name="P525"><text:soft-page-break/><text:span text:style-name="T149">/boot/grub2/grub.cfg <text:s/>→</text:span><text:span text:style-name="T150"> is where the main grub config file is searched by the BIOS/UEFI in the <text:tab/><text:tab/><text:tab/> <text:s text:c="4"/>master disk when bootinng</text:span></text:p>
      <text:p text:style-name="P626">/etc/default/grub <text:s/><text:tab/>→ Is a text file that you can modify to do changes in grub. </text:p>
      <text:p text:style-name="P525"><text:span text:style-name="T150"><text:tab/><text:tab/><text:tab/> <text:s text:c="4"/>grub2.mkconfig &gt; </text:span><text:span text:style-name="T149">/boot/grub2/grub.cfg </text:span><text:span text:style-name="T150">will apply these changes.</text:span></text:p>
      <text:p text:style-name="P626"><text:tab/><text:tab/><text:tab/> <text:s text:c="4"/></text:p>
      <text:p text:style-name="P522"><text:span text:style-name="T76">See manual of booting processes:</text:span> man 7 bootparam</text:p>
      <text:p text:style-name="P468"/>
      <text:p text:style-name="P610">Boot Procedure:</text:p>
      <text:p text:style-name="P468"/>
      <text:list xml:id="list3056587295" text:style-name="L6">
        <text:list-item>
          <text:p text:style-name="P680"><text:span text:style-name="T76">POST</text:span>: <text:s/>Power On Self Test. Machine powered on. From the system firmware, BIOS or UEFI, the POST is executed and the hardware required to start the system is initialized.</text:p>
          <text:p text:style-name="P687"/>
        </text:list-item>
        <text:list-item>
          <text:p text:style-name="P680"><text:span text:style-name="T76">Bootable device located</text:span> by BIOS/UEFI.</text:p>
          <text:p text:style-name="P687"/>
        </text:list-item>
        <text:list-item>
          <text:p text:style-name="P680"><text:span text:style-name="T76">Loading boot loader</text:span>, from the bootable device a boot loader is located, GRUB2.</text:p>
          <text:p text:style-name="P688"/>
        </text:list-item>
        <text:list-item>
          <text:p text:style-name="P688">Loading the kernel:<text:span text:style-name="T3"> </text:span><text:span text:style-name="T36">Grub2 may present a boot menu or can be configured to automatically start the default kernel/OS. To load linux the kernel is loaded all toguether with initramfs.</text:span></text:p>
          <text:p text:style-name="P689"/>
        </text:list-item>
        <text:list-item>
          <text:p text:style-name="P689"><text:span text:style-name="T276">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690"/>
        </text:list-item>
        <text:list-item>
          <text:p text:style-name="P690"><text:span text:style-name="T277">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691"/>
        </text:list-item>
        <text:list-item>
          <text:p text:style-name="P691">Switching to the root file system:<text:span text:style-name="T3"> </text:span><text:span text:style-name="T38">The system switches to the root file system that is in the disk and systemd process is loaded from the disk too.</text:span></text:p>
          <text:p text:style-name="P692"/>
        </text:list-item>
        <text:list-item>
          <text:p text:style-name="P692"><text:span text:style-name="T278">R</text:span>unning the default target:<text:span text:style-name="T3"> <text:s/></text:span><text:span text:style-name="T39">Systemd looks for the default target to execute and run all of its units. <text:s/>A </text:span><text:span text:style-name="T139">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531"/>
      <text:p text:style-name="P531"/>
      <text:p text:style-name="P468"/>
      <text:p text:style-name="P68">Troubleshooting:</text:p>
      <text:p text:style-name="P468"/>
      <text:p text:style-name="P532">Parameters that you can enter into the GRUB boot prompt (pressing E), in the linux ($root) line. </text:p>
      <text:p text:style-name="P532"/>
      <text:p text:style-name="P68">rd.break: <text:span text:style-name="T3">This stops the boot procedure while still in the initramfs stage. Useful for root password <text:tab/> <text:s text:c="5"/>recovery →</text:span><text:span text:style-name="T42"> </text:span><text:span text:style-name="T75">this will be in the exam</text:span></text:p>
      <text:p text:style-name="P68"/>
      <text:p text:style-name="P69">init=/bin/sh <text:span text:style-name="T43">or</text:span></text:p>
      <text:p text:style-name="P69">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468"/>
      <text:p text:style-name="P533"><text:span text:style-name="T102">s</text:span><text:span text:style-name="T76">ystemd.unit=emergency.target</text:span>: Requires root password, enters a mode that loads bare minimum number of Systemd units. <text:span text:style-name="T282">Run systemctl list-units to see the limited number of units loaded.</text:span></text:p>
      <text:p text:style-name="P533"/>
      <text:p text:style-name="P535"><text:soft-page-break/>Emergency mode is like initd=/bin/sh, you get a shell but almost nothing else, except systemd, is loaded. This could be good to debug, because you will need to start the services one by one.</text:p>
      <text:p text:style-name="P533"/>
      <text:p text:style-name="P534"><text:span text:style-name="T76">systemd.unit=rescue.target</text:span>: Requires root password, <text:span text:style-name="T283">load some more Systemd units.</text:span></text:p>
      <text:p text:style-name="P535">This is equivalent to runlevel 1, sysinit is run, everything is mounted but no normal services are started.</text:p>
      <text:p text:style-name="P468"/>
      <text:p text:style-name="P70"/>
      <text:p text:style-name="P70">Using a Rescue Disk:</text:p>
      <text:p text:style-name="P536">If when you boot you only see a blinking cursor and nothing else happens you will need to use a rescue disk.</text:p>
      <text:p text:style-name="P536"/>
      <text:p text:style-name="P536">When booting from the installation disk you’ll see a<text:span text:style-name="T76"> troubleshooting</text:span> menu item with several options:</text:p>
      <text:list xml:id="list2985696704" text:style-name="L7">
        <text:list-item>
          <text:p text:style-name="P681"><text:span text:style-name="T76">Install Redhat 8</text:span> in basic graphics: Don’t use it to troubleshoot. This installs redhat if your normal graphic environment doesn’t works.</text:p>
          <text:p text:style-name="P681"/>
        </text:list-item>
        <text:list-item>
          <text:p text:style-name="P681"><text:span text:style-name="T76">Rescue <text:s/>Redhat</text:span> enterprise linux: <text:s/>The mo<text:span text:style-name="T284">st flexible rescue system.This is the first option when use a rescue disk.</text:span></text:p>
          <text:p text:style-name="P682"/>
        </text:list-item>
        <text:list-item>
          <text:p text:style-name="P682"><text:span text:style-name="T76">Run Memory test</text:span>: To encounter memory errors.</text:p>
          <text:p text:style-name="P683"/>
        </text:list-item>
        <text:list-item>
          <text:p text:style-name="P693">Boot from local drive:<text:span text:style-name="T3"> </text:span><text:span text:style-name="T44">If you can not boot from Grub on your hard disk, try this option first.</text:span></text:p>
        </text:list-item>
      </text:list>
      <text:p text:style-name="P542"/>
      <text:p text:style-name="P470"/>
      <text:p text:style-name="P71">Reinstalling GRUB2:</text:p>
      <text:p text:style-name="P538">If the system is bootable do: <text:s text:c="3"/><text:span text:style-name="T285">grub2-install &lt;name_of_the_device&gt;</text:span></text:p>
      <text:p text:style-name="P537">By default the commant installs everything you need, but you can try different options to fine-tune.</text:p>
      <text:p text:style-name="P468"/>
      <text:p text:style-name="P538">If the system is not bootable use a rescue disk – Rescue Red hat enterprise linux – mount the filesystem to /mnt/sysimage <text:s/>, chroot /mnt/sysimage and run <text:span text:style-name="T285">grub2-install &lt;name_of_the_device&gt;</text:span></text:p>
      <text:p text:style-name="P538"/>
      <text:p text:style-name="P72">Fixing initramfs <text:span text:style-name="T286">image</text:span>:</text:p>
      <text:p text:style-name="P539">How it fails: <text:s/>You won’t see the root file system getting mounted or any systemd units started.</text:p>
      <text:p text:style-name="P539"/>
      <text:p text:style-name="P540">To fix it: <text:s/></text:p>
      <text:p text:style-name="P540">dracut <text:s/>→ will create a new initramfs image, but won’t let you to do it if there is an image already.</text:p>
      <text:p text:style-name="P540">dracut --force <text:s/>→ to create the initramfs image even if there is already one.</text:p>
      <text:p text:style-name="P468"/>
      <text:p text:style-name="P541">Use /etc/dracut.conf to specify <text:span text:style-name="T287">what is written into the initramfs.</text:span></text:p>
      <text:p text:style-name="P541"/>
      <text:p text:style-name="P73"/>
      <text:p text:style-name="P73"><text:span text:style-name="T175">Recovering from File System Issues:</text:span><text:span text:style-name="T3"> </text:span><text:span text:style-name="T281">Very important to learn this for the exam</text:span></text:p>
      <text:p text:style-name="P543">If you make a misconfiguration in the file system mounts, the boot procedure may just end with the message:</text:p>
      <text:p text:style-name="P544"><text:tab/><text:span text:style-name="T76">Give root password for maintenance</text:span></text:p>
      <text:p text:style-name="P544"/>
      <text:p text:style-name="P544"><text:span text:style-name="T76">fsck</text:span> generates this message, fsck checks the integrity of the file system in /etc/fstab while booting.</text:p>
      <text:p text:style-name="P545">If fsck fails, manual intervention is required <text:span text:style-name="T288">and is when the give root message is appearing.</text:span></text:p>
      <text:p text:style-name="P545"/>
      <text:p text:style-name="P545"/>
      <text:p text:style-name="P75"><text:soft-page-break/>What could happen:</text:p>
      <text:p text:style-name="P547">Before showing the error, systemd waits to see if the devices comes back, if not shows the give root password message.</text:p>
      <text:p text:style-name="P547"/>
      <text:p text:style-name="P547">Could happened that the refered device does not exists, or could have an error in the UUID used to mount the device for example. <text:s/></text:p>
      <text:p text:style-name="P547"/>
      <text:p text:style-name="P547">UUID → Unique identifier used to identify partitions in Linus systems.</text:p>
      <text:p text:style-name="P549">You can find it in /etc/fstab and is something like this: </text:p>
      <text:p text:style-name="P549">UUID=b437cbaa-8fe5-49e4-8537-0895c219037a</text:p>
      <text:p text:style-name="P545"/>
      <text:p text:style-name="P74">What to do:</text:p>
      <text:p text:style-name="P546">If this happens type the root password.</text:p>
      <text:p text:style-name="P546"/>
      <text:p text:style-name="P547">Then check logs to see where the problem is: <text:s/><text:span text:style-name="T76">jourlactl -xb </text:span><text:s/>→ <text:span text:style-name="T289">b displays boot logs.</text:span></text:p>
      <text:p text:style-name="P547"/>
      <text:p text:style-name="P550">And with the information provided by logs fix the problem you may face.</text:p>
      <text:p text:style-name="P550"/>
      <text:p text:style-name="P550">If the problem is file system oriented type:</text:p>
      <text:p text:style-name="P550">mount -o remount,rw / <text:s text:c="3"/>to make sure the root file system is mounted read/write and analize what is going wrong in the /etc/fsbtab file and fix it.</text:p>
      <text:p text:style-name="P550"/>
      <text:p text:style-name="P550"/>
      <text:p text:style-name="P611">Resetting the Root Password:</text:p>
      <text:p text:style-name="P548"/>
      <text:list xml:id="list4190551138" text:style-name="L8">
        <text:list-item>
          <text:p text:style-name="P694"><text:span text:style-name="T45">Get into grub2 menu and press e, add: <text:s/></text:span><text:span text:style-name="T103">rd.break</text:span><text:span text:style-name="T45"> at the end of the linux ($root) line, and Ctrl + X to boot the system into minimal mode, </text:span><text:span text:style-name="T140">the initramfs shell</text:span></text:p>
          <text:p text:style-name="P684"/>
        </text:list-item>
        <text:list-item>
          <text:p text:style-name="P695"><text:span text:style-name="T3">mount -o remount,rw /sysroot <text:s/>→ </text:span><text:span text:style-name="T46">Mount /sysroot as read/write. -o stands for Options</text:span></text:p>
          <text:p text:style-name="P684"/>
        </text:list-item>
        <text:list-item>
          <text:p text:style-name="P695"><text:span text:style-name="T3">chroot /sysroot <text:s/>→</text:span><text:span text:style-name="T47"> </text:span><text:span text:style-name="T48">chan</text:span><text:span text:style-name="T53">g</text:span><text:span text:style-name="T48">e root to create a root environment based on /sysroot</text:span></text:p>
          <text:p text:style-name="P684"/>
        </text:list-item>
        <text:list-item>
          <text:p text:style-name="P695"><text:span text:style-name="T3">password root <text:s/>→ </text:span><text:span text:style-name="T48">to change the roo</text:span><text:span text:style-name="T53">t</text:span><text:span text:style-name="T3"> password</text:span></text:p>
          <text:p text:style-name="P684"/>
        </text:list-item>
        <text:list-item>
          <text:p text:style-name="P695"><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684"/>
        </text:list-item>
        <text:list-item>
          <text:p text:style-name="P695"><text:span text:style-name="T3">exit →</text:span><text:span text:style-name="T48"> from chroot environment</text:span></text:p>
          <text:p text:style-name="P684"/>
        </text:list-item>
        <text:list-item>
          <text:p text:style-name="P695"><text:span text:style-name="T3">exit <text:s/>→</text:span><text:span text:style-name="T48"> from the initramfs shell</text:span></text:p>
        </text:list-item>
      </text:list>
      <text:p text:style-name="P629"/>
      <text:list xml:id="list213550649908624" text:continue-numbering="true" text:style-name="L8">
        <text:list-item>
          <text:p text:style-name="P685">Wait for the automatic reboot.</text:p>
        </text:list-item>
      </text:list>
      <text:p text:style-name="P551"/>
      <text:p text:style-name="P551"/>
      <text:list xml:id="list213550667695587" text:continue-numbering="true" text:style-name="L8">
        <text:list-header>
          <text:p text:style-name="P684"/>
        </text:list-header>
      </text:list>
      <text:p text:style-name="P551"/>
      <text:p text:style-name="P551"/>
      <text:p text:style-name="P551"><text:soft-page-break/></text:p>
      <text:p text:style-name="P551"/>
      <text:p text:style-name="P614">Boot, reboot, and shut down a system normally:</text:p>
      <text:p text:style-name="P468"/>
      <text:p text:style-name="P552">Initd is still in the system but is kind of deprecated. Systemd have replaced it.</text:p>
      <text:p text:style-name="P552"/>
      <text:p text:style-name="P553"><text:span text:style-name="T76">Rebooting</text:span>:</text:p>
      <text:p text:style-name="P553">reboot → the usual way, this is calling systemctl reboot command.</text:p>
      <text:p text:style-name="P553"/>
      <text:p text:style-name="P553">systemctl reboot </text:p>
      <text:p text:style-name="P554"/>
      <text:p text:style-name="P554">shutdown -r <text:s text:c="3"/>→ reboot</text:p>
      <text:p text:style-name="P556">shutdown -r +5 <text:s/>→ reboot the system in 5 min. It warns you </text:p>
      <text:p text:style-name="P556">shutdown -r +5 System going down for reboot <text:s/>→ you can append a wall comand like this one.</text:p>
      <text:p text:style-name="P554"/>
      <text:p text:style-name="P558">shutdown -r 00:00 <text:s/>→ schedule the reboot/shutdown for 12 AM.</text:p>
      <text:p text:style-name="P554"/>
      <text:p text:style-name="P557"><text:span text:style-name="T290">s</text:span>hutdown -c <text:s/>→ cancel the previous scheduled reboot or shutdown.</text:p>
      <text:p text:style-name="P557"/>
      <text:p text:style-name="P559">shutdown -r now <text:s/>→ will reboot inmediatelly. Is the same than shutdown -r +0</text:p>
      <text:p text:style-name="P554"/>
      <text:p text:style-name="P76">Shutdown:</text:p>
      <text:p text:style-name="P555">shutdown</text:p>
      <text:p text:style-name="P553">shutdown -<text:span text:style-name="T293">P <text:s/>→ power off.</text:span></text:p>
      <text:p text:style-name="P468"/>
      <text:p text:style-name="P564">poweroff</text:p>
      <text:p text:style-name="P468"/>
      <text:p text:style-name="P563">systemctl poweroff </text:p>
      <text:p text:style-name="P468"/>
      <text:p text:style-name="P560">halt <text:s text:c="2"/></text:p>
      <text:p text:style-name="P468"/>
      <text:p text:style-name="P560">systemctl halt <text:s/></text:p>
      <text:p text:style-name="P468"/>
      <text:p text:style-name="P560">shutdown -h +5 system will be shut down in 5 minutes <text:s/>→<text:span text:style-name="T292"> </text:span></text:p>
      <text:p text:style-name="P560"/>
      <text:p text:style-name="P560"/>
      <text:p text:style-name="P77">Targets: <text:span text:style-name="T3">Systemd uses targets that substituts the init levels.</text:span></text:p>
      <text:p text:style-name="P561"/>
      <text:p text:style-name="P561">/usr/lib/systemd/system <text:s/>→ you can see all <text:span text:style-name="T291">of them there.</text:span></text:p>
      <text:p text:style-name="P561"/>
      <text:p text:style-name="P561"/>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597"><text:soft-page-break/>Boot systems into different targets manually:</text:p>
      <text:p text:style-name="P468"/>
      <text:p text:style-name="P565">Systemd manages everything in the system, services, initialization, etc.</text:p>
      <text:p text:style-name="P565"/>
      <text:p text:style-name="P565">Systemd have replaced sysinit. Sysinit was loading the services one by one, systemd load several at the same time, being faster.</text:p>
      <text:p text:style-name="P468"/>
      <text:p text:style-name="P78">See units: <text:s/><text:span text:style-name="T3">systemctl list-units --type=target</text:span></text:p>
      <text:p text:style-name="P468"/>
      <text:p text:style-name="P79">See the different type of unit configuration files: </text:p>
      <text:p text:style-name="P79">systemctl -t help</text:p>
      <text:p text:style-name="P468">service</text:p>
      <text:p text:style-name="P468">socket</text:p>
      <text:p text:style-name="P468">target</text:p>
      <text:p text:style-name="P468">device</text:p>
      <text:p text:style-name="P468">mount</text:p>
      <text:p text:style-name="P468">automount</text:p>
      <text:p text:style-name="P468">swap</text:p>
      <text:p text:style-name="P468">timer</text:p>
      <text:p text:style-name="P468">path</text:p>
      <text:p text:style-name="P468">slice</text:p>
      <text:p text:style-name="P468">scope</text:p>
      <text:p text:style-name="P468"/>
      <text:p text:style-name="P468"/>
      <text:p text:style-name="P80">See the unit configuration files:</text:p>
      <text:p text:style-name="P562">/usr/lib/systemd/system <text:s/></text:p>
      <text:p text:style-name="P468"/>
      <text:p text:style-name="P566">And let’s take a look into one:</text:p>
      <text:p text:style-name="P566"/>
      <text:p text:style-name="P323">[root@bfd51f75391c system]# <text:span text:style-name="T76">cat sshd.service </text:span></text:p>
      <text:p text:style-name="P323">[Unit]</text:p>
      <text:p text:style-name="P323">Description=OpenSSH server daemon</text:p>
      <text:p text:style-name="P323">Documentation=man:sshd(8) man:sshd_config(5)</text:p>
      <text:p text:style-name="P324"><text:span text:style-name="T76">After</text:span>=network.target sshd-keygen.target <text:s/><text:span text:style-name="T233"><text:s/></text:span><text:span text:style-name="T247">→</text:span><text:span text:style-name="T104"> will start after network </text:span><text:span text:style-name="T105">and ssh-keygen is started.</text:span></text:p>
      <text:p text:style-name="P324">Wants=sshd-keygen.target</text:p>
      <text:p text:style-name="P323"/>
      <text:p text:style-name="P323">[Service]</text:p>
      <text:p text:style-name="P323">Type=notify</text:p>
      <text:p text:style-name="P323">EnvironmentFile=-/etc/crypto-policies/back-ends/opensshserver.config</text:p>
      <text:p text:style-name="P323">EnvironmentFile=-/etc/sysconfig/sshd</text:p>
      <text:p text:style-name="P323"><text:span text:style-name="T76">ExecStart</text:span>=/usr/sbin/sshd -D $OPTIONS $CRYPTO_POLICY <text:s/><text:span text:style-name="T76">→</text:span><text:span text:style-name="T106"> upon starting execute this comamand</text:span></text:p>
      <text:p text:style-name="P325"><text:span text:style-name="T76">ExecReload</text:span>=/bin/kill -HUP $MAINPID <text:s/><text:span text:style-name="T76">→</text:span><text:span text:style-name="T107"> when we issue execreload,</text:span><text:span text:style-name="T294"> execute </text:span>/bin/kill -HUP $MAINPID</text:p>
      <text:p text:style-name="P323">KillMode=process</text:p>
      <text:p text:style-name="P323">Restart=on-failure</text:p>
      <text:p text:style-name="P323">RestartSec=42s</text:p>
      <text:p text:style-name="P323"/>
      <text:p text:style-name="P323">[Install]</text:p>
      <text:p text:style-name="P323">WantedBy=multi-user.target <text:s/></text:p>
      <text:p text:style-name="P566"/>
      <text:p text:style-name="P468"/>
      <text:p text:style-name="P468"/>
      <text:p text:style-name="P81">To see the dependencies between units and targets:</text:p>
      <text:p text:style-name="P567">systemctl list-dependencies</text:p>
      <text:p text:style-name="P468">systemctl list-dependencies multi-user.target</text:p>
      <text:p text:style-name="P468"/>
      <text:p text:style-name="P468"><text:soft-page-break/></text:p>
      <text:p text:style-name="P82">How to see which target I’m running as default, the current target:</text:p>
      <text:p text:style-name="P568"/>
      <text:p text:style-name="P568">[root@bfd51f75391c ~]#<text:span text:style-name="T76"> systemctl get-default </text:span></text:p>
      <text:p text:style-name="P568">multi-user.target</text:p>
      <text:p text:style-name="P468"/>
      <text:p text:style-name="P83">More used targets:</text:p>
      <text:list xml:id="list2675562400" text:style-name="L9">
        <text:list-item>
          <text:p text:style-name="P696"><text:span text:style-name="T108">Multi-user-target:</text:span><text:span text:style-name="T54"> <text:s/>Multiple users can be logged on the system, normally via CLI.</text:span></text:p>
        </text:list-item>
        <text:list-item>
          <text:p text:style-name="P697"><text:span text:style-name="T108">G</text:span><text:span text:style-name="T76">raphical.target:</text:span><text:span text:style-name="T3"> <text:s/>GUI access to the system</text:span></text:p>
        </text:list-item>
        <text:list-item>
          <text:p text:style-name="P697"><text:span text:style-name="T76">Emergency.target:</text:span><text:span text:style-name="T3"> <text:s/>Boots us into a root CLI and mounts the filesystem as read only. </text:span></text:p>
        </text:list-item>
        <text:list-item>
          <text:p text:style-name="P697"><text:span text:style-name="T76">Rescue.target:</text:span><text:span text:style-name="T3"> <text:s/>Launches us into single user environment with the minimum requirements loaded in order for us to troubleshoot and fix issues on our system.</text:span></text:p>
        </text:list-item>
      </text:list>
      <text:p text:style-name="P468"/>
      <text:p text:style-name="P468"/>
      <text:p text:style-name="P84">How to change the target:</text:p>
      <text:p text:style-name="P569">systemctl isolate &lt;target&gt;</text:p>
      <text:p text:style-name="P570">system isolate multi-user.target</text:p>
      <text:p text:style-name="P468"/>
      <text:p text:style-name="P569">This will change you to the specified target straigh away.</text:p>
      <text:p text:style-name="P468"/>
      <text:p text:style-name="P85">Change the default target:</text:p>
      <text:p text:style-name="P571">systemctl <text:span text:style-name="T296">set-</text:span>default multi-user.target</text:p>
      <text:p text:style-name="P571"/>
      <text:p text:style-name="P571">This remove the default target and creates a sim link to the new target.s</text:p>
      <text:p text:style-name="P468"/>
      <text:p text:style-name="P86">Folders:</text:p>
      <text:p text:style-name="P468">/<text:span text:style-name="T295">usr/lib/systemd/system → all the system unit configuration files shipped on our system</text:span></text:p>
      <text:p text:style-name="P468"/>
      <text:p text:style-name="P468">/<text:span text:style-name="T295">etc/systemd/system → aditional configuration files like programs installed like apache or custom <text:tab/><text:tab/><text:tab/> <text:s/>services. Everything here will have priority over the previous directory.</text:span></text:p>
      <text:p text:style-name="P468"/>
      <text:p text:style-name="P468"/>
      <text:p text:style-name="P87">How to interrupt the boot process and boot a emergency target:</text:p>
      <text:p text:style-name="P572">Reboot the server, in the grub menu press e. In the linux line add:</text:p>
      <text:p text:style-name="P572">systemd.unit=emergency.target</text:p>
      <text:p text:style-name="P572">Ctrl + X</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638"><text:soft-page-break/></text:p>
      <text:p text:style-name="P468"/>
      <text:p text:style-name="P12">Identify CPU/memory intensive processes and kill processes:</text:p>
      <text:p text:style-name="P16">Adjust process scheduling</text:p>
      <text:p text:style-name="P468"/>
      <text:p text:style-name="P468"/>
      <text:p text:style-name="P88"><text:span text:style-name="T123">pgrep</text:span>:<text:span text:style-name="T3"> <text:s/></text:span><text:span text:style-name="T55">Allows to combine ps and grep utility.</text:span></text:p>
      <text:p text:style-name="P573"/>
      <text:p text:style-name="P89">Instead of using ps aux |grep gnome:</text:p>
      <text:p text:style-name="P573"/>
      <text:p text:style-name="P352"><text:span text:style-name="T3">[root@bfd51f75391c ~]#</text:span> ps aux |grep gnome</text:p>
      <text:p text:style-name="P326">cloud_u+ <text:s text:c="3"/>2016 <text:s/>0.0 <text:s/>0.9 794744 17608 ? <text:s text:c="7"/>Sl <text:s text:c="2"/>11:00 <text:s text:c="2"/>0:00 /usr/libexec/gnome-session-binary</text:p>
      <text:p text:style-name="P326">cloud_u+ <text:s text:c="3"/>2326 <text:s/>0.0 <text:s/>0.4 248440 <text:s/>8480 ? <text:s text:c="7"/>Sl <text:s text:c="2"/>11:00 <text:s text:c="2"/>0:00 /usr/libexec/at-spi2-registryd --use-gnome-session</text:p>
      <text:p text:style-name="P326">cloud_u+ <text:s text:c="3"/>2404 <text:s/>0.0 <text:s/>0.4 516728 <text:s/>8508 ? <text:s text:c="7"/>Sl <text:s text:c="2"/>11:00 <text:s text:c="2"/>0:00 /usr/bin/gnome-keyring-daemon --start --components=ssh</text:p>
      <text:p text:style-name="P330">[...]</text:p>
      <text:p text:style-name="P573"/>
      <text:p text:style-name="P89">I can use pgrep gnome -l <text:span text:style-name="T297">or -a </text:span>to have more or less the same results:</text:p>
      <text:p text:style-name="P352"><text:span text:style-name="T3">[root@bfd51f75391c ~]#</text:span> pgrep gnome -l</text:p>
      <text:p text:style-name="P326">2016 gnome-session-b</text:p>
      <text:p text:style-name="P326">2404 gnome-keyring-d</text:p>
      <text:p text:style-name="P326">2416 gnome-shell</text:p>
      <text:p text:style-name="P326">2508 gnome-shell-cal</text:p>
      <text:p text:style-name="P326">2814 gnome-software</text:p>
      <text:p text:style-name="P573"/>
      <text:p text:style-name="P326">[cloud_user@bfd51f75391c ~]$<text:span text:style-name="T76"> pgrep gnome -a</text:span></text:p>
      <text:p text:style-name="P326">2016 /usr/libexec/gnome-session-binary</text:p>
      <text:p text:style-name="P326">2404 /usr/bin/gnome-keyring-daemon --start --components=ssh</text:p>
      <text:p text:style-name="P326">2416 /usr/bin/gnome-shell</text:p>
      <text:p text:style-name="P326">2508 /usr/libexec/gnome-shell-calendar-server</text:p>
      <text:p text:style-name="P326">2814 /usr/bin/gnome-software --gapplication-service</text:p>
      <text:p text:style-name="P573"/>
      <text:p text:style-name="P90">See all process ran by a specific user:</text:p>
      <text:p text:style-name="P326">[root@bfd51f75391c ~]# <text:span text:style-name="T76">pgrep -u cloud_user -l</text:span></text:p>
      <text:p text:style-name="P326">1545 systemd</text:p>
      <text:p text:style-name="P326">1605 (sd-pam)</text:p>
      <text:p text:style-name="P326">1720 Xvnc</text:p>
      <text:p text:style-name="P326">1890 dbus-daemon</text:p>
      <text:p text:style-name="P326">2013 xstartup</text:p>
      <text:p text:style-name="P326">2016 gnome-session-b</text:p>
      <text:p text:style-name="P326">2062 dbus-launch</text:p>
      <text:p text:style-name="P326">2069 dbus-daemon</text:p>
      <text:p text:style-name="P326">2089 ssh-agent</text:p>
      <text:p text:style-name="P326">2318 at-spi-bus-laun</text:p>
      <text:p text:style-name="P326">2323 dbus-daemon</text:p>
      <text:p text:style-name="P326">2326 at-spi2-registr</text:p>
      <text:p text:style-name="P326">2337 gvfsd</text:p>
      <text:p text:style-name="P326">2349 gvfsd-fuse</text:p>
      <text:p text:style-name="P326">2404 gnome-keyring-d</text:p>
      <text:p text:style-name="P326">2416 gnome-shell</text:p>
      <text:p text:style-name="P326">2479 ibus-daemon</text:p>
      <text:p text:style-name="P574">[…]</text:p>
      <text:p text:style-name="P574"/>
      <text:p text:style-name="P91">Show me all the process not run by the root:</text:p>
      <text:p text:style-name="P575">pgrep -v root -l</text:p>
      <text:p text:style-name="P574"/>
      <text:p text:style-name="P574"/>
      <text:p text:style-name="P14"><text:soft-page-break/></text:p>
      <text:p text:style-name="P88"><text:span text:style-name="T123">pkill: </text:span><text:span text:style-name="T242">Kills all the processes of a program. It looks for all the procesess that have the name you specified.</text:span></text:p>
      <text:p text:style-name="P141"/>
      <text:p text:style-name="P142">Example: We have httpd running. If we pkill the process by name all the httpd process will be killed:</text:p>
      <text:p text:style-name="P141"/>
      <text:p text:style-name="P331">[cloud_user@bfd51f75391c ~]$ pgrep httpd -l</text:p>
      <text:p text:style-name="P331">7405 httpd</text:p>
      <text:p text:style-name="P331">7406 httpd</text:p>
      <text:p text:style-name="P331">7407 httpd</text:p>
      <text:p text:style-name="P331">7408 httpd</text:p>
      <text:p text:style-name="P331">7409 httpd</text:p>
      <text:p text:style-name="P141"/>
      <text:p text:style-name="P92"><text:span text:style-name="T241">[root@bfd51f75391c ~]# </text:span><text:span text:style-name="T250">pkill httpd</text:span></text:p>
      <text:p text:style-name="P92"><text:span text:style-name="T241">[root@bfd51f75391c ~]# </text:span><text:span text:style-name="T250">pgrep httpd</text:span></text:p>
      <text:p text:style-name="P142">[root@bfd51f75391c ~]# </text:p>
      <text:p text:style-name="P468"/>
      <text:p text:style-name="P93">Default pkill signal:</text:p>
      <text:p text:style-name="P576">Running pkill without any option or flag by default is taking -15 which is <text:s/>SIGTERM</text:p>
      <text:p text:style-name="P577">In the previous example would be:</text:p>
      <text:p text:style-name="P577"/>
      <text:p text:style-name="P577">[root@bfd51f75391c ~]# <text:span text:style-name="T76">pkill -15 httpd </text:span></text:p>
      <text:p text:style-name="P95">pkill -SIGTERM <text:span text:style-name="T3">→ it’s the same</text:span></text:p>
      <text:p text:style-name="P57"/>
      <text:p text:style-name="P13">Kill signals:</text:p>
      <text:p text:style-name="P468"/>
      <text:p text:style-name="P577">Check the signals:</text:p>
      <text:p text:style-name="P468"/>
      <text:p text:style-name="P327">[root@bfd51f75391c ~]#<text:span text:style-name="T76"> kill -l</text:span></text:p>
      <text:p text:style-name="P625"><text:span text:style-name="T76"><text:s/>1) SIGHUP<text:tab/> 2) SIGINT</text:span><text:tab/><text:span text:style-name="T76"> 3) SIGQUIT</text:span><text:tab/> 4) SIGILL<text:tab/> 5) SIGTRAP</text:p>
      <text:p text:style-name="P625"><text:s/>6) SIGABRT<text:tab/> 7) SIGBUS<text:tab/> 8) SIGFPE<text:tab/><text:span text:style-name="T76"> 9) SIGKILL</text:span><text:tab/>10) SIGUSR1</text:p>
      <text:p text:style-name="P625">11) SIGSEGV<text:tab/>12) SIGUSR2<text:tab/>13) SIGPIPE<text:tab/>14) SIGALRM<text:tab/><text:span text:style-name="T76">15) SIGTERM</text:span></text:p>
      <text:p text:style-name="P625">16) SIGSTKFLT<text:tab/>17) SIGCHLD<text:tab/><text:span text:style-name="T76">18) SIGCONT<text:tab/>19) SIGSTOP<text:tab/>20) SIGTSTP</text:span></text:p>
      <text:p text:style-name="P625">21) SIGTTIN<text:tab/>22) SIGTTOU<text:tab/>23) SIGURG<text:tab/>24) SIGXCPU<text:tab/>25) SIGXFSZ</text:p>
      <text:p text:style-name="P625">26) SIGVTALRM<text:tab/>27) SIGPROF<text:tab/>28) SIGWINCH<text:tab/>29) SIGIO<text:tab/>30) SIGPWR</text:p>
      <text:p text:style-name="P625">31) SIGSYS<text:tab/>34) SIGRTMIN<text:tab/>35) SIGRTMIN+1<text:tab/>36) SIGRTMIN+2<text:tab/>37) SIGRTMIN+3</text:p>
      <text:p text:style-name="P625">38) SIGRTMIN+4<text:tab/>39) SIGRTMIN+5<text:tab/>40) SIGRTMIN+6<text:tab/>41) SIGRTMIN+7<text:tab/>42) SIGRTMIN+8</text:p>
      <text:p text:style-name="P625">43) SIGRTMIN+9<text:tab/>44) SIGRTMIN+10<text:tab/>45) SIGRTMIN+11<text:tab/>46) SIGRTMIN+12<text:tab/>47) SIGRTMIN+13</text:p>
      <text:p text:style-name="P625">48) SIGRTMIN+14<text:tab/>49) SIGRTMIN+15<text:tab/>50) SIGRTMAX-14<text:tab/>51) SIGRTMAX-13<text:tab/>52) SIGRTMAX-12</text:p>
      <text:p text:style-name="P625">53) SIGRTMAX-11<text:tab/>54) SIGRTMAX-10<text:tab/>55) SIGRTMAX-9<text:tab/>56) SIGRTMAX-8<text:tab/>57) SIGRTMAX-7</text:p>
      <text:p text:style-name="P625">58) SIGRTMAX-6<text:tab/>59) SIGRTMAX-5<text:tab/>60) SIGRTMAX-4<text:tab/>61) SIGRTMAX-3<text:tab/>62) SIGRTMAX-2</text:p>
      <text:p text:style-name="P625">63) SIGRTMAX-1<text:tab/>64) SIGRTMAX<text:tab/></text:p>
      <text:p text:style-name="P625"/>
      <text:p text:style-name="P468"/>
      <text:p text:style-name="P94">Meaning of some signals:</text:p>
      <text:p text:style-name="P578"><text:span text:style-name="T299">15 </text:span>SIGTERM → <text:span text:style-name="T298">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578"/>
      <text:p text:style-name="P579">9 SIGKILL → <text:s text:c="4"/>Terminate immediatelly</text:p>
      <text:p text:style-name="P580">1 SIGHUP <text:s/>→ <text:s text:c="4"/>“Signal Hang up”, <text:span text:style-name="T300">similar to closing a terminal window.</text:span></text:p>
      <text:p text:style-name="P581">2 SIGINT <text:s text:c="2"/>→ <text:s text:c="5"/><text:span text:style-name="T301">Keyboard interrupt.</text:span></text:p>
      <text:p text:style-name="P582">3 SIGQUIT → <text:s text:c="4"/>Process requested to quit.</text:p>
      <text:p text:style-name="P582">18 SIGCONT → Sig Continue, we can stop a process, like 19 does, <text:s/>and start it again <text:span text:style-name="T302">with -18</text:span></text:p>
      <text:p text:style-name="P583">19 SIGSTOP <text:s/>→ <text:s/>Stop the process.</text:p>
      <text:p text:style-name="P583">20 SIGTSTP → <text:s text:c="2"/>Send a signal that can be stoped.</text:p>
      <text:p text:style-name="P468"><text:soft-page-break/></text:p>
      <text:p text:style-name="P468"/>
      <text:p text:style-name="P383">Stop and Start programs using KILL signals:</text:p>
      <text:p text:style-name="P468"/>
      <text:p text:style-name="P468"/>
      <text:p text:style-name="P96">Create a program to run in the background constantly:</text:p>
      <text:p text:style-name="P328">[root@bfd51f75391c ~]# <text:span text:style-name="T76">(while true; do echo -n "My program" &gt;&gt; ~/output.file; </text:span><text:span text:style-name="T109">sleep 1; </text:span><text:span text:style-name="T76">done) &amp;</text:span></text:p>
      <text:p text:style-name="P328">[1] 10759</text:p>
      <text:p text:style-name="P468"/>
      <text:p text:style-name="P586">This sends <text:s/>“My program ” to output.file every 1 second, and does it infinitelly. </text:p>
      <text:p text:style-name="P585">The &amp; says the program to run in the background.</text:p>
      <text:p text:style-name="P584"/>
      <text:p text:style-name="P584"/>
      <text:p text:style-name="P96">Check the running background commands:</text:p>
      <text:p text:style-name="P468"><text:span text:style-name="T303">[root@bfd51f75391c ~]# </text:span><text:span text:style-name="T306">jobs</text:span></text:p>
      <text:p text:style-name="P327">[1]+ <text:s/><text:span text:style-name="T76">Running</text:span> <text:s text:c="16"/>( while true; do</text:p>
      <text:p text:style-name="P327"><text:s text:c="4"/>echo -n "My program" &gt;&gt; ~/output.file;</text:p>
      <text:p text:style-name="P327">done ) &amp;</text:p>
      <text:p text:style-name="P327"/>
      <text:p text:style-name="P327"/>
      <text:p text:style-name="P97">Stop the process from executing: <text:span text:style-name="T3"><text:s/></text:span><text:span text:style-name="T56">We take the job number from the last command. To call it we have to use the %</text:span></text:p>
      <text:p text:style-name="P587"/>
      <text:p text:style-name="P329">[root@bfd51f75391c ~]#<text:span text:style-name="T76"> kill -SIGSTOP %1</text:span></text:p>
      <text:p text:style-name="P329"/>
      <text:p text:style-name="P329">[1]+ <text:s/><text:span text:style-name="T76">Stopped</text:span> <text:s text:c="16"/>( while true; do</text:p>
      <text:p text:style-name="P329"><text:s text:c="4"/>echo -n "My program" &gt;&gt; ~/output.file;</text:p>
      <text:p text:style-name="P329">done )</text:p>
      <text:p text:style-name="P468"/>
      <text:p text:style-name="P468"/>
      <text:p text:style-name="P98">Let’s continue the job 1:</text:p>
      <text:p text:style-name="P468"><text:span text:style-name="T303">[root@bfd51f75391c ~]# </text:span><text:span text:style-name="T306">kill -SIGCONT %1 <text:s/></text:span><text:span text:style-name="T303">→</text:span><text:span text:style-name="T304"> we are asking to the job 1 to continue</text:span></text:p>
      <text:p text:style-name="P327"/>
      <text:p text:style-name="P327">[root@bfd51f75391c ~]# <text:span text:style-name="T76">jobs</text:span></text:p>
      <text:p text:style-name="P327">[1]+ <text:s/><text:span text:style-name="T76">Running</text:span> <text:s text:c="16"/>( while true; do</text:p>
      <text:p text:style-name="P327"><text:s text:c="4"/>echo -n "My program" &gt;&gt; ~/output.file;</text:p>
      <text:p text:style-name="P327">done ) &amp;</text:p>
      <text:p text:style-name="P468"/>
      <text:p text:style-name="P468"/>
      <text:p text:style-name="P99">Let’s kill the job:</text:p>
      <text:p text:style-name="P468"><text:span text:style-name="T303">[root@bfd51f75391c ~]# </text:span><text:span text:style-name="T306">kill %1</text:span><text:span text:style-name="T303"> <text:s/>→</text:span><text:span text:style-name="T305"> by default is kill -15</text:span></text:p>
      <text:p text:style-name="P327"/>
      <text:p text:style-name="P327">[root@bfd51f75391c ~]# <text:span text:style-name="T76">jobs</text:span></text:p>
      <text:p text:style-name="P327">[1]+ <text:s/><text:span text:style-name="T76">Terminated</text:span> <text:s text:c="13"/>( while true; do</text:p>
      <text:p text:style-name="P327"><text:s text:c="4"/>echo -n "My program" &gt;&gt; ~/output.file;</text:p>
      <text:p text:style-name="P327">done )</text:p>
      <text:p text:style-name="P327"/>
      <text:p text:style-name="P139"/>
      <text:p text:style-name="P139"/>
      <text:p text:style-name="P139"/>
      <text:p text:style-name="P139"/>
      <text:p text:style-name="P139"/>
      <text:p text:style-name="P139"/>
      <text:p text:style-name="P139"/>
      <text:p text:style-name="P139"/>
      <text:p text:style-name="P139"/>
      <text:p text:style-name="P639"><text:soft-page-break/></text:p>
      <text:p text:style-name="P264">PS: <text:s/></text:p>
      <text:p text:style-name="P144"/>
      <text:p text:style-name="P144">When we call the options without a dash (hyphen) we are using the BSD option, like:</text:p>
      <text:p text:style-name="P143">ps aux</text:p>
      <text:p text:style-name="P143"/>
      <text:p text:style-name="P263">To see every process with a user-defined format:<text:span text:style-name="T3"> <text:s/></text:span><text:span text:style-name="T57">Check the AIX FORMAT DESCRIPTORS in the ps manual:</text:span></text:p>
      <text:p text:style-name="P146"/>
      <text:p text:style-name="P139">ps axo user,pid,comm<text:span text:style-name="T308">,%cpu</text:span></text:p>
      <text:p text:style-name="P139"/>
      <text:p text:style-name="P265">See nice level:</text:p>
      <text:p text:style-name="P145">All the process have a nice level. <text:s/>The lower nice level the more priority of CPU utilization.</text:p>
      <text:p text:style-name="P145"/>
      <text:p text:style-name="P15">ps axo pid,comm,nice</text:p>
      <text:p text:style-name="P145"/>
      <text:p text:style-name="P266">See all processes of a user:</text:p>
      <text:p text:style-name="P147">ps -u root</text:p>
      <text:p text:style-name="P147"/>
      <text:p text:style-name="P267">Find and kill an user session:</text:p>
      <text:p text:style-name="P139"/>
      <text:p text:style-name="P630">[root@bfd51f75391c ~]# <text:span text:style-name="T76">w</text:span></text:p>
      <text:p text:style-name="P630"><text:s/>13:52:39 up <text:s/>1:31, <text:s/>2 users, <text:s/>load average: 0.00, 0.00, 0.00</text:p>
      <text:p text:style-name="P630">USER <text:s text:c="4"/>TTY <text:s text:c="5"/>FROM <text:s text:c="12"/>LOGIN@ <text:s text:c="2"/>IDLE <text:s text:c="2"/>JCPU <text:s text:c="2"/>PCPU WHAT</text:p>
      <text:p text:style-name="P630">cloud_us pts/0<text:span text:style-name="T76"> </text:span><text:s text:c="3"/>86.147.188.101 <text:s text:c="2"/>12:26 <text:s text:c="2"/>29:50 <text:s text:c="2"/>0.28s <text:s/>0.05s sshd: cloud_user [priv] <text:s text:c="28"/></text:p>
      <text:p text:style-name="P630">cloud_us <text:span text:style-name="T76">pts/1</text:span> <text:s text:c="3"/>86.147.188.101 <text:s text:c="2"/>12:26 <text:s text:c="3"/>1.00s <text:s/>0.13s <text:s/>0.04s sshd: cloud_user [priv] <text:s text:c="7"/></text:p>
      <text:p text:style-name="P139"/>
      <text:p text:style-name="P631">[root@bfd51f75391c ~]#<text:span text:style-name="T76"> ps aux |grep pts/1</text:span></text:p>
      <text:p text:style-name="P631">cloud_u+ <text:s text:c="3"/>3232 <text:s/>0.0 <text:s/>0.2 161180 <text:s/>5288 ? <text:s text:c="7"/>S <text:s text:c="3"/>12:26 <text:s text:c="2"/>0:00 sshd: cloud_user@pts/1</text:p>
      <text:p text:style-name="P631">cloud_u+ <text:s text:c="3"/>3247 <text:s/>0.0 <text:s/>0.2 234348 <text:s/>5228 pts/1 <text:s text:c="3"/>Ss <text:s text:c="2"/>12:26 <text:s text:c="2"/>0:00 -bash</text:p>
      <text:p text:style-name="P631">root <text:s text:c="7"/>4870 <text:s/>0.0 <text:s/>0.4 349024 <text:s/>8712 pts/1 <text:s text:c="3"/>S <text:s text:c="3"/>13:12 <text:s text:c="2"/>0:00 sudo su -</text:p>
      <text:p text:style-name="P631">root <text:s text:c="7"/>4878 <text:s/>0.0 <text:s/>0.3 343280 <text:s/>6152 pts/1 <text:s text:c="3"/>S <text:s text:c="3"/>13:12 <text:s text:c="2"/>0:00 su -</text:p>
      <text:p text:style-name="P631">root <text:s text:c="7"/>4879 <text:s/>0.0 <text:s/>0.3 236476 <text:s/>5568 pts/1 <text:s text:c="3"/>S <text:s text:c="3"/>13:12 <text:s text:c="2"/>0:00 -bash</text:p>
      <text:p text:style-name="P631">root <text:s text:c="7"/>6446 <text:s/>0.0 <text:s/>0.2 267612 <text:s/>3924 pts/1 <text:s text:c="3"/>R+ <text:s text:c="2"/>13:55 <text:s text:c="2"/>0:00 ps aux</text:p>
      <text:p text:style-name="P631">root <text:s text:c="7"/>6447 <text:s/>0.0 <text:s/>0.0 221900 <text:s/>1016 pts/1 <text:s text:c="3"/>S+ <text:s text:c="2"/>13:55 <text:s text:c="2"/>0:00 grep --color=auto pts/1</text:p>
      <text:p text:style-name="P139"/>
      <text:p text:style-name="P148">I can kill the process that I need, like kill -9 <text:s/><text:span text:style-name="T309">3232</text:span></text:p>
      <text:p text:style-name="P639"/>
      <text:p text:style-name="P139"/>
      <text:p text:style-name="P268">Nice <text:span text:style-name="T310">and</text:span> Renice:</text:p>
      <text:p text:style-name="P139"/>
      <text:p text:style-name="P149">Allows us to define a priority for a specific process.<text:span text:style-name="T311">The lower priority the better and will be processed faster.</text:span></text:p>
      <text:p text:style-name="P150"/>
      <text:p text:style-name="P150">Fastest priority → -20</text:p>
      <text:p text:style-name="P150">Lowest priority → 19</text:p>
      <text:p text:style-name="P150"/>
      <text:p text:style-name="P154">Nice → You have to stop the process first to change it’s priority.</text:p>
      <text:p text:style-name="P154">Renice → Not necessary to stop the process, you can do it on the fly.</text:p>
      <text:p text:style-name="P150"/>
      <text:p text:style-name="P152">To see the difference in time between processes using the lowest and highest priority we will create a heavy file, 1GB</text:p>
      <text:p text:style-name="P152"/>
      <text:p text:style-name="P152">dd if=/dev/zero of=/root/test.file bs=1M count=1024</text:p>
      <text:p text:style-name="P140"/>
      <text:p text:style-name="P150"><text:soft-page-break/></text:p>
      <text:p text:style-name="P151">Let’s check the priority of the httpd processes, which are 0:</text:p>
      <text:p text:style-name="P632">[root@bfd51f75391c ~]#<text:span text:style-name="T76"> ps axo pid,comm,nice |grep httpd</text:span></text:p>
      <text:p text:style-name="P632"><text:s text:c="3"/>5527 httpd <text:s text:c="12"/>0</text:p>
      <text:p text:style-name="P632"><text:s text:c="3"/>5528 httpd <text:s text:c="12"/>0</text:p>
      <text:p text:style-name="P632"><text:s text:c="3"/>5529 httpd <text:s text:c="12"/>0</text:p>
      <text:p text:style-name="P632"><text:s text:c="3"/>5530 httpd <text:s text:c="12"/>0</text:p>
      <text:p text:style-name="P632"><text:s text:c="3"/>5531 httpd <text:s text:c="12"/>0</text:p>
      <text:p text:style-name="P150"/>
      <text:p text:style-name="P269">Stop httpd and start it with nice with 10 of priority:</text:p>
      <text:p text:style-name="P332">[root@bfd51f75391c ~]# systemctl stop httpd</text:p>
      <text:p text:style-name="P332">[root@bfd51f75391c ~]#<text:span text:style-name="T76"> nice -n 10 httpd</text:span></text:p>
      <text:p text:style-name="P332">[root@bfd51f75391c ~]# </text:p>
      <text:p text:style-name="P332">[root@bfd51f75391c ~]# </text:p>
      <text:p text:style-name="P332">[root@bfd51f75391c ~]# ps axo pid,comm,nice |grep httpd</text:p>
      <text:p text:style-name="P332"><text:s text:c="3"/>7164 httpd <text:s text:c="11"/>10</text:p>
      <text:p text:style-name="P332"><text:s text:c="3"/>7165 httpd <text:s text:c="11"/>10</text:p>
      <text:p text:style-name="P332"><text:s text:c="3"/>7166 httpd <text:s text:c="11"/>10</text:p>
      <text:p text:style-name="P332"><text:s text:c="3"/>7167 httpd <text:s text:c="11"/>10</text:p>
      <text:p text:style-name="P332"><text:s text:c="3"/>7168 httpd <text:s text:c="11"/>10</text:p>
      <text:p text:style-name="P332"/>
      <text:p text:style-name="P153">This will start httpd and will give it the priority requested, 10 in this example.</text:p>
      <text:p text:style-name="P153">Nice won’t start httpd and won’t change the priority if there are httpd processes already running.</text:p>
      <text:p text:style-name="P153">Make sure you pkill -9 httpd just in case.</text:p>
      <text:p text:style-name="P153"/>
      <text:p text:style-name="P153"/>
      <text:p text:style-name="P270">Renice: <text:span text:style-name="T58">Change the priority level to a single process</text:span></text:p>
      <text:p text:style-name="P162"/>
      <text:p text:style-name="P337">[root@bfd51f75391c ~]# ps axo pid,comm,nice |grep httpd</text:p>
      <text:p text:style-name="P353"><text:span text:style-name="T58"><text:s text:c="3"/></text:span><text:span text:style-name="T312">7164</text:span><text:span text:style-name="T58"> httpd <text:s text:c="11"/>10</text:span></text:p>
      <text:p text:style-name="P337"><text:s text:c="3"/>7165 httpd <text:s text:c="11"/>10</text:p>
      <text:p text:style-name="P337"><text:s text:c="3"/>7166 httpd <text:s text:c="11"/>10</text:p>
      <text:p text:style-name="P337"><text:s text:c="3"/>7167 httpd <text:s text:c="11"/>10</text:p>
      <text:p text:style-name="P337"><text:s text:c="3"/>7168 httpd <text:s text:c="11"/>10</text:p>
      <text:p text:style-name="P162"/>
      <text:p text:style-name="P333">[root@bfd51f75391c ~]# <text:span text:style-name="T76">renice -n -5 7164</text:span></text:p>
      <text:p text:style-name="P333">7164 (process ID) old priority 10, new priority -5</text:p>
      <text:p text:style-name="P334"/>
      <text:p text:style-name="P334">[root@bfd51f75391c ~]# <text:span text:style-name="T76">ps axo pid,comm,nice |grep httpd</text:span></text:p>
      <text:p text:style-name="P334"><text:s text:c="3"/><text:span text:style-name="T76">7164 httpd <text:s text:c="11"/>-5</text:span></text:p>
      <text:p text:style-name="P334"><text:s text:c="3"/>7165 httpd <text:s text:c="11"/>10</text:p>
      <text:p text:style-name="P334"><text:s text:c="3"/>7166 httpd <text:s text:c="11"/>10</text:p>
      <text:p text:style-name="P334"><text:s text:c="3"/>7167 httpd <text:s text:c="11"/>10</text:p>
      <text:p text:style-name="P334"><text:s text:c="3"/>7168 httpd <text:s text:c="11"/>10</text:p>
      <text:p text:style-name="P150"/>
      <text:p text:style-name="P150"/>
      <text:p text:style-name="P150"><text:span text:style-name="T313">Change the priority to all httpd processes:</text:span> <text:span text:style-name="T313">We will use a subshell.</text:span></text:p>
      <text:p text:style-name="P334">[root@bfd51f75391c ~]# <text:span text:style-name="T76">renice -n -6 $(pgrep httpd)</text:span></text:p>
      <text:p text:style-name="P334">7164 (process ID) old priority -5, new priority -6</text:p>
      <text:p text:style-name="P334">7165 (process ID) old priority 10, new priority -6</text:p>
      <text:p text:style-name="P334">7166 (process ID) old priority 10, new priority -6</text:p>
      <text:p text:style-name="P334">7167 (process ID) old priority 10, new priority -6</text:p>
      <text:p text:style-name="P334">7168 (process ID) old priority 10, new priority -6</text:p>
      <text:p text:style-name="P150"/>
      <text:p text:style-name="P155">Now all httpd processes have -6 of priority</text:p>
      <text:p text:style-name="P334">[root@bfd51f75391c ~]# ps axo pid,comm,nice |grep httpd</text:p>
      <text:p text:style-name="P334"><text:s text:c="3"/>7164 httpd <text:s text:c="11"/>-6</text:p>
      <text:p text:style-name="P334"><text:s text:c="3"/>7165 httpd <text:s text:c="11"/>-6</text:p>
      <text:p text:style-name="P334"><text:s text:c="3"/>7166 httpd <text:s text:c="11"/>-6</text:p>
      <text:p text:style-name="P334"><text:s text:c="3"/>7167 httpd <text:s text:c="11"/>-6</text:p>
      <text:p text:style-name="P334"><text:soft-page-break/><text:s text:c="3"/>7168 httpd <text:s text:c="11"/>-6</text:p>
      <text:p text:style-name="P271">Let’s do a speed test:</text:p>
      <text:p text:style-name="P156">We will use the test.file created earlier. This file weithg 1GB. We are going to compress it with the highest and lowest priority to see how it takes more or less time.</text:p>
      <text:p text:style-name="P156"/>
      <text:p text:style-name="P157">This was the command used to generate a 1GB file:</text:p>
      <text:p text:style-name="P335">dd if=/dev/zero of=/root/test.file bs=1M count=1024</text:p>
      <text:p text:style-name="P156"/>
      <text:p text:style-name="P156"/>
      <text:p text:style-name="P157">Lowest priority 19:</text:p>
      <text:p text:style-name="P334">[root@bfd51f75391c ~]# <text:span text:style-name="T76">time nice -n 19 tar -cvf test.tar test.file </text:span></text:p>
      <text:p text:style-name="P334">test.file</text:p>
      <text:p text:style-name="P334"/>
      <text:p text:style-name="P334">real<text:tab/>0m<text:span text:style-name="T76">40.589s</text:span></text:p>
      <text:p text:style-name="P334">user<text:tab/>0m0.058s</text:p>
      <text:p text:style-name="P334">sys<text:tab/>0m0.983s</text:p>
      <text:p text:style-name="P334"/>
      <text:p text:style-name="P334"/>
      <text:p text:style-name="P243">Highest priority, -20, it takes less time</text:p>
      <text:p text:style-name="P334">[root@bfd51f75391c ~]# <text:span text:style-name="T76">time nice -n -20 tar -cvf test.tar test.file </text:span></text:p>
      <text:p text:style-name="P334">test.file</text:p>
      <text:p text:style-name="P334"/>
      <text:p text:style-name="P334">real<text:tab/>0m<text:span text:style-name="T76">34.610s</text:span></text:p>
      <text:p text:style-name="P334">user<text:tab/>0m0.049s</text:p>
      <text:p text:style-name="P334">sys<text:tab/>0m0.950s</text:p>
      <text:p text:style-name="P150"/>
      <text:p text:style-name="P640"/>
      <text:p text:style-name="P150"/>
      <text:p text:style-name="P272">TOP</text:p>
      <text:p text:style-name="P158"/>
      <text:p text:style-name="P273">Commands:</text:p>
      <text:p text:style-name="P336"/>
      <text:p text:style-name="P336">[root@bfd51f75391c ~]# <text:span text:style-name="T76">w</text:span> <text:s text:c="2"/><text:tab/>→ shows the users connected to the server via cli or GUI <text:span text:style-name="T314">and the load average.</text:span></text:p>
      <text:p text:style-name="P336"><text:s/>13:22:14 up <text:s/>2:32, <text:s/>2 users, <text:s/>load average: 0.01, 0.10, 0.08</text:p>
      <text:p text:style-name="P336">USER <text:s text:c="4"/>TTY <text:s text:c="5"/>FROM <text:s text:c="12"/>LOGIN@ <text:s text:c="2"/>IDLE <text:s text:c="2"/>JCPU <text:s text:c="2"/>PCPU WHAT</text:p>
      <text:p text:style-name="P336">cloud_us pts/0 <text:s text:c="3"/>86.147.188.101 <text:s text:c="2"/>12:14 <text:s text:c="3"/>6.00s <text:s/>0.13s <text:s/>0.06s sshd: cloud_user [priv] <text:s text:c="28"/></text:p>
      <text:p text:style-name="P336">cloud_us pts/1 <text:s text:c="3"/>86.147.188.101 <text:s text:c="2"/>12:14 <text:s text:c="3"/>1.00s <text:s/>0.52s <text:s/>0.05s sshd: cloud_user [priv] <text:s text:c="2"/></text:p>
      <text:p text:style-name="P150"/>
      <text:p text:style-name="P334">[root@bfd51f75391c ~]# <text:span text:style-name="T76">uptime</text:span><text:tab/><text:tab/>→<text:span text:style-name="T314"> load average, users connected and last time the server was started.</text:span></text:p>
      <text:p text:style-name="P334"><text:s/>13:24:22 up <text:s/>2:34, <text:s/>2 users, <text:s/>load average: 0.00, 0.06, 0.07</text:p>
      <text:p text:style-name="P150"/>
      <text:p text:style-name="P274">How to find the number of CPUs in the system:</text:p>
      <text:p text:style-name="P150">cat /proc/cpuinfo <text:span text:style-name="T315">|grep “model name” |wc -l</text:span></text:p>
      <text:p text:style-name="P150"/>
      <text:p text:style-name="P159">Or check top pressing 1 as usual</text:p>
      <text:p text:style-name="P150"/>
      <text:p text:style-name="P160"><text:span text:style-name="T76">TOP: </text:span><text:s/>Meaning of some heathers:</text:p>
      <text:p text:style-name="P160">RES → Non Swap physical memory this task is using</text:p>
      <text:p text:style-name="P160">SHR → Shared memory size or the amount of shared memory available to a task.</text:p>
      <text:p text:style-name="P150"/>
      <text:p text:style-name="P161"><text:span text:style-name="T146">Renice a process inside of top </text:span>→ press<text:span text:style-name="T76"> r</text:span></text:p>
      <text:p text:style-name="P161">Then select the PID you want to renice and then the renice level</text:p>
      <text:p text:style-name="P150"/>
      <text:p text:style-name="P161">You will be to be root provably because regular users can decrease the priority but not increase it.</text:p>
      <text:p text:style-name="P139"/>
      <text:p text:style-name="P139"/>
      <text:p text:style-name="P139"><text:soft-page-break/></text:p>
      <text:p text:style-name="P247"><text:span text:style-name="T76">Kill a process inside top:</text:span><text:span text:style-name="T166"> </text:span><text:span text:style-name="T159">hit </text:span><text:span text:style-name="T166">k </text:span><text:span text:style-name="T159">and add the pid you want to kill and then the signal you want to use, SIGKILL 15, etc</text:span></text:p>
      <text:p text:style-name="P312"/>
      <text:p text:style-name="P250">Display x second top:</text:p>
      <text:p text:style-name="P313">top -n 2</text:p>
      <text:p text:style-name="P313">Update 2 times and quit top</text:p>
      <text:p text:style-name="P313"/>
      <text:p text:style-name="P313">top -d 2 → every 2 seconds is going to update</text:p>
      <text:p text:style-name="P313"/>
      <text:p text:style-name="P275">Sorting:<text:span text:style-name="T3"> Sort while top is running:</text:span></text:p>
      <text:p text:style-name="P163"/>
      <text:p text:style-name="P163">Shift + m → memory</text:p>
      <text:p text:style-name="P163">Shift + p <text:s/>→ CPU</text:p>
      <text:p text:style-name="P163"/>
      <text:p text:style-name="P609">Theory:</text:p>
      <text:p text:style-name="P164"/>
      <text:p text:style-name="P164">For everything that happens on Linux a process is started.</text:p>
      <text:p text:style-name="P165"/>
      <text:p text:style-name="P276">Process Types:</text:p>
      <text:list xml:id="list3879865415" text:style-name="L10">
        <text:list-item>
          <text:p text:style-name="P666">Shell Jobs: <text:span text:style-name="T59">Commands started by the command line. Associated to the shell that started it. Also known as interactive processes.</text:span></text:p>
          <text:p text:style-name="P649"><text:s/></text:p>
        </text:list-item>
        <text:list-item>
          <text:p text:style-name="P667">Daemons:<text:span text:style-name="T3"> </text:span><text:span text:style-name="T60">Processes started when the computer is booted and often run with root privileges.</text:span></text:p>
          <text:p text:style-name="P650"/>
        </text:list-item>
        <text:list-item>
          <text:p text:style-name="P668">Kernel threads:<text:span text:style-name="T3"> </text:span><text:span text:style-name="T61">Part of the linux kernel. You cannot manage them using common tools.</text:span></text:p>
        </text:list-item>
      </text:list>
      <text:p text:style-name="P166"/>
      <text:p text:style-name="P612">Interactive Shell jobs:</text:p>
      <text:p text:style-name="P281">fg / bg / &amp; / jobs <text:s/>Commands:</text:p>
      <text:p text:style-name="P165"/>
      <text:p text:style-name="P277">Send a program to the background: <text:s text:c="2"/></text:p>
      <text:p text:style-name="P167">command &amp;</text:p>
      <text:p text:style-name="P167">sleep 3600 &amp;</text:p>
      <text:p text:style-name="P165"/>
      <text:p text:style-name="P278">Move a command to the background/<text:span text:style-name="T316">foreground</text:span>:<text:span text:style-name="T3"> If you ran a command in the foreground and you want to send it to bg.</text:span></text:p>
      <text:p text:style-name="P170"/>
      <text:p text:style-name="P170">Ctrl + Z → to stop (pause) it. This will keep the command in the memory and you will be able to <text:tab/> <text:s text:c="6"/>start it again from the point in which you paused it.</text:p>
      <text:p text:style-name="P170"/>
      <text:p text:style-name="P170">jobs → to check the number of the process you want to move to the bg</text:p>
      <text:p text:style-name="P170"/>
      <text:p text:style-name="P170">bg &lt;number&gt; <text:s/>→ send to the background the command you want</text:p>
      <text:p text:style-name="P170">bg 3 → this will send to the bg the process 3 found using jobs</text:p>
      <text:p text:style-name="P170"/>
      <text:p text:style-name="P171">Do the same for move to the fg a command:</text:p>
      <text:p text:style-name="P171">fg 2</text:p>
      <text:p text:style-name="P171"/>
      <text:p text:style-name="P172">Ctrl + C → to cancel the command. Will remove it from the memory.</text:p>
      <text:p text:style-name="P165"/>
      <text:p text:style-name="P279"><text:soft-page-break/>IMPORTANT: <text:span text:style-name="T3">You only can see the shell jobs in the current terminal, if you open a new one you won’t see them by running the jobs command, only with ps you could see them and interact with them.</text:span></text:p>
      <text:p text:style-name="P282">Commands to <text:span text:style-name="T317">do</text:span> test:</text:p>
      <text:p text:style-name="P168"/>
      <text:p text:style-name="P168">sleep 7200 <text:tab/>→ 2 hours</text:p>
      <text:p text:style-name="P168">dd if=/dev/zero of=/dev/null</text:p>
      <text:p text:style-name="P163"/>
      <text:p text:style-name="P280">Kernel Threads:</text:p>
      <text:p text:style-name="P169">In ps aux you can see them between square brackets.</text:p>
      <text:p text:style-name="P169"/>
      <text:p text:style-name="P173">[...]</text:p>
      <text:p text:style-name="P338">root <text:s text:c="8"/>628 <text:s/>0.0 <text:s/>0.0 <text:s text:c="5"/>0 <text:s text:c="4"/>0 ? <text:s text:c="7"/>I&lt; <text:s text:c="2"/>11:02 <text:s text:c="2"/>0:00 <text:span text:style-name="T76">[</text:span>xfs-conv/nvme0n<text:span text:style-name="T76">]</text:span></text:p>
      <text:p text:style-name="P338">root <text:s text:c="8"/>629 <text:s/>0.0 <text:s/>0.0 <text:s text:c="5"/>0 <text:s text:c="4"/>0 ? <text:s text:c="7"/>I&lt; <text:s text:c="2"/>11:02 <text:s text:c="2"/>0:00 <text:span text:style-name="T76">[</text:span>xfs-cil/nvme0n1<text:span text:style-name="T76">]</text:span></text:p>
      <text:p text:style-name="P338">root <text:s text:c="8"/>630 <text:s/>0.0 <text:s/>0.0 <text:s text:c="5"/>0 <text:s text:c="4"/>0 ? <text:s text:c="7"/>I&lt; <text:s text:c="2"/>11:02 <text:s text:c="2"/>0:00<text:span text:style-name="T76"> [</text:span>xfs-reclaim/nvm<text:span text:style-name="T76">]</text:span></text:p>
      <text:p text:style-name="P338">root <text:s text:c="8"/>631 <text:s/>0.0 <text:s/>0.0 <text:s text:c="5"/>0 <text:s text:c="4"/>0 ? <text:s text:c="7"/>I&lt; <text:s text:c="2"/>11:02 <text:s text:c="2"/>0:00 <text:span text:style-name="T76">[</text:span>xfs-log/nvme0n1<text:span text:style-name="T76">]</text:span></text:p>
      <text:p text:style-name="P338">root <text:s text:c="8"/>632 <text:s/>0.0 <text:s/>0.0 <text:s text:c="5"/>0 <text:s text:c="4"/>0 ? <text:s text:c="7"/>I&lt; <text:s text:c="2"/>11:02 <text:s text:c="2"/>0:00 <text:span text:style-name="T76">[</text:span>xfs-eofblocks/n<text:span text:style-name="T76">]</text:span></text:p>
      <text:p text:style-name="P173">[...]</text:p>
      <text:p text:style-name="P169"/>
      <text:p text:style-name="P169">You can not manage them, killing or adjusting their priority is not possible, unless you take down the server.</text:p>
      <text:p text:style-name="P163"/>
      <text:p text:style-name="P283">PS Command:</text:p>
      <text:p text:style-name="P174">ps aux → short summary of the active process</text:p>
      <text:p text:style-name="P174">ps axo pid,comm,nice → show only the PID, the command, and the nice number.</text:p>
      <text:p text:style-name="P174">ps fax <text:s/>→<text:span text:style-name="T318"> Show hierarchical relationship between parent and child.</text:span></text:p>
      <text:p text:style-name="P175">ps -ef <text:s text:c="2"/>→<text:span text:style-name="T318"> show the exact command to start the process</text:span></text:p>
      <text:p text:style-name="P163"/>
      <text:p text:style-name="P176">PS is an old command.You can use hyphen for the options or not.</text:p>
      <text:p text:style-name="P176">This is because is using the old System V, which users hyphen and BSD which don’t use hyphen.</text:p>
      <text:p text:style-name="P176"/>
      <text:p text:style-name="P284">Tuned:<text:span text:style-name="T3"> Program that checks and offert the best optimized performance. It have a daemon that monitor the system activity and provides some profiles.</text:span></text:p>
      <text:p text:style-name="P178"/>
      <text:p text:style-name="P177">It checks the latency, throughput or power consumption and sets the best option for your system from a list.</text:p>
      <text:p text:style-name="P177"/>
      <text:p text:style-name="P177">Commands:</text:p>
      <text:p text:style-name="P177">RHEL 8 comes with it and is enabled, if is not enable it:</text:p>
      <text:p text:style-name="P177">systemctl enable --now tuned</text:p>
      <text:p text:style-name="P178"><text:s/></text:p>
      <text:p text:style-name="P177">See the list of profiles:</text:p>
      <text:p text:style-name="P177">tuned-adm list</text:p>
      <text:p text:style-name="P177"/>
      <text:p text:style-name="P177">See the current tuned profile:</text:p>
      <text:p text:style-name="P177">tuned-adm active</text:p>
      <text:p text:style-name="P177"/>
      <text:p text:style-name="P177">See which profile tuned recommends:</text:p>
      <text:p text:style-name="P177">tuned-adm recommend</text:p>
      <text:p text:style-name="P177"/>
      <text:p text:style-name="P177">Change the tuned profile:</text:p>
      <text:p text:style-name="P177">tuned-adm profile &lt;profile_to_select&gt;</text:p>
      <text:p text:style-name="P177">tuned-adm profile virtual-host</text:p>
      <text:p text:style-name="P641"><text:soft-page-break/></text:p>
      <text:p text:style-name="P163"/>
      <text:p text:style-name="P17">Locate and interpret system log files and journals</text:p>
      <text:p text:style-name="P17">Preserve system journals</text:p>
      <text:p text:style-name="P163"/>
      <text:p text:style-name="P163"/>
      <text:p text:style-name="P163"/>
      <text:p text:style-name="P285">Check the status of rsyslog:</text:p>
      <text:p text:style-name="P179">systemctl status rsyslog</text:p>
      <text:p text:style-name="P163"/>
      <text:p text:style-name="P285"/>
      <text:p text:style-name="P286">INSIDE RSYSLOG.CONG ----------------------</text:p>
      <text:p text:style-name="P285">Check the rsyslog configuration file:</text:p>
      <text:p text:style-name="P179">/etc/rsyslog.conf</text:p>
      <text:p text:style-name="P179"/>
      <text:p text:style-name="P179">/<text:span text:style-name="T333">etc/rsyslog.d/ → is called from rsyslog.conf and can be populated by installing RPM packages on the server. Remember to check this folder too when looking for specific log configuration.</text:span></text:p>
      <text:p text:style-name="P163"/>
      <text:p text:style-name="P180"><text:span text:style-name="T334">In </text:span>/etc/rsyslog.conf you have different sections.</text:p>
      <text:p text:style-name="P179"/>
      <text:p text:style-name="P179"><text:span text:style-name="T76">Have rsyslog pulling logs from other servers </text:span><text:span text:style-name="T110">or send out logs</text:span><text:span text:style-name="T76">:</text:span> </text:p>
      <text:p text:style-name="P179">In /etc/rsyslog.conf uncomment and modify:</text:p>
      <text:p text:style-name="P179"/>
      <text:p text:style-name="P339"># Provides UDP syslog reception</text:p>
      <text:p text:style-name="P339"># for parameters see http://www.rsyslog.com/doc/imudp.html</text:p>
      <text:p text:style-name="P339">#module(load="imudp") # needs to be done just once</text:p>
      <text:p text:style-name="P339">#input(type="imudp" port="514")</text:p>
      <text:p text:style-name="P339"/>
      <text:p text:style-name="P339"># Provides TCP syslog reception</text:p>
      <text:p text:style-name="P339"># for parameters see http://www.rsyslog.com/doc/imtcp.html</text:p>
      <text:p text:style-name="P339">#module(load="imtcp") # needs to be done just once</text:p>
      <text:p text:style-name="P339">#input(type="imtcp" port="514")</text:p>
      <text:p text:style-name="P163"/>
      <text:p text:style-name="P187">Check out the end of the file, sample forwarding rule, to see the syntax to send out logs or use the server as a reception.</text:p>
      <text:p text:style-name="P340"># Remote Logging (we use TCP for reliable delivery)</text:p>
      <text:p text:style-name="P340"># remote_host is: name/ip, e.g. 192.168.0.1, port optional e.g. 10514</text:p>
      <text:p text:style-name="P340">#Target="remote_host" Port="XXX" Protocol="tcp")</text:p>
      <text:p text:style-name="P163"/>
      <text:p text:style-name="P293">Some systems may configure themselves in:</text:p>
      <text:p text:style-name="P163"># Include all config files in /etc/rsyslog.d/</text:p>
      <text:p text:style-name="P163">include(file="/etc/rsyslog.d/*.conf" mode="optional")</text:p>
      <text:p text:style-name="P163"/>
      <text:p text:style-name="P163"><text:span text:style-name="T76">#### RULES #### </text:span>→<text:span text:style-name="T319"> where the major configuration section is</text:span></text:p>
      <text:p text:style-name="P181"/>
      <text:p text:style-name="P287">There are 8 linux kernel logging levels:</text:p>
      <text:list xml:id="list2890494983" text:style-name="L11">
        <text:list-item>
          <text:p text:style-name="P651">None → we are not gonna log anything from that service <text:span text:style-name="T320">to this file.</text:span></text:p>
        </text:list-item>
        <text:list-item>
          <text:p text:style-name="P651">L<text:span text:style-name="T320">ogl</text:span>evel 0 → <text:span text:style-name="T320">identifies KERN_EMERG string, the highest level. The system is unusable.</text:span></text:p>
        </text:list-item>
        <text:list-item>
          <text:p text:style-name="P652">Loglevel 1 → KERN_ALERT. <text:span text:style-name="T321">Things are still usable but we need to address things now.</text:span></text:p>
        </text:list-item>
        <text:list-item>
          <text:p text:style-name="P653">Loglevel 2 → KERN_CRIT Critical</text:p>
        </text:list-item>
        <text:list-item>
          <text:p text:style-name="P653">Loglevel 3 → KERN_ERR <text:s/>→<text:span text:style-name="T322"> For any errors.</text:span></text:p>
        </text:list-item>
        <text:list-item>
          <text:p text:style-name="P653">Loglevel 4 → KERN_WARNING <text:s/>→<text:span text:style-name="T323"> all works fine but this kind should be look at soon.</text:span></text:p>
        </text:list-item>
        <text:list-item>
          <text:p text:style-name="P653">Loglevel 5 → KERN_NOTICE</text:p>
        </text:list-item>
        <text:list-item>
          <text:p text:style-name="P653"><text:soft-page-break/>Loglevel 6 → KERN_INFO</text:p>
        </text:list-item>
        <text:list-item>
          <text:p text:style-name="P653">Loglevel 7 → KERN_DEBUG</text:p>
        </text:list-item>
      </text:list>
      <text:p text:style-name="P288"/>
      <text:p text:style-name="P288">You can see here:</text:p>
      <text:p text:style-name="P182"><text:span text:style-name="T76">*</text:span>.<text:span text:style-name="T76">info</text:span>;mail.<text:span text:style-name="T76">none</text:span>;authpriv.<text:span text:style-name="T76">none</text:span>;cron.<text:span text:style-name="T76">none</text:span> <text:s text:c="15"/>/var/log/messages</text:p>
      <text:p text:style-name="P139"/>
      <text:p text:style-name="P183">We are logging everything (*) as info (loglevel 6)</text:p>
      <text:p text:style-name="P183">Then mail we are logging none</text:p>
      <text:p text:style-name="P183">Authpriv none too the same as cron.</text:p>
      <text:p text:style-name="P183"/>
      <text:p text:style-name="P184">And we are logging all this into /var/log/messages</text:p>
      <text:p text:style-name="P184"/>
      <text:p text:style-name="P185">We are loggin<text:span text:style-name="T329">g</text:span> all the loglevels for the following processes into their respective folders:</text:p>
      <text:p text:style-name="P139">authpriv.* <text:s text:c="6"/>→<text:span text:style-name="T324"> /var/log/secure</text:span></text:p>
      <text:p text:style-name="P139">mail.*<text:tab/> <text:s text:c="10"/>→<text:span text:style-name="T324"> /var/log/maillog</text:span></text:p>
      <text:p text:style-name="P185">and </text:p>
      <text:p text:style-name="P185">cron.*<text:tab/><text:tab/>→ /var/log/cron</text:p>
      <text:p text:style-name="P185"/>
      <text:p text:style-name="P185">Emergency messages get set everybody:</text:p>
      <text:p text:style-name="P185">*.emerg <text:s/><text:tab/> → :omusrmsg:*</text:p>
      <text:p text:style-name="P139"/>
      <text:p text:style-name="P185">Boot messages are saving all loglevels:</text:p>
      <text:p text:style-name="P185">local7.*<text:tab/> <text:s/>→ /var/log/boot.log</text:p>
      <text:p text:style-name="P185"/>
      <text:p text:style-name="P202">The first part is called “Facility”. The type of program that is creating the logfile:</text:p>
      <text:p text:style-name="P202">Is everythin comes before the dot (.)</text:p>
      <text:p text:style-name="P186">local7 <text:span text:style-name="T331">is a facility, mail, cron, authpriv are facilities too.</text:span></text:p>
      <text:p text:style-name="P186"/>
      <text:p text:style-name="P203">.emerg, warning, info, is the type of log message.</text:p>
      <text:p text:style-name="P185"/>
      <text:p text:style-name="P185"/>
      <text:p text:style-name="P185"/>
      <text:p text:style-name="P185"><text:line-break/><text:span text:style-name="T111">Logger:</text:span><text:span text:style-name="T332"> <text:s/>Allows you to send a message to the logs. Usefull when you run a script and want to send a message to the logs to see what happened.</text:span></text:p>
      <text:p text:style-name="P185"/>
      <text:p text:style-name="P204">logger hello <text:s text:c="3"/>→ will show hello in <text:span text:style-name="T76">/var/log/messages</text:span></text:p>
      <text:p text:style-name="P204">logger <text:s text:c="2"/>→ will send to messages all what you are typing until you cancel it.</text:p>
      <text:p text:style-name="P185"/>
      <text:p text:style-name="P341">[root@redhat8:~]# <text:span text:style-name="T76">logger</text:span> </text:p>
      <text:p text:style-name="P341">sdfsd</text:p>
      <text:p text:style-name="P341">123123</text:p>
      <text:p text:style-name="P341">ADFADSFA</text:p>
      <text:p text:style-name="P341">"£$"£$</text:p>
      <text:p text:style-name="P185"/>
      <text:p text:style-name="P185"/>
      <text:p text:style-name="P185"/>
      <text:p text:style-name="P185"/>
      <text:p text:style-name="P189"><text:span text:style-name="T178">J</text:span><text:span text:style-name="T176">ournalctl</text:span>: <text:s/><text:span text:style-name="T177">-------------------------------</text:span></text:p>
      <text:p text:style-name="P188">In addition to the text-based log files stored in /var/log, systemd keeps logs stored in binary. </text:p>
      <text:p text:style-name="P191">By default this is not persistent across reboots, but you can change it with the following commands:</text:p>
      <text:p text:style-name="P191"/>
      <text:p text:style-name="P294">Make journalctl logs permanent:</text:p>
      <text:p text:style-name="P198"><text:soft-page-break/><text:span text:style-name="T327">Go to: <text:s text:c="2"/></text:span>/etc/systemd/journald.conf</text:p>
      <text:p text:style-name="P198">[Journal]</text:p>
      <text:p text:style-name="P198">#Storage=auto <text:s text:c="2"/>→<text:span text:style-name="T326"> uncomment and reload rsyslog</text:span></text:p>
      <text:p text:style-name="P191"/>
      <text:p text:style-name="P200">This will change where the logs are stored. By default are stored as a binary in /run/log/journal</text:p>
      <text:p text:style-name="P200">Enabling the storage will store the logs in /var/log/<text:span text:style-name="T328">journal</text:span></text:p>
      <text:p text:style-name="P200"/>
      <text:p text:style-name="P207">You can modify more things like the max amount of log files to store or the size.</text:p>
      <text:p text:style-name="P207">By default the log won’t use more than the 15% of the filesystem in which is stored, removing old logs to make space for the new ones.</text:p>
      <text:p text:style-name="P200"/>
      <text:p text:style-name="P191"/>
      <text:p text:style-name="P199">Another way to do it persistant:</text:p>
      <text:p text:style-name="P191">mkdir /var/log/journal</text:p>
      <text:p text:style-name="P191">chgrp systemd-journal /var/log/journal</text:p>
      <text:p text:style-name="P191">chmod 2775 /var/log/journal</text:p>
      <text:p text:style-name="P191">systemctl restart systemd-jounald.service</text:p>
      <text:p text:style-name="P190"/>
      <text:p text:style-name="P289">Why use journalctl:</text:p>
      <text:p text:style-name="P192">Is much more powerfull. </text:p>
      <text:p text:style-name="P192"/>
      <text:p text:style-name="P290"><text:span text:style-name="T3">Rather than searching through every log file for errors, </text:span><text:span text:style-name="T62">you can run simple commands like:</text:span></text:p>
      <text:p text:style-name="P194"/>
      <text:p text:style-name="P291">Search for errors in all services:<text:span text:style-name="T3"> <text:s/>Will give you every error for every service that writes on the journal.</text:span></text:p>
      <text:p text:style-name="P195">journalctl -p err</text:p>
      <text:p text:style-name="P196">journalctl -p <text:span text:style-name="T330">info</text:span></text:p>
      <text:p text:style-name="P196">journalctl -p <text:span text:style-name="T330">warning</text:span></text:p>
      <text:p text:style-name="P201">etc.</text:p>
      <text:p text:style-name="P291"/>
      <text:p text:style-name="P291">To find errors since yesterday:</text:p>
      <text:p text:style-name="P291"><text:span text:style-name="T3">journalctl -p err -</text:span><text:span text:style-name="T63">S 2020-10-08 <text:s/>→ if you omit the hour will set 00:00 by default</text:span></text:p>
      <text:p text:style-name="P292"/>
      <text:p text:style-name="P197">journalctl --since=yesterday</text:p>
      <text:p text:style-name="P292"/>
      <text:p text:style-name="P292"><text:span text:style-name="T325">T</text:span>o find all messages associated to the UID 1000:</text:p>
      <text:p text:style-name="P197">journalctl _UID=1000</text:p>
      <text:p text:style-name="P192"/>
      <text:p text:style-name="P295">Show info about boot process:</text:p>
      <text:p text:style-name="P192">systemd-analyze</text:p>
      <text:p text:style-name="P192"/>
      <text:p text:style-name="P296">Show how much time the units configuration files took to start:</text:p>
      <text:p text:style-name="P192">systemd-analyze blame</text:p>
      <text:p text:style-name="P192"/>
      <text:p text:style-name="P613">Logrotate: <text:s/>---------------------------</text:p>
      <text:p text:style-name="P205">The default settings for logrotate are in /etc/logrotate.conf </text:p>
      <text:p text:style-name="P205"/>
      <text:p text:style-name="P206">Logs are rotated once weekly. Keept 4 copies (4 weeks)</text:p>
      <text:p text:style-name="P206">After rotating a log, the same name is created for the new one.</text:p>
      <text:p text:style-name="P206"/>
      <text:p text:style-name="P208">Include /etc/logrotate.d/ . Check all that is in that directory. All the files there will have preference over <text:span text:style-name="T335">/etc/logrotate.conf </text:span></text:p>
      <text:p text:style-name="P642"><text:soft-page-break/></text:p>
      <text:p text:style-name="P192"/>
      <text:p text:style-name="P18">Start, stop, and check the status of network services:</text:p>
      <text:p text:style-name="P192"/>
      <text:p text:style-name="P209"/>
      <text:p text:style-name="P210"><text:span text:style-name="T76">Show current network settings:</text:span> <text:s/>Old <text:span text:style-name="T133">ifconfig</text:span></text:p>
      <text:p text:style-name="P210">ip addr</text:p>
      <text:p text:style-name="P192"/>
      <text:p text:style-name="P211"><text:span text:style-name="T76">Show current network settings </text:span><text:span text:style-name="T112">BRIEF:</text:span><text:span text:style-name="T336"> Minimalistic way</text:span></text:p>
      <text:p text:style-name="P192">ip --brief addr</text:p>
      <text:p text:style-name="P192">ip -br addr</text:p>
      <text:p text:style-name="P192">ip -br a</text:p>
      <text:p text:style-name="P193"/>
      <text:p text:style-name="P297">Show the link status:</text:p>
      <text:p text:style-name="P212">ip link</text:p>
      <text:p text:style-name="P212">ip -s link <text:s text:c="2"/>→<text:span text:style-name="T337"> -s you can see the current link statistics.</text:span></text:p>
      <text:p text:style-name="P212"/>
      <text:p text:style-name="P192">ip -br link</text:p>
      <text:p text:style-name="P192"/>
      <text:p text:style-name="P298">Check which network services do you have: <text:s text:c="4"/></text:p>
      <text:p text:style-name="P213">systemctl list-units |grep network</text:p>
      <text:p text:style-name="P192"/>
      <text:p text:style-name="P298">Restart network:</text:p>
      <text:p text:style-name="P213">systemctl restart network.service <text:s text:c="3"/>→ if you are not passing .service will asume the default.</text:p>
      <text:p text:style-name="P213"/>
      <text:p text:style-name="P299">Look is its enabled:</text:p>
      <text:p text:style-name="P214">systemctl is-enabled network.service</text:p>
      <text:p text:style-name="P214">systemctl is-enabled httpd</text:p>
      <text:p text:style-name="P214"/>
      <text:p text:style-name="P300">Stop/Start/enable network services:</text:p>
      <text:p text:style-name="P215">systemctl stop httpd</text:p>
      <text:p text:style-name="P215">systemctl start httpd</text:p>
      <text:p text:style-name="P215">systemctl enable httpd <text:s/>→ make it to start in every system boot.</text:p>
      <text:p text:style-name="P216">systemctl <text:span text:style-name="T338">dis</text:span>able httpd <text:s text:c="2"/>→<text:span text:style-name="T338"> won’t start in the system boot.</text:span></text:p>
      <text:p text:style-name="P217">Systemctl status httpd → a lot of info here. You can see if the service is disabled or enabled.</text:p>
      <text:p text:style-name="P192"/>
      <text:p text:style-name="P643"/>
      <text:p text:style-name="P218"/>
      <text:p text:style-name="P19">Securely transfer files between systems</text:p>
      <text:p text:style-name="P303"/>
      <text:p text:style-name="P301">scp:</text:p>
      <text:p text:style-name="P192"/>
      <text:p text:style-name="P219">scp -r <text:a xlink:type="simple" xlink:href="mailto:user@remote_server" text:style-name="Internet_20_link" text:visited-style-name="Visited_20_Internet_20_Link">user@remote_server</text:a>:/<text:span text:style-name="T339">home/user ~ <text:s/>→ copy recursivelly all the content of the folder /home/user of the remote server into my local home directory.</text:span></text:p>
      <text:p text:style-name="P192"/>
      <text:p text:style-name="P192">-<text:span text:style-name="T340">P → uppercase, specify the port.</text:span></text:p>
      <text:p text:style-name="P192"/>
      <text:p text:style-name="P192"/>
      <text:p text:style-name="P192"/>
      <text:p text:style-name="P192"/>
      <text:p text:style-name="P192"/>
      <text:p text:style-name="P220"><text:soft-page-break/><text:span text:style-name="T76">SFTP</text:span>: <text:s/>secure ftp</text:p>
      <text:p text:style-name="P220">Runs over ssh. The remote server have to be running ssh.</text:p>
      <text:p text:style-name="P220"/>
      <text:p text:style-name="P220">It opens a ftp session in the remote server using ssh. <text:span text:style-name="T341">Then use the typical ftp commands, PUT, GET, etc.</text:span></text:p>
      <text:p text:style-name="P192"/>
      <text:p text:style-name="P302">Rsync:<text:span text:style-name="T3"> </text:span><text:span text:style-name="T64">Synchronize files using ssh.</text:span></text:p>
      <text:p text:style-name="P192"/>
      <text:p text:style-name="P644"/>
      <text:p text:style-name="P221"/>
      <text:p text:style-name="P633">Configure local storage:</text:p>
      <text:p text:style-name="P222"/>
      <text:p text:style-name="P20">List, create, delete partitions on MBR and GPT disks:</text:p>
      <text:p text:style-name="P223"/>
      <text:p text:style-name="P100"><text:span text:style-name="T342">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1"><text:span text:style-name="T67">H</text:span><text:span text:style-name="T3">D vendors have changed </text:span><text:span text:style-name="T69">the size sector</text:span><text:span text:style-name="T3"> to 4 Kb increasing the limit to 16 TB of disk space using mbr.</text:span></text:p>
      <text:p text:style-name="P588"/>
      <text:p text:style-name="P371">Limitations:</text:p>
      <text:p text:style-name="P589">1 physical drive can have:</text:p>
      <text:list xml:id="list2109774847" text:style-name="L12">
        <text:list-item>
          <text:p text:style-name="P686">4 primary partitions</text:p>
        </text:list-item>
        <text:list-item>
          <text:p text:style-name="P686">3 primary partitions and 1 extended partition </text:p>
        </text:list-item>
      </text:list>
      <text:p text:style-name="P589"/>
      <text:p text:style-name="P102"><text:span text:style-name="T138">Primary partition:</text:span><text:span text:style-name="T3"> </text:span><text:span text:style-name="T70">Bootable partitions. Where the operating system may be stored and the /boot directory is stored. The only way to boot from a partition if it is in a primary partition.</text:span></text:p>
      <text:p text:style-name="P590"/>
      <text:p text:style-name="P103"><text:span text:style-name="T138">Extended partition: </text:span><text:span text:style-name="T3">You can create as much logical partitions inside an extended one. </text:span><text:span text:style-name="T71">An extended partition can not be a primary partition. You can not boot from an extended one.</text:span></text:p>
      <text:p text:style-name="P590"><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590"/>
      <text:p text:style-name="P590"/>
      <text:p text:style-name="P591"/>
      <text:p text:style-name="P591"/>
      <text:p text:style-name="P591"/>
      <text:p text:style-name="P591"/>
      <text:p text:style-name="P104"><text:span text:style-name="T72">H</text:span><text:span text:style-name="T3">ere we can see 3 primary partitions and 2 extended ones </text:span><text:span text:style-name="T73">plus free space.</text:span></text:p>
      <text:p text:style-name="P224"/>
      <text:p text:style-name="P304">FDISK:<text:span text:style-name="T3"> To manipulate MBR partitions we use the fdisk command. </text:span><text:span text:style-name="T74">BE CAREFULL you can delete the full disk.</text:span></text:p>
      <text:p text:style-name="P223"/>
      <text:p text:style-name="P307">Steps to add a new disk:</text:p>
      <text:list xml:id="list1820107676" text:style-name="L13">
        <text:list-item>
          <text:p text:style-name="P654">Do the partitions: <text:s/><text:tab/><text:tab/><text:tab/>fdisk /dev/&lt;new_disk&gt;</text:p>
        </text:list-item>
        <text:list-item>
          <text:p text:style-name="P654">Format the new partition:<text:tab/><text:tab/></text:p>
        </text:list-item>
        <text:list-item>
          <text:p text:style-name="P654">Mount the new partition:</text:p>
        </text:list-item>
      </text:list>
      <text:p text:style-name="P223"/>
      <text:p text:style-name="P223"/>
      <text:p text:style-name="P223"/>
      <text:p text:style-name="P223"/>
      <text:p text:style-name="P223"/>
      <text:p text:style-name="P223"/>
      <text:p text:style-name="P252"><text:soft-page-break/>1 - Partitioning the Disk:</text:p>
      <text:p text:style-name="P305"/>
      <text:p text:style-name="P225"><text:span text:style-name="T76">1 - </text:span><text:span text:style-name="T137">See the disks the system have: </text:span></text:p>
      <text:p text:style-name="P223"><text:tab/><text:span text:style-name="T343">fdisk -l</text:span></text:p>
      <text:p text:style-name="P592"><text:tab/>or <text:tab/></text:p>
      <text:p text:style-name="P226"><text:tab/>lsblk</text:p>
      <text:p text:style-name="P223"/>
      <text:p text:style-name="P342">[root@redhat8:/dev]# <text:span text:style-name="T76">lsblk </text:span></text:p>
      <text:p text:style-name="P342">NAME <text:s text:c="7"/>MAJ:MIN RM SIZE RO TYPE MOUNTPOINT</text:p>
      <text:p text:style-name="P342">nvme0n1 <text:s text:c="4"/>259:0 <text:s text:c="3"/>0 <text:s/>10G <text:s/>0 disk </text:p>
      <text:p text:style-name="P342">├─nvme0n1p1 259:1 <text:s text:c="3"/>0 <text:s text:c="2"/>1M <text:s/>0 part </text:p>
      <text:p text:style-name="P342">└─nvme0n1p2 259:2 <text:s text:c="3"/>0 <text:s/>10G <text:s/>0 part /</text:p>
      <text:p text:style-name="P342"><text:span text:style-name="T76">nvme1n1 </text:span><text:s text:c="4"/>259:3 <text:s text:c="3"/>0 <text:s text:c="2"/>2G <text:s/>0 disk <text:s/><text:span text:style-name="T233">→</text:span><text:span text:style-name="T235"> </text:span><text:span text:style-name="T236">nvme1n1 is the extra disk that I have added</text:span></text:p>
      <text:p text:style-name="P227"/>
      <text:p text:style-name="P344">[root@redhat8:/dev]# <text:span text:style-name="T76">fdisk -l</text:span></text:p>
      <text:p text:style-name="P345">[...]</text:p>
      <text:p text:style-name="P344">Device <text:s text:c="8"/>Boot Start <text:s text:c="5"/>End <text:s/>Sectors Size Id Type</text:p>
      <text:p text:style-name="P344">/dev/nvme0n1p1 <text:s text:c="6"/>2048 <text:s text:c="4"/>4095 <text:s text:c="4"/>2048 <text:s text:c="2"/>1M 83 Linux</text:p>
      <text:p text:style-name="P344">/dev/nvme0n1p2 * <text:s text:c="4"/>4096 20971486 20967391 <text:s/>10G 83 Linux</text:p>
      <text:p text:style-name="P344"/>
      <text:p text:style-name="P344">Disk <text:span text:style-name="T76">/dev/nvme1n1</text:span>: 2 GiB, 2147483648 bytes, 4194304 sectors</text:p>
      <text:p text:style-name="P344">Units: sectors of 1 * 512 = 512 bytes</text:p>
      <text:p text:style-name="P344">Sector size (logical/physical): 512 bytes / 512 bytes</text:p>
      <text:p text:style-name="P344">I/O size (minimum/optimal): 512 bytes / 512 bytes</text:p>
      <text:p text:style-name="P227"/>
      <text:p text:style-name="P235"><text:span text:style-name="T76">1.1 </text:span>- <text:span text:style-name="T137">Let’s do backups first:</text:span><text:span text:style-name="T159"> </text:span><text:span text:style-name="T168">We will do a backup of the MBR and the /etc/fstab just in case</text:span></text:p>
      <text:p text:style-name="P227"/>
      <text:list xml:id="list2183718505" text:style-name="L14">
        <text:list-header>
          <text:p text:style-name="P655"><text:span text:style-name="T76">1.1.1 - </text:span>Backing up the MBR. We will backup the first megabyt of raw block an<text:span text:style-name="T349">d</text:span> write that to the backup file /<text:span text:style-name="T348">root/diskfile: <text:s text:c="3"/>dd if=/dev/nvme0n1 of=/root/diskfile bs=1M count=1</text:span></text:p>
          <text:list>
            <text:list-header>
              <text:p text:style-name="P698">[root@redhat8:~]# <text:span text:style-name="T76">dd if=/dev/nvme0n1 of=/root/diskfile bs=1M count=1</text:span></text:p>
              <text:p text:style-name="P698">1+0 records in</text:p>
              <text:p text:style-name="P698">1+0 records out</text:p>
              <text:p text:style-name="P698">1048576 bytes (1.0 MB, 1.0 MiB) copied, 0.00677979 s, 155 MB/s</text:p>
              <text:p text:style-name="P698"/>
            </text:list-header>
          </text:list>
          <text:p text:style-name="P656"><text:span text:style-name="T76">1.1.2</text:span> - Backup of /etc/fstab:<text:tab/><text:span text:style-name="T76">cp /etc/fstab /root/fsbtab</text:span></text:p>
        </text:list-header>
      </text:list>
      <text:p text:style-name="P228"/>
      <text:p text:style-name="P228"/>
      <text:p text:style-name="P228"/>
      <text:p text:style-name="P229"><text:span text:style-name="T76"><text:s/>2 - </text:span><text:span text:style-name="T137">Get inside that disk with fdisk:</text:span></text:p>
      <text:p text:style-name="P223"><text:tab/><text:span text:style-name="T344">sudo fdisk &lt;path_to_the_new_disk&gt;</text:span></text:p>
      <text:p text:style-name="P223"/>
      <text:p text:style-name="P342">[root@redhat8:/dev]# <text:span text:style-name="T76">fdisk /dev/nvme1n1</text:span></text:p>
      <text:p text:style-name="P342"/>
      <text:p text:style-name="P342">Welcome to fdisk (util-linux 2.32.1).</text:p>
      <text:p text:style-name="P354">Changes will remain in memory only, until you decide to write them.</text:p>
      <text:p text:style-name="P342">Be careful before using the write command.</text:p>
      <text:p text:style-name="P342"/>
      <text:p text:style-name="P342">Device does not contain a recognized partition table.</text:p>
      <text:p text:style-name="P342">Created a new DOS disklabel with disk identifier 0x0619feca.</text:p>
      <text:p text:style-name="P342"/>
      <text:p text:style-name="P342">Command (m for help):</text:p>
      <text:p text:style-name="P223"/>
      <text:p text:style-name="P593">Information commands:</text:p>
      <text:p text:style-name="P593"><text:tab/><text:span text:style-name="T76">m</text:span> to display command list</text:p>
      <text:p text:style-name="P593"><text:tab/><text:span text:style-name="T76">F</text:span> <text:s/>list free unpartitioned space</text:p>
      <text:p text:style-name="P230"><text:tab/><text:span text:style-name="T76">p</text:span> <text:s/>print partition table</text:p>
      <text:p text:style-name="P223"/>
      <text:p text:style-name="P342"><text:soft-page-break/>Command (m for help):<text:span text:style-name="T76"> p</text:span></text:p>
      <text:p text:style-name="P342"/>
      <text:p text:style-name="P342">Disk /dev/nvme1n1: 2 GiB, 2147483648 bytes, 4194304 sectors</text:p>
      <text:p text:style-name="P342">Units: sectors of 1 * 512 = 512 bytes</text:p>
      <text:p text:style-name="P342">Sector size (logical/physical): 512 bytes / 512 bytes</text:p>
      <text:p text:style-name="P342">I/O size (minimum/optimal): 512 bytes / 512 bytes</text:p>
      <text:p text:style-name="P342">Disklabel type: dos</text:p>
      <text:p text:style-name="P342">Disk identifier: 0x0619feca</text:p>
      <text:p text:style-name="P223"/>
      <text:p text:style-name="P231"><text:span text:style-name="T76">3 </text:span>- <text:span text:style-name="T137">Create a new partition:</text:span></text:p>
      <text:p text:style-name="P223"><text:tab/><text:span text:style-name="T345">type: <text:s/></text:span><text:span text:style-name="T113">n</text:span><text:span text:style-name="T345"> <text:s/>→ create new partition</text:span></text:p>
      <text:p text:style-name="P223"/>
      <text:p text:style-name="P594"><text:span text:style-name="T113">3</text:span><text:span text:style-name="T76">.</text:span><text:span text:style-name="T114">1</text:span><text:span text:style-name="T76"> –</text:span> <text:span text:style-name="T137">Choose </text:span>between a primary partition or an extended one: <text:span text:style-name="T76"><text:s/>p</text:span></text:p>
      <text:p text:style-name="P595"><text:span text:style-name="T113">3</text:span><text:span text:style-name="T76">.2</text:span> - <text:s/><text:span text:style-name="T137">Partition number </text:span>(1-4): The number that the partition will have, like sdb<text:span text:style-name="T76">1</text:span>, sdb<text:span text:style-name="T76">2</text:span>, etc. <text:span text:style-name="T350">Type 1</text:span></text:p>
      <text:p text:style-name="P596"><text:span text:style-name="T113">3</text:span><text:span text:style-name="T76">.3 - </text:span><text:span text:style-name="T137">First sector,</text:span> leave it like this, click intro</text:p>
      <text:p text:style-name="P232"><text:span text:style-name="T113">3</text:span><text:span text:style-name="T76">.4 -</text:span> <text:span text:style-name="T137">Last sector: </text:span>You can choose the space that the partition will use, type: <text:s text:c="2"/>+<text:span text:style-name="T346">2</text:span>00M or +50G , etc, it depends of what you need, <text:span text:style-name="T346">I will select +500M</text:span></text:p>
      <text:p text:style-name="P232"/>
      <text:p text:style-name="P232"/>
      <text:p text:style-name="P342">Command (m for help):<text:span text:style-name="T76"> n</text:span></text:p>
      <text:p text:style-name="P342">Partition type</text:p>
      <text:p text:style-name="P342"><text:s text:c="3"/>p <text:s text:c="2"/>primary (0 primary, 0 extended, 4 free)</text:p>
      <text:p text:style-name="P342"><text:s text:c="3"/>e <text:s text:c="2"/>extended (container for logical partitions)</text:p>
      <text:p text:style-name="P342">Select (default p): <text:span text:style-name="T76">p</text:span></text:p>
      <text:p text:style-name="P342">Partition number (1-4, <text:span text:style-name="T76">default</text:span> 1): </text:p>
      <text:p text:style-name="P342">First sector (2048-4194303, <text:span text:style-name="T76">default</text:span> 2048): </text:p>
      <text:p text:style-name="P342">Last sector, +sectors or +size{K,M,G,T,P} (2048-4194303, default 4194303):<text:span text:style-name="T76"> +500M</text:span></text:p>
      <text:p text:style-name="P354"/>
      <text:p text:style-name="P342">Created a new partition 1 of <text:span text:style-name="T76">type 'Linux' </text:span>and of size <text:span text:style-name="T76">500 MiB.</text:span> <text:s/><text:span text:style-name="T233">→</text:span><text:span text:style-name="T237"> we can change the “Type” to another one, <text:tab/><text:tab/><text:tab/><text:tab/><text:tab/><text:tab/><text:tab/> <text:s text:c="8"/></text:span><text:span text:style-name="T238">press </text:span><text:span text:style-name="T248">t, 82, 83 and 8e </text:span><text:span text:style-name="T239">(lvm)</text:span><text:span text:style-name="T249"> </text:span><text:span text:style-name="T238">are the usual <text:tab/><text:tab/><text:tab/><text:tab/><text:tab/><text:tab/><text:tab/> <text:s text:c="8"/>ones.</text:span></text:p>
      <text:p text:style-name="P223"/>
      <text:p text:style-name="P248">Now the partition is there:</text:p>
      <text:p text:style-name="P342">Command (m for help):<text:span text:style-name="T76"> p</text:span></text:p>
      <text:p text:style-name="P342"/>
      <text:p text:style-name="P342">Disk /dev/nvme1n1: 2 GiB, 2147483648 bytes, 4194304 sectors</text:p>
      <text:p text:style-name="P342">Units: sectors of 1 * 512 = 512 bytes</text:p>
      <text:p text:style-name="P342">Sector size (logical/physical): 512 bytes / 512 bytes</text:p>
      <text:p text:style-name="P342">I/O size (minimum/optimal): 512 bytes / 512 bytes</text:p>
      <text:p text:style-name="P342">Disklabel type: dos</text:p>
      <text:p text:style-name="P342">Disk identifier: 0x0619feca</text:p>
      <text:p text:style-name="P342"/>
      <text:p text:style-name="P342">Device <text:s text:c="14"/>Boot Start <text:s text:c="8"/>End <text:s text:c="2"/>Sectors <text:s/>Size <text:s text:c="3"/>Id Type</text:p>
      <text:p text:style-name="P342"><text:span text:style-name="T76">/dev/nvme1n1p1</text:span> <text:s text:c="6"/>2048 1026047 1024000 <text:s/>500M 83 Linux</text:p>
      <text:p text:style-name="P223"/>
      <text:p text:style-name="P223"/>
      <text:p text:style-name="P233"><text:span text:style-name="T76">4 -</text:span> <text:span text:style-name="T137">Save the changes:</text:span> Will finish the fdisk session</text:p>
      <text:p text:style-name="P233"/>
      <text:p text:style-name="P346">Command (m for help):<text:span text:style-name="T76"> w</text:span></text:p>
      <text:p text:style-name="P355">The partition table has been altered.</text:p>
      <text:p text:style-name="P346">Calling ioctl() to re-read partition table.</text:p>
      <text:p text:style-name="P346">Syncing disks.</text:p>
      <text:p text:style-name="P223"/>
      <text:p text:style-name="P234"><text:span text:style-name="T76">5 - </text:span><text:span text:style-name="T137">Run partprobe:</text:span><text:span text:style-name="T159"> A best practice thing is to run it. It tells the kernel to go out and look at /proc </text:span><text:span text:style-name="T167">and grab any new information and pull it live.</text:span></text:p>
      <text:p text:style-name="P223"/>
      <text:p text:style-name="P223"><text:tab/><text:span text:style-name="T347">partprobe → <text:s/>no output will appear after running it.</text:span></text:p>
      <text:p text:style-name="P223"/>
      <text:p text:style-name="P223"><text:soft-page-break/></text:p>
      <text:p text:style-name="P251">Check it outside the fdisk program:</text:p>
      <text:p text:style-name="P223"/>
      <text:p text:style-name="P306">lsblk:</text:p>
      <text:p text:style-name="P223"/>
      <text:p text:style-name="P306">Before:</text:p>
      <text:p text:style-name="P342">[root@redhat8:~]# <text:span text:style-name="T76">lsblk</text:span> </text:p>
      <text:p text:style-name="P342">NAME <text:s text:c="7"/>MAJ:MIN RM SIZE RO TYPE MOUNTPOINT</text:p>
      <text:p text:style-name="P342"><text:span text:style-name="T76">nvme1n1</text:span> <text:s text:c="4"/>259:0 <text:s text:c="3"/>0 <text:s text:c="2"/>2G <text:s/>0 disk <text:s text:c="2"/><text:span text:style-name="T76">→</text:span><text:span text:style-name="T115"> here the disk was only connected to the computer</text:span></text:p>
      <text:p text:style-name="P342">nvme0n1 <text:s text:c="4"/>259:1 <text:s text:c="3"/>0 <text:s/>10G <text:s/>0 disk </text:p>
      <text:p text:style-name="P342">├─nvme0n1p1 259:2 <text:s text:c="3"/>0 <text:s text:c="2"/>1M <text:s/>0 part </text:p>
      <text:p text:style-name="P342">└─nvme0n1p2 259:3 <text:s text:c="3"/>0 <text:s/>10G <text:s/>0 part /</text:p>
      <text:p text:style-name="P342"/>
      <text:p text:style-name="P311">After:</text:p>
      <text:p text:style-name="P342">[root@redhat8:~]# <text:span text:style-name="T76">lsblk</text:span> </text:p>
      <text:p text:style-name="P342">NAME <text:s text:c="7"/>MAJ:MIN RM SIZE RO TYPE MOUNTPOINT</text:p>
      <text:p text:style-name="P342"><text:span text:style-name="T76">nvme1n1</text:span> <text:s text:c="4"/>259:0 <text:s text:c="3"/>0 <text:s text:c="2"/>2G <text:s/>0 disk </text:p>
      <text:p text:style-name="P342">└─<text:span text:style-name="T117">nvme1n1p1</text:span> 259:5 <text:s text:c="3"/>0 <text:s text:c="2"/>2G <text:s/>0 <text:span text:style-name="T76">part</text:span> <text:s text:c="2"/><text:span text:style-name="T76">→</text:span><text:span text:style-name="T115"> Here the new partition </text:span></text:p>
      <text:p text:style-name="P342">nvme0n1 <text:s text:c="4"/>259:1 <text:s text:c="3"/>0 <text:s/>10G <text:s/>0 disk </text:p>
      <text:p text:style-name="P342">├─nvme0n1p1 259:2 <text:s text:c="3"/>0 <text:s text:c="2"/>1M <text:s/>0 part </text:p>
      <text:p text:style-name="P342">└─nvme0n1p2 259:3 <text:s text:c="3"/>0 <text:s/>10G <text:s/>0 part /</text:p>
      <text:p text:style-name="P223"/>
      <text:p text:style-name="P223"/>
      <text:p text:style-name="P307">fdisk -l:</text:p>
      <text:p text:style-name="P223"/>
      <text:p text:style-name="P307">Before:</text:p>
      <text:p text:style-name="P342">[root@redhat8:~]# <text:span text:style-name="T76">fdisk -l</text:span></text:p>
      <text:p text:style-name="P342">Disk /dev/nvme0n1: 10 GiB, 10737418240 bytes, 20971520 sectors</text:p>
      <text:p text:style-name="P342">Units: sectors of 1 * 512 = 512 bytes</text:p>
      <text:p text:style-name="P342">Sector size (logical/physical): 512 bytes / 512 bytes</text:p>
      <text:p text:style-name="P342">I/O size (minimum/optimal): 512 bytes / 512 bytes</text:p>
      <text:p text:style-name="P342">Disklabel type: dos</text:p>
      <text:p text:style-name="P342">Disk identifier: 0xa323d5eb</text:p>
      <text:p text:style-name="P342"/>
      <text:p text:style-name="P342">Device <text:s text:c="8"/>Boot Start <text:s text:c="5"/>End <text:s/>Sectors Size Id Type</text:p>
      <text:p text:style-name="P342">/dev/nvme0n1p1 <text:s text:c="6"/>2048 <text:s text:c="4"/>4095 <text:s text:c="4"/>2048 <text:s text:c="2"/>1M 83 Linux</text:p>
      <text:p text:style-name="P342">/dev/nvme0n1p2 * <text:s text:c="4"/>4096 20971486 20967391 <text:s/>10G 83 Linux</text:p>
      <text:p text:style-name="P342"/>
      <text:p text:style-name="P342"/>
      <text:p text:style-name="P342"><text:span text:style-name="T76">Disk /dev/nvme1n1</text:span>: 2 GiB, 2147483648 bytes, 4194304 sectors</text:p>
      <text:p text:style-name="P342">Units: sectors of 1 * 512 = 512 bytes</text:p>
      <text:p text:style-name="P342">Sector size (logical/physical): 512 bytes / 512 bytes</text:p>
      <text:p text:style-name="P342">I/O size (minimum/optimal): 512 bytes / 512 bytes</text:p>
      <text:p text:style-name="P342">Disklabel type: dos</text:p>
      <text:p text:style-name="P342">Disk identifier: 0x1bb85f1f</text:p>
      <text:p text:style-name="P342">[root@redhat8:~]# </text:p>
      <text:p text:style-name="P223"/>
      <text:p text:style-name="P307">After:</text:p>
      <text:p text:style-name="P342">[root@redhat8:~]# <text:span text:style-name="T76">fdisk -l</text:span></text:p>
      <text:p text:style-name="P347">[...]</text:p>
      <text:p text:style-name="P342">Disk <text:span text:style-name="T76">/dev/nvme1n1</text:span>: 2 GiB, 2147483648 bytes, 4194304 sectors</text:p>
      <text:p text:style-name="P342">Units: sectors of 1 * 512 = 512 bytes</text:p>
      <text:p text:style-name="P342">Sector size (logical/physical): 512 bytes / 512 bytes</text:p>
      <text:p text:style-name="P342">I/O size (minimum/optimal): 512 bytes / 512 bytes</text:p>
      <text:p text:style-name="P342">Disklabel type: dos</text:p>
      <text:p text:style-name="P342">Disk identifier: 0x1bb85f1f</text:p>
      <text:p text:style-name="P342"/>
      <text:p text:style-name="P342">Device <text:s text:c="8"/>Boot Start <text:s text:c="4"/>End Sectors Size Id Type</text:p>
      <text:p text:style-name="P343"><text:span text:style-name="T117">/dev/nvme1n1p1 </text:span><text:span text:style-name="T76"><text:s text:c="4"/></text:span><text:s text:c="2"/>2048 4194303 4192256 <text:s text:c="2"/>2G 83 Linux<text:tab/><text:tab/><text:span text:style-name="T76">→</text:span><text:span text:style-name="T115"> Here the new partition </text:span></text:p>
      <text:p text:style-name="P223"/>
      <text:p text:style-name="P252"><text:soft-page-break/>2 - Formating the new partition:</text:p>
      <text:p text:style-name="P223"/>
      <text:p text:style-name="P236"><text:span text:style-name="T76">Format </text:span><text:span text:style-name="T116">a </text:span><text:span text:style-name="T76">drive</text:span> is to prepare a chosen partition on the drive to be used by the OS by deleting all the data (could be possible to recover it again) and to set up a file system.</text:p>
      <text:p text:style-name="P223"/>
      <text:p text:style-name="P238">File systems like: NTFS and FAT32 (windows), <text:span text:style-name="T352">xfs,</text:span> ext3, ext4 <text:span text:style-name="T351">(linux)</text:span></text:p>
      <text:p text:style-name="P237"/>
      <text:p text:style-name="P308">Create the File System:<text:span text:style-name="T3"> <text:s text:c="2"/>we will use EXT4</text:span></text:p>
      <text:p text:style-name="P237">mkfs.ext4 /dev/nvme1n1p1</text:p>
      <text:p text:style-name="P237"/>
      <text:p text:style-name="P348">[root@redhat8:~]# <text:span text:style-name="T76">mkfs.ext4 /dev/nvme1n1p1 </text:span></text:p>
      <text:p text:style-name="P348">mke2fs 1.45.4 (23-Sep-2019)</text:p>
      <text:p text:style-name="P348">Creating filesystem with 524032 4k blocks and 131072 inodes</text:p>
      <text:p text:style-name="P348">Filesystem UUID: 90de9af2-0d52-4c7f-8968-0b314bf64729</text:p>
      <text:p text:style-name="P348">Superblock backups stored on blocks: </text:p>
      <text:p text:style-name="P348"><text:tab/>32768, 98304, 163840, 229376, 294912</text:p>
      <text:p text:style-name="P348"/>
      <text:p text:style-name="P348">Allocating group tables: done <text:s text:c="27"/></text:p>
      <text:p text:style-name="P348">Writing inode tables: done <text:s text:c="27"/></text:p>
      <text:p text:style-name="P348">Creating journal (8192 blocks): done</text:p>
      <text:p text:style-name="P348">Writing superblocks and filesystem accounting information: done </text:p>
      <text:p text:style-name="P348"/>
      <text:p text:style-name="P348">[root@redhat8:~]# </text:p>
      <text:p text:style-name="P348"/>
      <text:p text:style-name="P249">Check it:</text:p>
      <text:p text:style-name="P348">[root@redhat8:~]# <text:span text:style-name="T76">blkid</text:span> </text:p>
      <text:p text:style-name="P348">/dev/nvme0n1: PTUUID="a323d5eb" PTTYPE="dos"</text:p>
      <text:p text:style-name="P348">/dev/nvme0n1p1: PARTUUID="a323d5eb-01"</text:p>
      <text:p text:style-name="P348">/dev/nvme0n1p2: UUID="b437cbaa-8fe5-49e4-8537-0895c219037a" TYPE="xfs" PARTUUID="a323d5eb-02"</text:p>
      <text:p text:style-name="P348">/dev/nvme1n1: PTUUID="1bb85f1f" PTTYPE="dos"</text:p>
      <text:p text:style-name="P348">/dev/<text:span text:style-name="T76">nvme1n1p1</text:span>: UUID="90de9af2-0d52-4c7f-8968-0b314bf64729" TYPE="<text:span text:style-name="T76">ext4</text:span>" PARTUUID="1bb85f1f-01"</text:p>
      <text:p text:style-name="P237"/>
      <text:p text:style-name="P237"/>
      <text:p text:style-name="P239"><text:span text:style-name="T76">Change the File System: <text:s/></text:span>To xfs (default in RedHat)</text:p>
      <text:p text:style-name="P237"/>
      <text:p text:style-name="P348">[root@redhat8:~]# <text:span text:style-name="T76">mkfs.xfs /dev/nvme1n1p1 </text:span></text:p>
      <text:p text:style-name="P348">mkfs.xfs: /dev/nvme1n1p1 appears to contain an existing filesystem (ext4).</text:p>
      <text:p text:style-name="P348">mkfs.xfs: Use the -f option to force overwrite.</text:p>
      <text:p text:style-name="P348"/>
      <text:p text:style-name="P348">[root@redhat8:~]# <text:span text:style-name="T76">mkfs.xfs -f /dev/nvme1n1p1 </text:span></text:p>
      <text:p text:style-name="P348">meta-data=/dev/nvme1n1p1 <text:s text:c="8"/>isize=512 <text:s text:c="3"/>agcount=4, agsize=131008 blks</text:p>
      <text:p text:style-name="P348"><text:s text:c="9"/>= <text:s text:c="22"/>sectsz=512 <text:s text:c="2"/>attr=2, projid32bit=1</text:p>
      <text:p text:style-name="P348"><text:s text:c="9"/>= <text:s text:c="22"/>crc=1 <text:s text:c="7"/>finobt=1, sparse=1, rmapbt=0</text:p>
      <text:p text:style-name="P348"><text:s text:c="9"/>= <text:s text:c="22"/>reflink=1</text:p>
      <text:p text:style-name="P348">data <text:s text:c="4"/>= <text:s text:c="22"/>bsize=4096 <text:s text:c="2"/>blocks=524032, imaxpct=25</text:p>
      <text:p text:style-name="P348"><text:s text:c="9"/>= <text:s text:c="22"/>sunit=0 <text:s text:c="5"/>swidth=0 blks</text:p>
      <text:p text:style-name="P348">naming <text:s text:c="2"/>=version 2 <text:s text:c="13"/>bsize=4096 <text:s text:c="2"/>ascii-ci=0, ftype=1</text:p>
      <text:p text:style-name="P348">log <text:s text:c="5"/>=internal log <text:s text:c="10"/>bsize=4096 <text:s text:c="2"/>blocks=2560, version=2</text:p>
      <text:p text:style-name="P348"><text:s text:c="9"/>= <text:s text:c="22"/>sectsz=512 <text:s text:c="2"/>sunit=0 blks, lazy-count=1</text:p>
      <text:p text:style-name="P348">realtime =none <text:s text:c="18"/>extsz=4096 <text:s text:c="2"/>blocks=0, rtextents=0</text:p>
      <text:p text:style-name="P237"/>
      <text:p text:style-name="P249">Check it:</text:p>
      <text:p text:style-name="P356">[root@redhat8:~]# <text:span text:style-name="T76">blkid</text:span></text:p>
      <text:p text:style-name="P356">/dev/nvme0n1p2: UUID="b437cbaa-8fe5-49e4-8537-0895c219037a" TYPE="xfs" PARTUUID="a323d5eb-02"</text:p>
      <text:p text:style-name="P356">/dev/<text:span text:style-name="T76">nvme1n1p1</text:span>: UUID="09c436f6-4814-4bd0-9559-f329361ba847" TYPE="<text:span text:style-name="T76">xfs</text:span>" PARTUUID="1bb85f1f-01"</text:p>
      <text:p text:style-name="P356">/dev/nvme0n1: PTUUID="a323d5eb" PTTYPE="dos"</text:p>
      <text:p text:style-name="P356">/dev/nvme0n1p1: PARTUUID="a323d5eb-01"</text:p>
      <text:p text:style-name="P356">/dev/nvme1n1: PTUUID="1bb85f1f" PTTYPE="dos"</text:p>
      <text:p text:style-name="P348"/>
      <text:p text:style-name="P348"><text:soft-page-break/></text:p>
      <text:p text:style-name="P237"><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37"/>
      <text:p text:style-name="P237"><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37"/>
      <text:p text:style-name="P237"/>
      <text:p text:style-name="P253">3 - <text:s/>Mount the device:</text:p>
      <text:p text:style-name="P237"/>
      <text:p text:style-name="P240"><text:span text:style-name="T76">1- </text:span>Create the directory in which you will mount the new partition: Do it in the /mnt folder</text:p>
      <text:p text:style-name="P237"><text:tab/><text:span text:style-name="T353">cd /mnt</text:span></text:p>
      <text:p text:style-name="P237"><text:tab/><text:span text:style-name="T353">mkdir my_mount</text:span></text:p>
      <text:p text:style-name="P237"/>
      <text:p text:style-name="P240"><text:span text:style-name="T76">2- </text:span>Mount the partition:</text:p>
      <text:p text:style-name="P237"><text:tab/><text:span text:style-name="T353">mount /dev/nvme1n1p1 /mnt/my_mount</text:span></text:p>
      <text:p text:style-name="P237"/>
      <text:p text:style-name="P240"><text:span text:style-name="T76">3-</text:span> Check that is working:</text:p>
      <text:p text:style-name="P349"><text:tab/></text:p>
      <text:p text:style-name="P348">[root@redhat8:~]# <text:span text:style-name="T76">df -h</text:span></text:p>
      <text:p text:style-name="P348">Filesystem <text:s text:c="5"/>Size <text:s/>Used Avail Use% Mounted on</text:p>
      <text:p text:style-name="P348">devtmpfs <text:s text:c="7"/>848M <text:s text:c="4"/>0 <text:s/>848M <text:s text:c="2"/>0% /dev</text:p>
      <text:p text:style-name="P348">tmpfs <text:s text:c="10"/>898M <text:s text:c="4"/>0 <text:s/>898M <text:s text:c="2"/>0% /dev/shm</text:p>
      <text:p text:style-name="P348">tmpfs <text:s text:c="10"/>898M <text:s text:c="2"/>18M <text:s/>881M <text:s text:c="2"/>2% /run</text:p>
      <text:p text:style-name="P348">tmpfs <text:s text:c="10"/>898M <text:s text:c="4"/>0 <text:s/>898M <text:s text:c="2"/>0% /sys/fs/cgroup</text:p>
      <text:p text:style-name="P348">/dev/nvme0n1p2 <text:s text:c="2"/>10G <text:s/>5.6G <text:s/>4.5G <text:s/>56% /</text:p>
      <text:p text:style-name="P348">tmpfs <text:s text:c="10"/>180M <text:s text:c="2"/>32K <text:s/>180M <text:s text:c="2"/>1% /run/user/1001</text:p>
      <text:p text:style-name="P348"><text:span text:style-name="T76">/dev/nvme1n1p1</text:span> <text:s/>2.0G <text:s text:c="2"/>47M <text:s/>2.0G <text:s text:c="2"/>3%<text:span text:style-name="T76"> /mnt/my_mount</text:span></text:p>
      <text:p text:style-name="P348"><text:tab/></text:p>
      <text:p text:style-name="P240">Now you can create and store files in /mnt/my_mount</text:p>
      <text:p text:style-name="P240"/>
      <text:p text:style-name="P660"><text:span text:style-name="T137">BONUS:</text:span><text:span text:style-name="T159"> Umounting</text:span> the directory the content of it will disappear. But if you mount it again the files will appear again:</text:p>
      <text:p text:style-name="P660"/>
      <text:p text:style-name="P669">I have to be outside of my_mount to umount it:</text:p>
      <text:p text:style-name="P699">[root@centos8:/mnt/my_mount]$ <text:span text:style-name="T76">umount /mnt/my_mount </text:span></text:p>
      <text:p text:style-name="P699">umount: /mnt/my_mount: <text:span text:style-name="T76">target is busy.</text:span></text:p>
      <text:p text:style-name="P699">[root@centos8:/mnt/my_mount]$<text:span text:style-name="T76"> cd ..</text:span></text:p>
      <text:p text:style-name="P660"/>
      <text:p text:style-name="P669">Now I can umount it:</text:p>
      <text:p text:style-name="P699">[root@centos8:/mnt]$<text:span text:style-name="T76"> umount /mnt/my_mount </text:span></text:p>
      <text:p text:style-name="P240"/>
      <text:p text:style-name="P660">df -h won’t show the disk mounted.</text:p>
      <text:p text:style-name="P660"/>
      <text:p text:style-name="P660">But mnt/my_mount is still there, is just not mounted.</text:p>
      <text:p text:style-name="P660"/>
      <text:p text:style-name="P660">But If you go inside you won’t see the file created before, or any other file.</text:p>
      <text:p text:style-name="P660"/>
      <text:p text:style-name="P660">You have to mount it again to make the files appear again:</text:p>
      <text:p text:style-name="P660"/>
      <text:p text:style-name="P699">[root@centos8:/mnt/my_mount]$ ll</text:p>
      <text:p text:style-name="P699">total 4</text:p>
      <text:p text:style-name="P699">-rw-r--r--. 1 root root 8 Oct 22 19:54<text:span text:style-name="T76"> test.txt</text:span></text:p>
      <text:p text:style-name="P240"/>
      <text:p text:style-name="P240"/>
      <text:p text:style-name="P670"><text:soft-page-break/>Delete Partitions:</text:p>
      <text:p text:style-name="P240"/>
      <text:p text:style-name="P661">Get inside the disk you want:</text:p>
      <text:p text:style-name="P661"/>
      <text:p text:style-name="P661">fdisk /dev/nvme1</text:p>
      <text:p text:style-name="P661"/>
      <text:p text:style-name="P661">Press d</text:p>
      <text:p text:style-name="P661"/>
      <text:p text:style-name="P661">and write → w</text:p>
      <text:p text:style-name="P240"/>
      <text:p text:style-name="P661">Do a → <text:s/>partprobe</text:p>
      <text:p text:style-name="P661"/>
      <text:p text:style-name="P663">You could need to reboot the server to apply the changes.</text:p>
      <text:p text:style-name="P661"/>
      <text:p text:style-name="P662"><text:span text:style-name="T76">Umount</text:span>: <text:s/>Even deleting the partion, the folder is still mounted. <text:span text:style-name="T354">You have to umount it:</text:span></text:p>
      <text:p text:style-name="P662"/>
      <text:p text:style-name="P664">umount -U <text:s/><text:span text:style-name="T170">09c436f6-4814-4bd0-9559-f329361ba847 /</text:span><text:span text:style-name="T169">mnt/my_mount</text:span></text:p>
      <text:p text:style-name="P240"/>
      <text:p text:style-name="P664">Is better to use the UUID of the disk that you can get from: blkid</text:p>
      <text:p text:style-name="P659"/>
      <text:p text:style-name="P701"/>
      <text:p text:style-name="P657"/>
      <text:p text:style-name="P700">GPT:</text:p>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text:soft-page-break/></text:p>
      <text:p text:style-name="P657"/>
      <text:p text:style-name="P657"/>
      <text:p text:style-name="P657"/>
      <text:p text:style-name="P237"/>
      <text:p text:style-name="P237"/>
      <text:p text:style-name="P237"/>
      <text:p text:style-name="P237"/>
      <text:p text:style-name="P237"/>
      <text:p text:style-name="P237"/>
      <text:p text:style-name="P2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22T21:35:48.889532816</dc:date>
    <meta:editing-duration>P2DT23H50M31S</meta:editing-duration>
    <meta:editing-cycles>702</meta:editing-cycles>
    <meta:generator>LibreOffice/6.0.7.3$Linux_X86_64 LibreOffice_project/00m0$Build-3</meta:generator>
    <meta:document-statistic meta:table-count="0" meta:image-count="4" meta:object-count="0" meta:page-count="42" meta:paragraph-count="1282" meta:word-count="10294" meta:character-count="64208" meta:non-whitespace-character-count="52596"/>
  </office:meta>
</office:document-meta>
</file>